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492in"/>
    </style:style>
    <style:style style:name="co9" style:family="table-column">
      <style:table-column-properties fo:break-before="auto" style:column-width="0.6618in"/>
    </style:style>
    <style:style style:name="co10" style:family="table-column">
      <style:table-column-properties fo:break-before="auto" style:column-width="0.6102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0.8772in"/>
    </style:style>
    <style:style style:name="co14" style:family="table-column">
      <style:table-column-properties fo:break-before="auto" style:column-width="0.7374in"/>
    </style:style>
    <style:style style:name="co15" style:family="table-column">
      <style:table-column-properties fo:break-before="auto" style:column-width="1.1429in"/>
    </style:style>
    <style:style style:name="co16" style:family="table-column">
      <style:table-column-properties fo:break-before="auto" style:column-width="0.7252in"/>
    </style:style>
    <style:style style:name="co17" style:family="table-column">
      <style:table-column-properties fo:break-before="auto" style:column-width="0.3953in"/>
    </style:style>
    <style:style style:name="co18" style:family="table-column">
      <style:table-column-properties fo:break-before="auto" style:column-width="0.45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1.8283in"/>
    </style:style>
    <style:style style:name="co21" style:family="table-column">
      <style:table-column-properties fo:break-before="auto" style:column-width="1.8154in"/>
    </style:style>
    <style:style style:name="co22" style:family="table-column">
      <style:table-column-properties fo:break-before="auto" style:column-width="1.8409in"/>
    </style:style>
    <style:style style:name="co23" style:family="table-column">
      <style:table-column-properties fo:break-before="auto" style:column-width="1.8535in"/>
    </style:style>
    <style:style style:name="co24" style:family="table-column">
      <style:table-column-properties fo:break-before="auto" style:column-width="1.778in"/>
    </style:style>
    <style:style style:name="co25" style:family="table-column">
      <style:table-column-properties fo:break-before="auto" style:column-width="1.7646in"/>
    </style:style>
    <style:style style:name="co26" style:family="table-column">
      <style:table-column-properties fo:break-before="auto" style:column-width="1.7902in"/>
    </style:style>
    <style:style style:name="co27" style:family="table-column">
      <style:table-column-properties fo:break-before="auto" style:column-width="1.7272in"/>
    </style:style>
    <style:style style:name="co28" style:family="table-column">
      <style:table-column-properties fo:break-before="auto" style:column-width="1.7138in"/>
    </style:style>
    <style:style style:name="co29" style:family="table-column">
      <style:table-column-properties fo:break-before="auto" style:column-width="1.7398in"/>
    </style:style>
    <style:style style:name="co30" style:family="table-column">
      <style:table-column-properties fo:break-before="auto" style:column-width="1.7016in"/>
    </style:style>
    <style:style style:name="co31" style:family="table-column">
      <style:table-column-properties fo:break-before="auto" style:column-width="1.6634in"/>
    </style:style>
    <style:style style:name="co32" style:family="table-column">
      <style:table-column-properties fo:break-before="auto" style:column-width="1.6508in"/>
    </style:style>
    <style:style style:name="co33" style:family="table-column">
      <style:table-column-properties fo:break-before="auto" style:column-width="1.6756in"/>
    </style:style>
    <style:style style:name="co34" style:family="table-column">
      <style:table-column-properties fo:break-before="auto" style:column-width="1.6126in"/>
    </style:style>
    <style:style style:name="co35" style:family="table-column">
      <style:table-column-properties fo:break-before="auto" style:column-width="1.6in"/>
    </style:style>
    <style:style style:name="co36" style:family="table-column">
      <style:table-column-properties fo:break-before="auto" style:column-width="1.6252in"/>
    </style:style>
    <style:style style:name="co37" style:family="table-column">
      <style:table-column-properties fo:break-before="auto" style:column-width="1.752in"/>
    </style:style>
    <style:style style:name="co38" style:family="table-column">
      <style:table-column-properties fo:break-before="auto" style:column-width="1.689in"/>
    </style:style>
    <style:style style:name="co39" style:family="table-column">
      <style:table-column-properties fo:break-before="auto" style:column-width="1.6382in"/>
    </style:style>
    <style:style style:name="co40" style:family="table-column">
      <style:table-column-properties fo:break-before="auto" style:column-width="1.0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 Narrow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  <style:text-properties style:font-name="Arial Narro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6" style:family="table-cell" style:parent-style-name="Default" style:data-style-name="N121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121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8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Blue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Red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45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" style:family="table-cell" style:parent-style-name="Green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Blue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Blue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0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Green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1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121">
      <style:table-cell-properties fo:border-bottom="0.74pt solid #000000" fo:background-color="#ffb66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58" style:family="table-cell" style:parent-style-name="Default" style:data-style-name="N121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Red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89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6" style:family="table-cell" style:parent-style-name="Default" style:data-style-name="N121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21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8" style:family="table-cell" style:parent-style-name="Default" style:data-style-name="N121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6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100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2" table:default-cell-style-name="ce8"/>
        <table:table-row table:style-name="ro1">
          <table:table-cell table:style-name="ce1"/>
          <table:table-cell table:style-name="ce14"/>
          <table:table-cell table:style-name="ce22" table:number-columns-repeated="4"/>
          <table:table-cell table:style-name="ce36" office:value-type="string" calcext:value-type="string" table:number-columns-spanned="4" table:number-rows-spanned="1">
            <text:p>BothSides</text:p>
          </table:table-cell>
          <table:covered-table-cell table:number-columns-repeated="2" table:style-name="ce45"/>
          <table:covered-table-cell table:style-name="ce50"/>
          <table:table-cell table:style-name="ce56" office:value-type="string" calcext:value-type="string" table:number-columns-spanned="4" table:number-rows-spanned="1">
            <text:p>PosSide</text:p>
          </table:table-cell>
          <table:covered-table-cell table:number-columns-repeated="2" table:style-name="ce58"/>
          <table:covered-table-cell table:style-name="ce63"/>
          <table:table-cell table:style-name="ce66" office:value-type="string" calcext:value-type="string" table:number-columns-spanned="4" table:number-rows-spanned="1">
            <text:p>NegSide</text:p>
          </table:table-cell>
          <table:covered-table-cell table:number-columns-repeated="2" table:style-name="ce68"/>
          <table:covered-table-cell table:style-name="ce70"/>
        </table:table-row>
        <table:table-row table:style-name="ro1">
          <table:table-cell table:style-name="ce4" office:value-type="string" calcext:value-type="string">
            <text:p>Scenario</text:p>
          </table:table-cell>
          <table:table-cell table:style-name="ce19" office:value-type="string" calcext:value-type="string">
            <text:p>Scenario #</text:p>
          </table:table-cell>
          <table:table-cell table:style-name="ce33" office:value-type="string" calcext:value-type="string">
            <text:p>fracPos</text:p>
          </table:table-cell>
          <table:table-cell table:style-name="ce33" office:value-type="string" calcext:value-type="string">
            <text:p>fracNeg</text:p>
          </table:table-cell>
          <table:table-cell table:style-name="ce33" office:value-type="string" calcext:value-type="string">
            <text:p>rho</text:p>
          </table:table-cell>
          <table:table-cell table:style-name="ce37" office:value-type="string" calcext:value-type="string">
            <text:p>FDRmethod</text:p>
          </table:table-cell>
          <table:table-cell table:style-name="ce46" office:value-type="string" calcext:value-type="string">
            <text:p>canonical</text:p>
          </table:table-cell>
          <table:table-cell table:style-name="ce60" office:value-type="string" calcext:value-type="string">
            <text:p>combined</text:p>
          </table:table-cell>
          <table:table-cell table:style-name="ce60" office:value-type="string" calcext:value-type="string">
            <text:p>twotailed</text:p>
          </table:table-cell>
          <table:table-cell table:style-name="ce73" office:value-type="string" calcext:value-type="string">
            <text:p>split</text:p>
          </table:table-cell>
          <table:table-cell table:style-name="ce81" office:value-type="string" calcext:value-type="string">
            <text:p>canonical</text:p>
          </table:table-cell>
          <table:table-cell table:style-name="ce83" office:value-type="string" calcext:value-type="string">
            <text:p>combined</text:p>
          </table:table-cell>
          <table:table-cell table:style-name="ce83" office:value-type="string" calcext:value-type="string">
            <text:p>twotailed</text:p>
          </table:table-cell>
          <table:table-cell table:style-name="ce89" office:value-type="string" calcext:value-type="string">
            <text:p>split</text:p>
          </table:table-cell>
          <table:table-cell table:style-name="ce92" office:value-type="string" calcext:value-type="string">
            <text:p>canonical</text:p>
          </table:table-cell>
          <table:table-cell table:style-name="ce96" office:value-type="string" calcext:value-type="string">
            <text:p>combined</text:p>
          </table:table-cell>
          <table:table-cell table:style-name="ce96" office:value-type="string" calcext:value-type="string">
            <text:p>twotailed</text:p>
          </table:table-cell>
          <table:table-cell table:style-name="ce100" office:value-type="string" calcext:value-type="string">
            <text:p>split</text:p>
          </table:table-cell>
        </table:table-row>
        <table:table-row table:style-name="ro1">
          <table:table-cell table:style-name="ce5" table:formula="of:=[$raw.A2]" office:value-type="string" office:string-value="bh_indep_null" calcext:value-type="string">
            <text:p>bh_indep_null</text:p>
          </table:table-cell>
          <table:table-cell table:style-name="ce2" table:formula="of:=[$raw.B2]" office:value-type="float" office:value="1" calcext:value-type="float">
            <text:p>1</text:p>
          </table:table-cell>
          <table:table-cell table:formula="of:=[$raw.C2]" office:value-type="float" office:value="0" calcext:value-type="float">
            <text:p>0</text:p>
          </table:table-cell>
          <table:table-cell table:formula="of:=[$raw.D2]" office:value-type="float" office:value="0" calcext:value-type="float">
            <text:p>0</text:p>
          </table:table-cell>
          <table:table-cell table:formula="of:=[$raw.E2]" office:value-type="float" office:value="0" calcext:value-type="float">
            <text:p>0</text:p>
          </table:table-cell>
          <table:table-cell table:style-name="ce34" table:formula="of:=[$raw.F2]" office:value-type="string" office:string-value="BH1995" calcext:value-type="string">
            <text:p>BH1995</text:p>
          </table:table-cell>
          <table:table-cell table:style-name="ce38" table:formula="of:=[raw.N2]+ORG.OPENOFFICE.STYLE(IF([raw.K2]&lt;[raw.O2];&quot;Red&quot;;IF([raw.K2]&gt;[raw.P2];&quot;Blue&quot;;&quot;Green&quot;)))" office:value-type="float" office:value="0.095" calcext:value-type="float">
            <text:p>0.0950</text:p>
          </table:table-cell>
          <table:table-cell table:style-name="ce7" table:formula="of:=[raw.Q2]+ORG.OPENOFFICE.STYLE(IF([raw.K2]&lt;[raw.R2];&quot;Red&quot;;IF([raw.K2]&gt;[raw.S2];&quot;Blue&quot;;&quot;Green&quot;)))" office:value-type="float" office:value="0.046" calcext:value-type="float">
            <text:p>0.0460</text:p>
          </table:table-cell>
          <table:table-cell table:style-name="ce7" table:formula="of:=[raw.T2]+ORG.OPENOFFICE.STYLE(IF([raw.K2]&lt;[raw.U2];&quot;Red&quot;;IF([raw.K2]&gt;[raw.V2];&quot;Blue&quot;;&quot;Green&quot;)))" office:value-type="float" office:value="0.046" calcext:value-type="float">
            <text:p>0.0460</text:p>
          </table:table-cell>
          <table:table-cell table:style-name="ce30" table:formula="of:=[raw.W2]+ORG.OPENOFFICE.STYLE(IF([raw.K2]&lt;[raw.X2];&quot;Red&quot;;IF([raw.K2]&gt;[raw.Y2];&quot;Blue&quot;;&quot;Green&quot;)))" office:value-type="float" office:value="0.095" calcext:value-type="float">
            <text:p>0.0950</text:p>
          </table:table-cell>
          <table:table-cell table:style-name="ce16" table:formula="of:=[raw.Z2]+ORG.OPENOFFICE.STYLE(IF([raw.K2]&lt;[raw.AA2];&quot;Red&quot;;IF([raw.K2]&gt;[raw.AB2];&quot;Blue&quot;;&quot;Green&quot;)))" office:value-type="float" office:value="0.0485" calcext:value-type="float">
            <text:p>0.0485</text:p>
          </table:table-cell>
          <table:table-cell table:style-name="ce6" table:formula="of:=[raw.AC2]+ORG.OPENOFFICE.STYLE(IF([raw.K2]&lt;[raw.AD2];&quot;Red&quot;;IF([raw.K2]&gt;[raw.AE2];&quot;Blue&quot;;&quot;Green&quot;)))" office:value-type="float" office:value="0.0245" calcext:value-type="float">
            <text:p>0.0245</text:p>
          </table:table-cell>
          <table:table-cell table:style-name="ce61" table:formula="of:=[raw.AF2]+ORG.OPENOFFICE.STYLE(IF([raw.K2]&lt;[raw.AG2];&quot;Red&quot;;IF([raw.K2]&gt;[raw.AH2];&quot;Blue&quot;;&quot;Green&quot;)))" office:value-type="float" office:value="0.0245" calcext:value-type="float">
            <text:p>0.0245</text:p>
          </table:table-cell>
          <table:table-cell table:style-name="ce31" table:formula="of:=[raw.AI2]+ORG.OPENOFFICE.STYLE(IF([raw.K2]&lt;[raw.AJ2];&quot;Red&quot;;IF([raw.K2]&gt;[raw.AK2];&quot;Blue&quot;;&quot;Green&quot;)))" office:value-type="float" office:value="0.0485" calcext:value-type="float">
            <text:p>0.0485</text:p>
          </table:table-cell>
          <table:table-cell table:style-name="ce16" table:formula="of:=[raw.AL2]+ORG.OPENOFFICE.STYLE(IF([raw.K2]&lt;[raw.AM2];&quot;Red&quot;;IF([raw.K2]&gt;[raw.AN2];&quot;Blue&quot;;&quot;Green&quot;)))" office:value-type="float" office:value="0.048" calcext:value-type="float">
            <text:p>0.0480</text:p>
          </table:table-cell>
          <table:table-cell table:style-name="ce6" table:formula="of:=[raw.AO2]+ORG.OPENOFFICE.STYLE(IF([raw.K2]&lt;[raw.AP2];&quot;Red&quot;;IF([raw.K2]&gt;[raw.AQ2];&quot;Blue&quot;;&quot;Green&quot;)))" office:value-type="float" office:value="0.023" calcext:value-type="float">
            <text:p>0.0230</text:p>
          </table:table-cell>
          <table:table-cell table:style-name="ce6" table:formula="of:=[raw.AR2]+ORG.OPENOFFICE.STYLE(IF([raw.K2]&lt;[raw.AS2];&quot;Red&quot;;IF([raw.K2]&gt;[raw.AT2];&quot;Blue&quot;;&quot;Green&quot;)))" office:value-type="float" office:value="0.023" calcext:value-type="float">
            <text:p>0.0230</text:p>
          </table:table-cell>
          <table:table-cell table:style-name="ce31" table:formula="of:=[raw.AU2]+ORG.OPENOFFICE.STYLE(IF([raw.K2]&lt;[raw.AV2];&quot;Red&quot;;IF([raw.K2]&gt;[raw.AW2];&quot;Blue&quot;;&quot;Green&quot;)))" office:value-type="float" office:value="0.048" calcext:value-type="float">
            <text:p>0.0480</text:p>
          </table:table-cell>
        </table:table-row>
        <table:table-row table:style-name="ro1">
          <table:table-cell table:style-name="ce5" table:formula="of:=[$raw.A3]" office:value-type="string" office:string-value="bh_indep_posonly" calcext:value-type="string">
            <text:p>bh_indep_posonly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34" table:formula="of:=[$raw.F3]" office:value-type="string" office:string-value="BH1995" calcext:value-type="string">
            <text:p>BH1995</text:p>
          </table:table-cell>
          <table:table-cell table:style-name="ce15" table:formula="of:=[raw.N3]+ORG.OPENOFFICE.STYLE(IF([raw.K3]&lt;[raw.O3];&quot;Red&quot;;IF([raw.K3]&gt;[raw.P3];&quot;Blue&quot;;&quot;Green&quot;)))" office:value-type="float" office:value="0.0375368638215011" calcext:value-type="float">
            <text:p>0.0375</text:p>
          </table:table-cell>
          <table:table-cell table:style-name="ce6" table:formula="of:=[raw.Q3]+ORG.OPENOFFICE.STYLE(IF([raw.K3]&lt;[raw.R3];&quot;Red&quot;;IF([raw.K3]&gt;[raw.S3];&quot;Blue&quot;;&quot;Green&quot;)))" office:value-type="float" office:value="0.0376007495767067" calcext:value-type="float">
            <text:p>0.0376</text:p>
          </table:table-cell>
          <table:table-cell table:style-name="ce6" table:formula="of:=[raw.T3]+ORG.OPENOFFICE.STYLE(IF([raw.K3]&lt;[raw.U3];&quot;Red&quot;;IF([raw.K3]&gt;[raw.V3];&quot;Blue&quot;;&quot;Green&quot;)))" office:value-type="float" office:value="0.0375992875884026" calcext:value-type="float">
            <text:p>0.0376</text:p>
          </table:table-cell>
          <table:table-cell table:style-name="ce29" table:formula="of:=[raw.W3]+ORG.OPENOFFICE.STYLE(IF([raw.K3]&lt;[raw.X3];&quot;Red&quot;;IF([raw.K3]&gt;[raw.Y3];&quot;Blue&quot;;&quot;Green&quot;)))" office:value-type="float" office:value="0.0301380493436411" calcext:value-type="float">
            <text:p>0.0301</text:p>
          </table:table-cell>
          <table:table-cell table:style-name="ce15" table:formula="of:=[raw.Z3]+ORG.OPENOFFICE.STYLE(IF([raw.K3]&lt;[raw.AA3];&quot;Red&quot;;IF([raw.K3]&gt;[raw.AB3];&quot;Blue&quot;;&quot;Green&quot;)))" office:value-type="float" office:value="0.0374303521607683" calcext:value-type="float">
            <text:p>0.0374</text:p>
          </table:table-cell>
          <table:table-cell table:style-name="ce6" table:formula="of:=[raw.AC3]+ORG.OPENOFFICE.STYLE(IF([raw.K3]&lt;[raw.AD3];&quot;Red&quot;;IF([raw.K3]&gt;[raw.AE3];&quot;Blue&quot;;&quot;Green&quot;)))" office:value-type="float" office:value="0.0191678985861573" calcext:value-type="float">
            <text:p>0.0192</text:p>
          </table:table-cell>
          <table:table-cell table:style-name="ce61" table:formula="of:=[raw.AF3]+ORG.OPENOFFICE.STYLE(IF([raw.K3]&lt;[raw.AG3];&quot;Red&quot;;IF([raw.K3]&gt;[raw.AH3];&quot;Blue&quot;;&quot;Green&quot;)))" office:value-type="float" office:value="0.0191678985861573" calcext:value-type="float">
            <text:p>0.0192</text:p>
          </table:table-cell>
          <table:table-cell table:style-name="ce29" table:formula="of:=[raw.AI3]+ORG.OPENOFFICE.STYLE(IF([raw.K3]&lt;[raw.AJ3];&quot;Red&quot;;IF([raw.K3]&gt;[raw.AK3];&quot;Blue&quot;;&quot;Green&quot;)))" office:value-type="float" office:value="0.0299744307101233" calcext:value-type="float">
            <text:p>0.0300</text:p>
          </table:table-cell>
          <table:table-cell table:style-name="ce15" table:formula="of:=[raw.AL3]+ORG.OPENOFFICE.STYLE(IF([raw.K3]&lt;[raw.AM3];&quot;Red&quot;;IF([raw.K3]&gt;[raw.AN3];&quot;Blue&quot;;&quot;Green&quot;)))" office:value-type="float" office:value="0.0405" calcext:value-type="float">
            <text:p>0.0405</text:p>
          </table:table-cell>
          <table:table-cell table:style-name="ce9" table:formula="of:=[raw.AO3]+ORG.OPENOFFICE.STYLE(IF([raw.K3]&lt;[raw.AP3];&quot;Red&quot;;IF([raw.K3]&gt;[raw.AQ3];&quot;Blue&quot;;&quot;Green&quot;)))" office:value-type="float" office:value="0.997" calcext:value-type="float">
            <text:p>0.9970</text:p>
          </table:table-cell>
          <table:table-cell table:style-name="ce9" table:formula="of:=[raw.AR3]+ORG.OPENOFFICE.STYLE(IF([raw.K3]&lt;[raw.AS3];&quot;Red&quot;;IF([raw.K3]&gt;[raw.AT3];&quot;Blue&quot;;&quot;Green&quot;)))" office:value-type="float" office:value="0.997" calcext:value-type="float">
            <text:p>0.9970</text:p>
          </table:table-cell>
          <table:table-cell table:style-name="ce31" table:formula="of:=[raw.AU3]+ORG.OPENOFFICE.STYLE(IF([raw.K3]&lt;[raw.AV3];&quot;Red&quot;;IF([raw.K3]&gt;[raw.AW3];&quot;Blue&quot;;&quot;Green&quot;)))" office:value-type="float" office:value="0.0565" calcext:value-type="float">
            <text:p>0.0565</text:p>
          </table:table-cell>
        </table:table-row>
        <table:table-row table:style-name="ro1">
          <table:table-cell table:style-name="ce5" table:formula="of:=[$raw.A4]" office:value-type="string" office:string-value="bh_indep_negonly" calcext:value-type="string">
            <text:p>bh_indep_negonly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34" table:formula="of:=[$raw.F4]" office:value-type="string" office:string-value="BH1995" calcext:value-type="string">
            <text:p>BH1995</text:p>
          </table:table-cell>
          <table:table-cell table:style-name="ce15" table:formula="of:=[raw.N4]+ORG.OPENOFFICE.STYLE(IF([raw.K4]&lt;[raw.O4];&quot;Red&quot;;IF([raw.K4]&gt;[raw.P4];&quot;Blue&quot;;&quot;Green&quot;)))" office:value-type="float" office:value="0.0396719773618843" calcext:value-type="float">
            <text:p>0.0397</text:p>
          </table:table-cell>
          <table:table-cell table:style-name="ce6" table:formula="of:=[raw.Q4]+ORG.OPENOFFICE.STYLE(IF([raw.K4]&lt;[raw.R4];&quot;Red&quot;;IF([raw.K4]&gt;[raw.S4];&quot;Blue&quot;;&quot;Green&quot;)))" office:value-type="float" office:value="0.0394625335598986" calcext:value-type="float">
            <text:p>0.0395</text:p>
          </table:table-cell>
          <table:table-cell table:style-name="ce6" table:formula="of:=[raw.T4]+ORG.OPENOFFICE.STYLE(IF([raw.K4]&lt;[raw.U4];&quot;Red&quot;;IF([raw.K4]&gt;[raw.V4];&quot;Blue&quot;;&quot;Green&quot;)))" office:value-type="float" office:value="0.0394625335598986" calcext:value-type="float">
            <text:p>0.0395</text:p>
          </table:table-cell>
          <table:table-cell table:style-name="ce29" table:formula="of:=[raw.W4]+ORG.OPENOFFICE.STYLE(IF([raw.K4]&lt;[raw.X4];&quot;Red&quot;;IF([raw.K4]&gt;[raw.Y4];&quot;Blue&quot;;&quot;Green&quot;)))" office:value-type="float" office:value="0.0323928881248204" calcext:value-type="float">
            <text:p>0.0324</text:p>
          </table:table-cell>
          <table:table-cell table:style-name="ce16" table:formula="of:=[raw.Z4]+ORG.OPENOFFICE.STYLE(IF([raw.K4]&lt;[raw.AA4];&quot;Red&quot;;IF([raw.K4]&gt;[raw.AB4];&quot;Blue&quot;;&quot;Green&quot;)))" office:value-type="float" office:value="0.0435" calcext:value-type="float">
            <text:p>0.0435</text:p>
          </table:table-cell>
          <table:table-cell table:style-name="ce9" table:formula="of:=[raw.AC4]+ORG.OPENOFFICE.STYLE(IF([raw.K4]&lt;[raw.AD4];&quot;Red&quot;;IF([raw.K4]&gt;[raw.AE4];&quot;Blue&quot;;&quot;Green&quot;)))" office:value-type="float" office:value="0.998" calcext:value-type="float">
            <text:p>0.9980</text:p>
          </table:table-cell>
          <table:table-cell table:style-name="ce62" table:formula="of:=[raw.AF4]+ORG.OPENOFFICE.STYLE(IF([raw.K4]&lt;[raw.AG4];&quot;Red&quot;;IF([raw.K4]&gt;[raw.AH4];&quot;Blue&quot;;&quot;Green&quot;)))" office:value-type="float" office:value="0.998" calcext:value-type="float">
            <text:p>0.9980</text:p>
          </table:table-cell>
          <table:table-cell table:style-name="ce31" table:formula="of:=[raw.AI4]+ORG.OPENOFFICE.STYLE(IF([raw.K4]&lt;[raw.AJ4];&quot;Red&quot;;IF([raw.K4]&gt;[raw.AK4];&quot;Blue&quot;;&quot;Green&quot;)))" office:value-type="float" office:value="0.055" calcext:value-type="float">
            <text:p>0.0550</text:p>
          </table:table-cell>
          <table:table-cell table:style-name="ce15" table:formula="of:=[raw.AL4]+ORG.OPENOFFICE.STYLE(IF([raw.K4]&lt;[raw.AM4];&quot;Red&quot;;IF([raw.K4]&gt;[raw.AN4];&quot;Blue&quot;;&quot;Green&quot;)))" office:value-type="float" office:value="0.0395523529183426" calcext:value-type="float">
            <text:p>0.0396</text:p>
          </table:table-cell>
          <table:table-cell table:style-name="ce6" table:formula="of:=[raw.AO4]+ORG.OPENOFFICE.STYLE(IF([raw.K4]&lt;[raw.AP4];&quot;Red&quot;;IF([raw.K4]&gt;[raw.AQ4];&quot;Blue&quot;;&quot;Green&quot;)))" office:value-type="float" office:value="0.0212895469504215" calcext:value-type="float">
            <text:p>0.0213</text:p>
          </table:table-cell>
          <table:table-cell table:style-name="ce6" table:formula="of:=[raw.AR4]+ORG.OPENOFFICE.STYLE(IF([raw.K4]&lt;[raw.AS4];&quot;Red&quot;;IF([raw.K4]&gt;[raw.AT4];&quot;Blue&quot;;&quot;Green&quot;)))" office:value-type="float" office:value="0.0212895469504215" calcext:value-type="float">
            <text:p>0.0213</text:p>
          </table:table-cell>
          <table:table-cell table:style-name="ce29" table:formula="of:=[raw.AU4]+ORG.OPENOFFICE.STYLE(IF([raw.K4]&lt;[raw.AV4];&quot;Red&quot;;IF([raw.K4]&gt;[raw.AW4];&quot;Blue&quot;;&quot;Green&quot;)))" office:value-type="float" office:value="0.0322266851464977" calcext:value-type="float">
            <text:p>0.0322</text:p>
          </table:table-cell>
        </table:table-row>
        <table:table-row table:style-name="ro1">
          <table:table-cell table:style-name="ce5" table:formula="of:=[$raw.A5]" office:value-type="string" office:string-value="bh_indep_balanced" calcext:value-type="string">
            <text:p>bh_indep_balanced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34" table:formula="of:=[$raw.F5]" office:value-type="string" office:string-value="BH1995" calcext:value-type="string">
            <text:p>BH1995</text:p>
          </table:table-cell>
          <table:table-cell table:style-name="ce15" table:formula="of:=[raw.N5]+ORG.OPENOFFICE.STYLE(IF([raw.K5]&lt;[raw.O5];&quot;Red&quot;;IF([raw.K5]&gt;[raw.P5];&quot;Blue&quot;;&quot;Green&quot;)))" office:value-type="float" office:value="0.0259729716585455" calcext:value-type="float">
            <text:p>0.0260</text:p>
          </table:table-cell>
          <table:table-cell table:style-name="ce6" table:formula="of:=[raw.Q5]+ORG.OPENOFFICE.STYLE(IF([raw.K5]&lt;[raw.R5];&quot;Red&quot;;IF([raw.K5]&gt;[raw.S5];&quot;Blue&quot;;&quot;Green&quot;)))" office:value-type="float" office:value="0.02595426749797" calcext:value-type="float">
            <text:p>0.0260</text:p>
          </table:table-cell>
          <table:table-cell table:style-name="ce6" table:formula="of:=[raw.T5]+ORG.OPENOFFICE.STYLE(IF([raw.K5]&lt;[raw.U5];&quot;Red&quot;;IF([raw.K5]&gt;[raw.V5];&quot;Blue&quot;;&quot;Green&quot;)))" office:value-type="float" office:value="0.02595426749797" calcext:value-type="float">
            <text:p>0.0260</text:p>
          </table:table-cell>
          <table:table-cell table:style-name="ce29" table:formula="of:=[raw.W5]+ORG.OPENOFFICE.STYLE(IF([raw.K5]&lt;[raw.X5];&quot;Red&quot;;IF([raw.K5]&gt;[raw.Y5];&quot;Blue&quot;;&quot;Green&quot;)))" office:value-type="float" office:value="0.0259787084598192" calcext:value-type="float">
            <text:p>0.0260</text:p>
          </table:table-cell>
          <table:table-cell table:style-name="ce15" table:formula="of:=[raw.Z5]+ORG.OPENOFFICE.STYLE(IF([raw.K5]&lt;[raw.AA5];&quot;Red&quot;;IF([raw.K5]&gt;[raw.AB5];&quot;Blue&quot;;&quot;Green&quot;)))" office:value-type="float" office:value="0.0248653572421997" calcext:value-type="float">
            <text:p>0.0249</text:p>
          </table:table-cell>
          <table:table-cell table:style-name="ce6" table:formula="of:=[raw.AC5]+ORG.OPENOFFICE.STYLE(IF([raw.K5]&lt;[raw.AD5];&quot;Red&quot;;IF([raw.K5]&gt;[raw.AE5];&quot;Blue&quot;;&quot;Green&quot;)))" office:value-type="float" office:value="0.0248789578694881" calcext:value-type="float">
            <text:p>0.0249</text:p>
          </table:table-cell>
          <table:table-cell table:style-name="ce61" table:formula="of:=[raw.AF5]+ORG.OPENOFFICE.STYLE(IF([raw.K5]&lt;[raw.AG5];&quot;Red&quot;;IF([raw.K5]&gt;[raw.AH5];&quot;Blue&quot;;&quot;Green&quot;)))" office:value-type="float" office:value="0.0248789578694881" calcext:value-type="float">
            <text:p>0.0249</text:p>
          </table:table-cell>
          <table:table-cell table:style-name="ce29" table:formula="of:=[raw.AI5]+ORG.OPENOFFICE.STYLE(IF([raw.K5]&lt;[raw.AJ5];&quot;Red&quot;;IF([raw.K5]&gt;[raw.AK5];&quot;Blue&quot;;&quot;Green&quot;)))" office:value-type="float" office:value="0.0248790680632369" calcext:value-type="float">
            <text:p>0.0249</text:p>
          </table:table-cell>
          <table:table-cell table:style-name="ce15" table:formula="of:=[raw.AL5]+ORG.OPENOFFICE.STYLE(IF([raw.K5]&lt;[raw.AM5];&quot;Red&quot;;IF([raw.K5]&gt;[raw.AN5];&quot;Blue&quot;;&quot;Green&quot;)))" office:value-type="float" office:value="0.0269930855917099" calcext:value-type="float">
            <text:p>0.0270</text:p>
          </table:table-cell>
          <table:table-cell table:style-name="ce6" table:formula="of:=[raw.AO5]+ORG.OPENOFFICE.STYLE(IF([raw.K5]&lt;[raw.AP5];&quot;Red&quot;;IF([raw.K5]&gt;[raw.AQ5];&quot;Blue&quot;;&quot;Green&quot;)))" office:value-type="float" office:value="0.0269781215819245" calcext:value-type="float">
            <text:p>0.0270</text:p>
          </table:table-cell>
          <table:table-cell table:style-name="ce6" table:formula="of:=[raw.AR5]+ORG.OPENOFFICE.STYLE(IF([raw.K5]&lt;[raw.AS5];&quot;Red&quot;;IF([raw.K5]&gt;[raw.AT5];&quot;Blue&quot;;&quot;Green&quot;)))" office:value-type="float" office:value="0.0269781215819245" calcext:value-type="float">
            <text:p>0.0270</text:p>
          </table:table-cell>
          <table:table-cell table:style-name="ce29" table:formula="of:=[raw.AU5]+ORG.OPENOFFICE.STYLE(IF([raw.K5]&lt;[raw.AV5];&quot;Red&quot;;IF([raw.K5]&gt;[raw.AW5];&quot;Blue&quot;;&quot;Green&quot;)))" office:value-type="float" office:value="0.0269928663327797" calcext:value-type="float">
            <text:p>0.0270</text:p>
          </table:table-cell>
        </table:table-row>
        <table:table-row table:style-name="ro1">
          <table:table-cell table:style-name="ce5" table:formula="of:=[$raw.A6]" office:value-type="string" office:string-value="bh_indep_unbalanced" calcext:value-type="string">
            <text:p>bh_indep_unbalanced</text:p>
          </table:table-cell>
          <table:table-cell table:style-name="ce2" table:formula="of:=[$raw.B6]" office:value-type="float" office:value="5" calcext:value-type="float">
            <text:p>5</text:p>
          </table:table-cell>
          <table:table-cell table:formula="of:=[$raw.C6]" office:value-type="float" office:value="0.1" calcext:value-type="float">
            <text:p>0.1</text:p>
          </table:table-cell>
          <table:table-cell table:formula="of:=[$raw.D6]" office:value-type="float" office:value="0.4" calcext:value-type="float">
            <text:p>0.4</text:p>
          </table:table-cell>
          <table:table-cell table:formula="of:=[$raw.E6]" office:value-type="float" office:value="0" calcext:value-type="float">
            <text:p>0</text:p>
          </table:table-cell>
          <table:table-cell table:style-name="ce34" table:formula="of:=[$raw.F6]" office:value-type="string" office:string-value="BH1995" calcext:value-type="string">
            <text:p>BH1995</text:p>
          </table:table-cell>
          <table:table-cell table:style-name="ce15" table:formula="of:=[raw.N6]+ORG.OPENOFFICE.STYLE(IF([raw.K6]&lt;[raw.O6];&quot;Red&quot;;IF([raw.K6]&gt;[raw.P6];&quot;Blue&quot;;&quot;Green&quot;)))" office:value-type="float" office:value="0.0260700937457935" calcext:value-type="float">
            <text:p>0.0261</text:p>
          </table:table-cell>
          <table:table-cell table:style-name="ce6" table:formula="of:=[raw.Q6]+ORG.OPENOFFICE.STYLE(IF([raw.K6]&lt;[raw.R6];&quot;Red&quot;;IF([raw.K6]&gt;[raw.S6];&quot;Blue&quot;;&quot;Green&quot;)))" office:value-type="float" office:value="0.0260882713957178" calcext:value-type="float">
            <text:p>0.0261</text:p>
          </table:table-cell>
          <table:table-cell table:style-name="ce6" table:formula="of:=[raw.T6]+ORG.OPENOFFICE.STYLE(IF([raw.K6]&lt;[raw.U6];&quot;Red&quot;;IF([raw.K6]&gt;[raw.V6];&quot;Blue&quot;;&quot;Green&quot;)))" office:value-type="float" office:value="0.0260882713957178" calcext:value-type="float">
            <text:p>0.0261</text:p>
          </table:table-cell>
          <table:table-cell table:style-name="ce29" table:formula="of:=[raw.W6]+ORG.OPENOFFICE.STYLE(IF([raw.K6]&lt;[raw.X6];&quot;Red&quot;;IF([raw.K6]&gt;[raw.Y6];&quot;Blue&quot;;&quot;Green&quot;)))" office:value-type="float" office:value="0.0232953290954475" calcext:value-type="float">
            <text:p>0.0233</text:p>
          </table:table-cell>
          <table:table-cell table:style-name="ce15" table:formula="of:=[raw.Z6]+ORG.OPENOFFICE.STYLE(IF([raw.K6]&lt;[raw.AA6];&quot;Red&quot;;IF([raw.K6]&gt;[raw.AB6];&quot;Blue&quot;;&quot;Green&quot;)))" office:value-type="float" office:value="0.025154050663434" calcext:value-type="float">
            <text:p>0.0252</text:p>
          </table:table-cell>
          <table:table-cell table:style-name="ce9" table:formula="of:=[raw.AC6]+ORG.OPENOFFICE.STYLE(IF([raw.K6]&lt;[raw.AD6];&quot;Red&quot;;IF([raw.K6]&gt;[raw.AE6];&quot;Blue&quot;;&quot;Green&quot;)))" office:value-type="float" office:value="0.0603135585309956" calcext:value-type="float">
            <text:p>0.0603</text:p>
          </table:table-cell>
          <table:table-cell table:style-name="ce62" table:formula="of:=[raw.AF6]+ORG.OPENOFFICE.STYLE(IF([raw.K6]&lt;[raw.AG6];&quot;Red&quot;;IF([raw.K6]&gt;[raw.AH6];&quot;Blue&quot;;&quot;Green&quot;)))" office:value-type="float" office:value="0.0603135585309956" calcext:value-type="float">
            <text:p>0.0603</text:p>
          </table:table-cell>
          <table:table-cell table:style-name="ce29" table:formula="of:=[raw.AI6]+ORG.OPENOFFICE.STYLE(IF([raw.K6]&lt;[raw.AJ6];&quot;Red&quot;;IF([raw.K6]&gt;[raw.AK6];&quot;Blue&quot;;&quot;Green&quot;)))" office:value-type="float" office:value="0.0358051728599231" calcext:value-type="float">
            <text:p>0.0358</text:p>
          </table:table-cell>
          <table:table-cell table:style-name="ce15" table:formula="of:=[raw.AL6]+ORG.OPENOFFICE.STYLE(IF([raw.K6]&lt;[raw.AM6];&quot;Red&quot;;IF([raw.K6]&gt;[raw.AN6];&quot;Blue&quot;;&quot;Green&quot;)))" office:value-type="float" office:value="0.0261890809642919" calcext:value-type="float">
            <text:p>0.0262</text:p>
          </table:table-cell>
          <table:table-cell table:style-name="ce6" table:formula="of:=[raw.AO6]+ORG.OPENOFFICE.STYLE(IF([raw.K6]&lt;[raw.AP6];&quot;Red&quot;;IF([raw.K6]&gt;[raw.AQ6];&quot;Blue&quot;;&quot;Green&quot;)))" office:value-type="float" office:value="0.0170868193111454" calcext:value-type="float">
            <text:p>0.0171</text:p>
          </table:table-cell>
          <table:table-cell table:style-name="ce6" table:formula="of:=[raw.AR6]+ORG.OPENOFFICE.STYLE(IF([raw.K6]&lt;[raw.AS6];&quot;Red&quot;;IF([raw.K6]&gt;[raw.AT6];&quot;Blue&quot;;&quot;Green&quot;)))" office:value-type="float" office:value="0.0170868193111454" calcext:value-type="float">
            <text:p>0.0171</text:p>
          </table:table-cell>
          <table:table-cell table:style-name="ce29" table:formula="of:=[raw.AU6]+ORG.OPENOFFICE.STYLE(IF([raw.K6]&lt;[raw.AV6];&quot;Red&quot;;IF([raw.K6]&gt;[raw.AW6];&quot;Blue&quot;;&quot;Green&quot;)))" office:value-type="float" office:value="0.0205125603920623" calcext:value-type="float">
            <text:p>0.0205</text:p>
          </table:table-cell>
        </table:table-row>
        <table:table-row table:style-name="ro1">
          <table:table-cell table:style-name="ce5" table:formula="of:=[$raw.A7]" office:value-type="string" office:string-value="bh_dep_null" calcext:value-type="string">
            <text:p>bh_dep_null</text:p>
          </table:table-cell>
          <table:table-cell table:style-name="ce2" table:formula="of:=[$raw.B7]" office:value-type="float" office:value="6" calcext:value-type="float">
            <text:p>6</text:p>
          </table:table-cell>
          <table:table-cell table:formula="of:=[$raw.C7]" office:value-type="float" office:value="0" calcext:value-type="float">
            <text:p>0</text:p>
          </table:table-cell>
          <table:table-cell table:formula="of:=[$raw.D7]" office:value-type="float" office:value="0" calcext:value-type="float">
            <text:p>0</text:p>
          </table:table-cell>
          <table:table-cell table:formula="of:=[$raw.E7]" office:value-type="float" office:value="0.8" calcext:value-type="float">
            <text:p>0.8</text:p>
          </table:table-cell>
          <table:table-cell table:style-name="ce34" table:formula="of:=[$raw.F7]" office:value-type="string" office:string-value="BH1995" calcext:value-type="string">
            <text:p>BH1995</text:p>
          </table:table-cell>
          <table:table-cell table:style-name="ce15" table:formula="of:=[raw.N7]+ORG.OPENOFFICE.STYLE(IF([raw.K7]&lt;[raw.O7];&quot;Red&quot;;IF([raw.K7]&gt;[raw.P7];&quot;Blue&quot;;&quot;Green&quot;)))" office:value-type="float" office:value="0.0265" calcext:value-type="float">
            <text:p>0.0265</text:p>
          </table:table-cell>
          <table:table-cell table:style-name="ce6" table:formula="of:=[raw.Q7]+ORG.OPENOFFICE.STYLE(IF([raw.K7]&lt;[raw.R7];&quot;Red&quot;;IF([raw.K7]&gt;[raw.S7];&quot;Blue&quot;;&quot;Green&quot;)))" office:value-type="float" office:value="0.0125" calcext:value-type="float">
            <text:p>0.0125</text:p>
          </table:table-cell>
          <table:table-cell table:style-name="ce6" table:formula="of:=[raw.T7]+ORG.OPENOFFICE.STYLE(IF([raw.K7]&lt;[raw.U7];&quot;Red&quot;;IF([raw.K7]&gt;[raw.V7];&quot;Blue&quot;;&quot;Green&quot;)))" office:value-type="float" office:value="0.0125" calcext:value-type="float">
            <text:p>0.0125</text:p>
          </table:table-cell>
          <table:table-cell table:style-name="ce29" table:formula="of:=[raw.W7]+ORG.OPENOFFICE.STYLE(IF([raw.K7]&lt;[raw.X7];&quot;Red&quot;;IF([raw.K7]&gt;[raw.Y7];&quot;Blue&quot;;&quot;Green&quot;)))" office:value-type="float" office:value="0.0125" calcext:value-type="float">
            <text:p>0.0125</text:p>
          </table:table-cell>
          <table:table-cell table:style-name="ce15" table:formula="of:=[raw.Z7]+ORG.OPENOFFICE.STYLE(IF([raw.K7]&lt;[raw.AA7];&quot;Red&quot;;IF([raw.K7]&gt;[raw.AB7];&quot;Blue&quot;;&quot;Green&quot;)))" office:value-type="float" office:value="0.0155" calcext:value-type="float">
            <text:p>0.0155</text:p>
          </table:table-cell>
          <table:table-cell table:style-name="ce6" table:formula="of:=[raw.AC7]+ORG.OPENOFFICE.STYLE(IF([raw.K7]&lt;[raw.AD7];&quot;Red&quot;;IF([raw.K7]&gt;[raw.AE7];&quot;Blue&quot;;&quot;Green&quot;)))" office:value-type="float" office:value="0.006" calcext:value-type="float">
            <text:p>0.0060</text:p>
          </table:table-cell>
          <table:table-cell table:style-name="ce61" table:formula="of:=[raw.AF7]+ORG.OPENOFFICE.STYLE(IF([raw.K7]&lt;[raw.AG7];&quot;Red&quot;;IF([raw.K7]&gt;[raw.AH7];&quot;Blue&quot;;&quot;Green&quot;)))" office:value-type="float" office:value="0.006" calcext:value-type="float">
            <text:p>0.0060</text:p>
          </table:table-cell>
          <table:table-cell table:style-name="ce29" table:formula="of:=[raw.AI7]+ORG.OPENOFFICE.STYLE(IF([raw.K7]&lt;[raw.AJ7];&quot;Red&quot;;IF([raw.K7]&gt;[raw.AK7];&quot;Blue&quot;;&quot;Green&quot;)))" office:value-type="float" office:value="0.006" calcext:value-type="float">
            <text:p>0.0060</text:p>
          </table:table-cell>
          <table:table-cell table:style-name="ce15" table:formula="of:=[raw.AL7]+ORG.OPENOFFICE.STYLE(IF([raw.K7]&lt;[raw.AM7];&quot;Red&quot;;IF([raw.K7]&gt;[raw.AN7];&quot;Blue&quot;;&quot;Green&quot;)))" office:value-type="float" office:value="0.011" calcext:value-type="float">
            <text:p>0.0110</text:p>
          </table:table-cell>
          <table:table-cell table:style-name="ce6" table:formula="of:=[raw.AO7]+ORG.OPENOFFICE.STYLE(IF([raw.K7]&lt;[raw.AP7];&quot;Red&quot;;IF([raw.K7]&gt;[raw.AQ7];&quot;Blue&quot;;&quot;Green&quot;)))" office:value-type="float" office:value="0.0065" calcext:value-type="float">
            <text:p>0.0065</text:p>
          </table:table-cell>
          <table:table-cell table:style-name="ce6" table:formula="of:=[raw.AR7]+ORG.OPENOFFICE.STYLE(IF([raw.K7]&lt;[raw.AS7];&quot;Red&quot;;IF([raw.K7]&gt;[raw.AT7];&quot;Blue&quot;;&quot;Green&quot;)))" office:value-type="float" office:value="0.0065" calcext:value-type="float">
            <text:p>0.0065</text:p>
          </table:table-cell>
          <table:table-cell table:style-name="ce29" table:formula="of:=[raw.AU7]+ORG.OPENOFFICE.STYLE(IF([raw.K7]&lt;[raw.AV7];&quot;Red&quot;;IF([raw.K7]&gt;[raw.AW7];&quot;Blue&quot;;&quot;Green&quot;)))" office:value-type="float" office:value="0.0065" calcext:value-type="float">
            <text:p>0.0065</text:p>
          </table:table-cell>
        </table:table-row>
        <table:table-row table:style-name="ro1">
          <table:table-cell table:style-name="ce5" table:formula="of:=[$raw.A8]" office:value-type="string" office:string-value="bh_dep_posonly" calcext:value-type="string">
            <text:p>bh_dep_posonly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0.8" calcext:value-type="float">
            <text:p>0.8</text:p>
          </table:table-cell>
          <table:table-cell table:style-name="ce34" table:formula="of:=[$raw.F8]" office:value-type="string" office:string-value="BH1995" calcext:value-type="string">
            <text:p>BH1995</text:p>
          </table:table-cell>
          <table:table-cell table:style-name="ce15" table:formula="of:=[raw.N8]+ORG.OPENOFFICE.STYLE(IF([raw.K8]&lt;[raw.O8];&quot;Red&quot;;IF([raw.K8]&gt;[raw.P8];&quot;Blue&quot;;&quot;Green&quot;)))" office:value-type="float" office:value="0.0402211983258227" calcext:value-type="float">
            <text:p>0.0402</text:p>
          </table:table-cell>
          <table:table-cell table:style-name="ce6" table:formula="of:=[raw.Q8]+ORG.OPENOFFICE.STYLE(IF([raw.K8]&lt;[raw.R8];&quot;Red&quot;;IF([raw.K8]&gt;[raw.S8];&quot;Blue&quot;;&quot;Green&quot;)))" office:value-type="float" office:value="0.0169130732767941" calcext:value-type="float">
            <text:p>0.0169</text:p>
          </table:table-cell>
          <table:table-cell table:style-name="ce6" table:formula="of:=[raw.T8]+ORG.OPENOFFICE.STYLE(IF([raw.K8]&lt;[raw.U8];&quot;Red&quot;;IF([raw.K8]&gt;[raw.V8];&quot;Blue&quot;;&quot;Green&quot;)))" office:value-type="float" office:value="0.0169130732767941" calcext:value-type="float">
            <text:p>0.0169</text:p>
          </table:table-cell>
          <table:table-cell table:style-name="ce29" table:formula="of:=[raw.W8]+ORG.OPENOFFICE.STYLE(IF([raw.K8]&lt;[raw.X8];&quot;Red&quot;;IF([raw.K8]&gt;[raw.Y8];&quot;Blue&quot;;&quot;Green&quot;)))" office:value-type="float" office:value="0.0209189651182476" calcext:value-type="float">
            <text:p>0.0209</text:p>
          </table:table-cell>
          <table:table-cell table:style-name="ce15" table:formula="of:=[raw.Z8]+ORG.OPENOFFICE.STYLE(IF([raw.K8]&lt;[raw.AA8];&quot;Red&quot;;IF([raw.K8]&gt;[raw.AB8];&quot;Blue&quot;;&quot;Green&quot;)))" office:value-type="float" office:value="0.0277211983258227" calcext:value-type="float">
            <text:p>0.0277</text:p>
          </table:table-cell>
          <table:table-cell table:style-name="ce6" table:formula="of:=[raw.AC8]+ORG.OPENOFFICE.STYLE(IF([raw.K8]&lt;[raw.AD8];&quot;Red&quot;;IF([raw.K8]&gt;[raw.AE8];&quot;Blue&quot;;&quot;Green&quot;)))" office:value-type="float" office:value="0.0139130732767941" calcext:value-type="float">
            <text:p>0.0139</text:p>
          </table:table-cell>
          <table:table-cell table:style-name="ce61" table:formula="of:=[raw.AF8]+ORG.OPENOFFICE.STYLE(IF([raw.K8]&lt;[raw.AG8];&quot;Red&quot;;IF([raw.K8]&gt;[raw.AH8];&quot;Blue&quot;;&quot;Green&quot;)))" office:value-type="float" office:value="0.0139130732767941" calcext:value-type="float">
            <text:p>0.0139</text:p>
          </table:table-cell>
          <table:table-cell table:style-name="ce29" table:formula="of:=[raw.AI8]+ORG.OPENOFFICE.STYLE(IF([raw.K8]&lt;[raw.AJ8];&quot;Red&quot;;IF([raw.K8]&gt;[raw.AK8];&quot;Blue&quot;;&quot;Green&quot;)))" office:value-type="float" office:value="0.0139189651182476" calcext:value-type="float">
            <text:p>0.0139</text:p>
          </table:table-cell>
          <table:table-cell table:style-name="ce15" table:formula="of:=[raw.AL8]+ORG.OPENOFFICE.STYLE(IF([raw.K8]&lt;[raw.AM8];&quot;Red&quot;;IF([raw.K8]&gt;[raw.AN8];&quot;Blue&quot;;&quot;Green&quot;)))" office:value-type="float" office:value="0.0125" calcext:value-type="float">
            <text:p>0.0125</text:p>
          </table:table-cell>
          <table:table-cell table:style-name="ce6" table:formula="of:=[raw.AO8]+ORG.OPENOFFICE.STYLE(IF([raw.K8]&lt;[raw.AP8];&quot;Red&quot;;IF([raw.K8]&gt;[raw.AQ8];&quot;Blue&quot;;&quot;Green&quot;)))" office:value-type="float" office:value="0.003" calcext:value-type="float">
            <text:p>0.0030</text:p>
          </table:table-cell>
          <table:table-cell table:style-name="ce6" table:formula="of:=[raw.AR8]+ORG.OPENOFFICE.STYLE(IF([raw.K8]&lt;[raw.AS8];&quot;Red&quot;;IF([raw.K8]&gt;[raw.AT8];&quot;Blue&quot;;&quot;Green&quot;)))" office:value-type="float" office:value="0.003" calcext:value-type="float">
            <text:p>0.0030</text:p>
          </table:table-cell>
          <table:table-cell table:style-name="ce29" table:formula="of:=[raw.AU8]+ORG.OPENOFFICE.STYLE(IF([raw.K8]&lt;[raw.AV8];&quot;Red&quot;;IF([raw.K8]&gt;[raw.AW8];&quot;Blue&quot;;&quot;Green&quot;)))" office:value-type="float" office:value="0.007" calcext:value-type="float">
            <text:p>0.0070</text:p>
          </table:table-cell>
        </table:table-row>
        <table:table-row table:style-name="ro1">
          <table:table-cell table:style-name="ce5" table:formula="of:=[$raw.A9]" office:value-type="string" office:string-value="bh_dep_negonly" calcext:value-type="string">
            <text:p>bh_dep_negonly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0.8" calcext:value-type="float">
            <text:p>0.8</text:p>
          </table:table-cell>
          <table:table-cell table:style-name="ce34" table:formula="of:=[$raw.F9]" office:value-type="string" office:string-value="BH1995" calcext:value-type="string">
            <text:p>BH1995</text:p>
          </table:table-cell>
          <table:table-cell table:style-name="ce15" table:formula="of:=[raw.N9]+ORG.OPENOFFICE.STYLE(IF([raw.K9]&lt;[raw.O9];&quot;Red&quot;;IF([raw.K9]&gt;[raw.P9];&quot;Blue&quot;;&quot;Green&quot;)))" office:value-type="float" office:value="0.0412991170395009" calcext:value-type="float">
            <text:p>0.0413</text:p>
          </table:table-cell>
          <table:table-cell table:style-name="ce6" table:formula="of:=[raw.Q9]+ORG.OPENOFFICE.STYLE(IF([raw.K9]&lt;[raw.R9];&quot;Red&quot;;IF([raw.K9]&gt;[raw.S9];&quot;Blue&quot;;&quot;Green&quot;)))" office:value-type="float" office:value="0.0222478903369705" calcext:value-type="float">
            <text:p>0.0222</text:p>
          </table:table-cell>
          <table:table-cell table:style-name="ce6" table:formula="of:=[raw.T9]+ORG.OPENOFFICE.STYLE(IF([raw.K9]&lt;[raw.U9];&quot;Red&quot;;IF([raw.K9]&gt;[raw.V9];&quot;Blue&quot;;&quot;Green&quot;)))" office:value-type="float" office:value="0.0222478903369705" calcext:value-type="float">
            <text:p>0.0222</text:p>
          </table:table-cell>
          <table:table-cell table:style-name="ce29" table:formula="of:=[raw.W9]+ORG.OPENOFFICE.STYLE(IF([raw.K9]&lt;[raw.X9];&quot;Red&quot;;IF([raw.K9]&gt;[raw.Y9];&quot;Blue&quot;;&quot;Green&quot;)))" office:value-type="float" office:value="0.0245943376395428" calcext:value-type="float">
            <text:p>0.0246</text:p>
          </table:table-cell>
          <table:table-cell table:style-name="ce15" table:formula="of:=[raw.Z9]+ORG.OPENOFFICE.STYLE(IF([raw.K9]&lt;[raw.AA9];&quot;Red&quot;;IF([raw.K9]&gt;[raw.AB9];&quot;Blue&quot;;&quot;Green&quot;)))" office:value-type="float" office:value="0.0115" calcext:value-type="float">
            <text:p>0.0115</text:p>
          </table:table-cell>
          <table:table-cell table:style-name="ce6" table:formula="of:=[raw.AC9]+ORG.OPENOFFICE.STYLE(IF([raw.K9]&lt;[raw.AD9];&quot;Red&quot;;IF([raw.K9]&gt;[raw.AE9];&quot;Blue&quot;;&quot;Green&quot;)))" office:value-type="float" office:value="0.0055" calcext:value-type="float">
            <text:p>0.0055</text:p>
          </table:table-cell>
          <table:table-cell table:style-name="ce61" table:formula="of:=[raw.AF9]+ORG.OPENOFFICE.STYLE(IF([raw.K9]&lt;[raw.AG9];&quot;Red&quot;;IF([raw.K9]&gt;[raw.AH9];&quot;Blue&quot;;&quot;Green&quot;)))" office:value-type="float" office:value="0.0055" calcext:value-type="float">
            <text:p>0.0055</text:p>
          </table:table-cell>
          <table:table-cell table:style-name="ce29" table:formula="of:=[raw.AI9]+ORG.OPENOFFICE.STYLE(IF([raw.K9]&lt;[raw.AJ9];&quot;Red&quot;;IF([raw.K9]&gt;[raw.AK9];&quot;Blue&quot;;&quot;Green&quot;)))" office:value-type="float" office:value="0.0075" calcext:value-type="float">
            <text:p>0.0075</text:p>
          </table:table-cell>
          <table:table-cell table:style-name="ce15" table:formula="of:=[raw.AL9]+ORG.OPENOFFICE.STYLE(IF([raw.K9]&lt;[raw.AM9];&quot;Red&quot;;IF([raw.K9]&gt;[raw.AN9];&quot;Blue&quot;;&quot;Green&quot;)))" office:value-type="float" office:value="0.0297991170395008" calcext:value-type="float">
            <text:p>0.0298</text:p>
          </table:table-cell>
          <table:table-cell table:style-name="ce6" table:formula="of:=[raw.AO9]+ORG.OPENOFFICE.STYLE(IF([raw.K9]&lt;[raw.AP9];&quot;Red&quot;;IF([raw.K9]&gt;[raw.AQ9];&quot;Blue&quot;;&quot;Green&quot;)))" office:value-type="float" office:value="0.0167484905770666" calcext:value-type="float">
            <text:p>0.0167</text:p>
          </table:table-cell>
          <table:table-cell table:style-name="ce6" table:formula="of:=[raw.AR9]+ORG.OPENOFFICE.STYLE(IF([raw.K9]&lt;[raw.AS9];&quot;Red&quot;;IF([raw.K9]&gt;[raw.AT9];&quot;Blue&quot;;&quot;Green&quot;)))" office:value-type="float" office:value="0.0167484905770666" calcext:value-type="float">
            <text:p>0.0167</text:p>
          </table:table-cell>
          <table:table-cell table:style-name="ce29" table:formula="of:=[raw.AU9]+ORG.OPENOFFICE.STYLE(IF([raw.K9]&lt;[raw.AV9];&quot;Red&quot;;IF([raw.K9]&gt;[raw.AW9];&quot;Blue&quot;;&quot;Green&quot;)))" office:value-type="float" office:value="0.0170943376395428" calcext:value-type="float">
            <text:p>0.0171</text:p>
          </table:table-cell>
        </table:table-row>
        <table:table-row table:style-name="ro1">
          <table:table-cell table:style-name="ce5" table:formula="of:=[$raw.A10]" office:value-type="string" office:string-value="bh_dep_balanced" calcext:value-type="string">
            <text:p>bh_dep_balanced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0.8" calcext:value-type="float">
            <text:p>0.8</text:p>
          </table:table-cell>
          <table:table-cell table:style-name="ce34" table:formula="of:=[$raw.F10]" office:value-type="string" office:string-value="BH1995" calcext:value-type="string">
            <text:p>BH1995</text:p>
          </table:table-cell>
          <table:table-cell table:style-name="ce15" table:formula="of:=[raw.N10]+ORG.OPENOFFICE.STYLE(IF([raw.K10]&lt;[raw.O10];&quot;Red&quot;;IF([raw.K10]&gt;[raw.P10];&quot;Blue&quot;;&quot;Green&quot;)))" office:value-type="float" office:value="0.0397453744177436" calcext:value-type="float">
            <text:p>0.0397</text:p>
          </table:table-cell>
          <table:table-cell table:style-name="ce6" table:formula="of:=[raw.Q10]+ORG.OPENOFFICE.STYLE(IF([raw.K10]&lt;[raw.R10];&quot;Red&quot;;IF([raw.K10]&gt;[raw.S10];&quot;Blue&quot;;&quot;Green&quot;)))" office:value-type="float" office:value="0.0205890333452297" calcext:value-type="float">
            <text:p>0.0206</text:p>
          </table:table-cell>
          <table:table-cell table:style-name="ce6" table:formula="of:=[raw.T10]+ORG.OPENOFFICE.STYLE(IF([raw.K10]&lt;[raw.U10];&quot;Red&quot;;IF([raw.K10]&gt;[raw.V10];&quot;Blue&quot;;&quot;Green&quot;)))" office:value-type="float" office:value="0.0205890333452297" calcext:value-type="float">
            <text:p>0.0206</text:p>
          </table:table-cell>
          <table:table-cell table:style-name="ce29" table:formula="of:=[raw.W10]+ORG.OPENOFFICE.STYLE(IF([raw.K10]&lt;[raw.X10];&quot;Red&quot;;IF([raw.K10]&gt;[raw.Y10];&quot;Blue&quot;;&quot;Green&quot;)))" office:value-type="float" office:value="0.0269388931244199" calcext:value-type="float">
            <text:p>0.0269</text:p>
          </table:table-cell>
          <table:table-cell table:style-name="ce15" table:formula="of:=[raw.Z10]+ORG.OPENOFFICE.STYLE(IF([raw.K10]&lt;[raw.AA10];&quot;Red&quot;;IF([raw.K10]&gt;[raw.AB10];&quot;Blue&quot;;&quot;Green&quot;)))" office:value-type="float" office:value="0.0188942706264988" calcext:value-type="float">
            <text:p>0.0189</text:p>
          </table:table-cell>
          <table:table-cell table:style-name="ce6" table:formula="of:=[raw.AC10]+ORG.OPENOFFICE.STYLE(IF([raw.K10]&lt;[raw.AD10];&quot;Red&quot;;IF([raw.K10]&gt;[raw.AE10];&quot;Blue&quot;;&quot;Green&quot;)))" office:value-type="float" office:value="0.00899868385316038" calcext:value-type="float">
            <text:p>0.0090</text:p>
          </table:table-cell>
          <table:table-cell table:style-name="ce61" table:formula="of:=[raw.AF10]+ORG.OPENOFFICE.STYLE(IF([raw.K10]&lt;[raw.AG10];&quot;Red&quot;;IF([raw.K10]&gt;[raw.AH10];&quot;Blue&quot;;&quot;Green&quot;)))" office:value-type="float" office:value="0.00899868385316038" calcext:value-type="float">
            <text:p>0.0090</text:p>
          </table:table-cell>
          <table:table-cell table:style-name="ce29" table:formula="of:=[raw.AI10]+ORG.OPENOFFICE.STYLE(IF([raw.K10]&lt;[raw.AJ10];&quot;Red&quot;;IF([raw.K10]&gt;[raw.AK10];&quot;Blue&quot;;&quot;Green&quot;)))" office:value-type="float" office:value="0.0122433888383512" calcext:value-type="float">
            <text:p>0.0122</text:p>
          </table:table-cell>
          <table:table-cell table:style-name="ce15" table:formula="of:=[raw.AL10]+ORG.OPENOFFICE.STYLE(IF([raw.K10]&lt;[raw.AM10];&quot;Red&quot;;IF([raw.K10]&gt;[raw.AN10];&quot;Blue&quot;;&quot;Green&quot;)))" office:value-type="float" office:value="0.0213531565206837" calcext:value-type="float">
            <text:p>0.0214</text:p>
          </table:table-cell>
          <table:table-cell table:style-name="ce6" table:formula="of:=[raw.AO10]+ORG.OPENOFFICE.STYLE(IF([raw.K10]&lt;[raw.AP10];&quot;Red&quot;;IF([raw.K10]&gt;[raw.AQ10];&quot;Blue&quot;;&quot;Green&quot;)))" office:value-type="float" office:value="0.0125899018783085" calcext:value-type="float">
            <text:p>0.0126</text:p>
          </table:table-cell>
          <table:table-cell table:style-name="ce6" table:formula="of:=[raw.AR10]+ORG.OPENOFFICE.STYLE(IF([raw.K10]&lt;[raw.AS10];&quot;Red&quot;;IF([raw.K10]&gt;[raw.AT10];&quot;Blue&quot;;&quot;Green&quot;)))" office:value-type="float" office:value="0.0125899018783085" calcext:value-type="float">
            <text:p>0.0126</text:p>
          </table:table-cell>
          <table:table-cell table:style-name="ce29" table:formula="of:=[raw.AU10]+ORG.OPENOFFICE.STYLE(IF([raw.K10]&lt;[raw.AV10];&quot;Red&quot;;IF([raw.K10]&gt;[raw.AW10];&quot;Blue&quot;;&quot;Green&quot;)))" office:value-type="float" office:value="0.0153671034321739" calcext:value-type="float">
            <text:p>0.0154</text:p>
          </table:table-cell>
        </table:table-row>
        <table:table-row table:style-name="ro1">
          <table:table-cell table:style-name="ce11" table:formula="of:=[$raw.A11]" office:value-type="string" office:string-value="bh_dep_unbalanced" calcext:value-type="string">
            <text:p>bh_dep_unbalanced</text:p>
          </table:table-cell>
          <table:table-cell table:style-name="ce21" table:formula="of:=[$raw.B11]" office:value-type="float" office:value="10" calcext:value-type="float">
            <text:p>10</text:p>
          </table:table-cell>
          <table:table-cell table:style-name="ce21" table:formula="of:=[$raw.C11]" office:value-type="float" office:value="0.1" calcext:value-type="float">
            <text:p>0.1</text:p>
          </table:table-cell>
          <table:table-cell table:style-name="ce21" table:formula="of:=[$raw.D11]" office:value-type="float" office:value="0.4" calcext:value-type="float">
            <text:p>0.4</text:p>
          </table:table-cell>
          <table:table-cell table:style-name="ce21" table:formula="of:=[$raw.E11]" office:value-type="float" office:value="0.8" calcext:value-type="float">
            <text:p>0.8</text:p>
          </table:table-cell>
          <table:table-cell table:style-name="ce35" table:formula="of:=[$raw.F11]" office:value-type="string" office:string-value="BH1995" calcext:value-type="string">
            <text:p>BH1995</text:p>
          </table:table-cell>
          <table:table-cell table:style-name="ce17" table:formula="of:=[raw.N11]+ORG.OPENOFFICE.STYLE(IF([raw.K11]&lt;[raw.O11];&quot;Red&quot;;IF([raw.K11]&gt;[raw.P11];&quot;Blue&quot;;&quot;Green&quot;)))" office:value-type="float" office:value="0.0406443423264325" calcext:value-type="float">
            <text:p>0.0406</text:p>
          </table:table-cell>
          <table:table-cell table:style-name="ce23" table:formula="of:=[raw.Q11]+ORG.OPENOFFICE.STYLE(IF([raw.K11]&lt;[raw.R11];&quot;Red&quot;;IF([raw.K11]&gt;[raw.S11];&quot;Blue&quot;;&quot;Green&quot;)))" office:value-type="float" office:value="0.0230469110120521" calcext:value-type="float">
            <text:p>0.0230</text:p>
          </table:table-cell>
          <table:table-cell table:style-name="ce23" table:formula="of:=[raw.T11]+ORG.OPENOFFICE.STYLE(IF([raw.K11]&lt;[raw.U11];&quot;Red&quot;;IF([raw.K11]&gt;[raw.V11];&quot;Blue&quot;;&quot;Green&quot;)))" office:value-type="float" office:value="0.0230469110120521" calcext:value-type="float">
            <text:p>0.0230</text:p>
          </table:table-cell>
          <table:table-cell table:style-name="ce32" table:formula="of:=[raw.W11]+ORG.OPENOFFICE.STYLE(IF([raw.K11]&lt;[raw.X11];&quot;Red&quot;;IF([raw.K11]&gt;[raw.Y11];&quot;Blue&quot;;&quot;Green&quot;)))" office:value-type="float" office:value="0.0291866768063024" calcext:value-type="float">
            <text:p>0.0292</text:p>
          </table:table-cell>
          <table:table-cell table:style-name="ce17" table:formula="of:=[raw.Z11]+ORG.OPENOFFICE.STYLE(IF([raw.K11]&lt;[raw.AA11];&quot;Red&quot;;IF([raw.K11]&gt;[raw.AB11];&quot;Blue&quot;;&quot;Green&quot;)))" office:value-type="float" office:value="0.0175403424476821" calcext:value-type="float">
            <text:p>0.0175</text:p>
          </table:table-cell>
          <table:table-cell table:style-name="ce23" table:formula="of:=[raw.AC11]+ORG.OPENOFFICE.STYLE(IF([raw.K11]&lt;[raw.AD11];&quot;Red&quot;;IF([raw.K11]&gt;[raw.AE11];&quot;Blue&quot;;&quot;Green&quot;)))" office:value-type="float" office:value="0.0100177600374546" calcext:value-type="float">
            <text:p>0.0100</text:p>
          </table:table-cell>
          <table:table-cell table:style-name="ce23" table:formula="of:=[raw.AF11]+ORG.OPENOFFICE.STYLE(IF([raw.K11]&lt;[raw.AG11];&quot;Red&quot;;IF([raw.K11]&gt;[raw.AH11];&quot;Blue&quot;;&quot;Green&quot;)))" office:value-type="float" office:value="0.0100177600374546" calcext:value-type="float">
            <text:p>0.0100</text:p>
          </table:table-cell>
          <table:table-cell table:style-name="ce32" table:formula="of:=[raw.AI11]+ORG.OPENOFFICE.STYLE(IF([raw.K11]&lt;[raw.AJ11];&quot;Red&quot;;IF([raw.K11]&gt;[raw.AK11];&quot;Blue&quot;;&quot;Green&quot;)))" office:value-type="float" office:value="0.0150545822637763" calcext:value-type="float">
            <text:p>0.0151</text:p>
          </table:table-cell>
          <table:table-cell table:style-name="ce17" table:formula="of:=[raw.AL11]+ORG.OPENOFFICE.STYLE(IF([raw.K11]&lt;[raw.AM11];&quot;Red&quot;;IF([raw.K11]&gt;[raw.AN11];&quot;Blue&quot;;&quot;Green&quot;)))" office:value-type="float" office:value="0.023211722957924" calcext:value-type="float">
            <text:p>0.0232</text:p>
          </table:table-cell>
          <table:table-cell table:style-name="ce23" table:formula="of:=[raw.AO11]+ORG.OPENOFFICE.STYLE(IF([raw.K11]&lt;[raw.AP11];&quot;Red&quot;;IF([raw.K11]&gt;[raw.AQ11];&quot;Blue&quot;;&quot;Green&quot;)))" office:value-type="float" office:value="0.0134258913400495" calcext:value-type="float">
            <text:p>0.0134</text:p>
          </table:table-cell>
          <table:table-cell table:style-name="ce23" table:formula="of:=[raw.AR11]+ORG.OPENOFFICE.STYLE(IF([raw.K11]&lt;[raw.AS11];&quot;Red&quot;;IF([raw.K11]&gt;[raw.AT11];&quot;Blue&quot;;&quot;Green&quot;)))" office:value-type="float" office:value="0.0134258913400495" calcext:value-type="float">
            <text:p>0.0134</text:p>
          </table:table-cell>
          <table:table-cell table:style-name="ce32" table:formula="of:=[raw.AU11]+ORG.OPENOFFICE.STYLE(IF([raw.K11]&lt;[raw.AV11];&quot;Red&quot;;IF([raw.K11]&gt;[raw.AW11];&quot;Blue&quot;;&quot;Green&quot;)))" office:value-type="float" office:value="0.0142817506606494" calcext:value-type="float">
            <text:p>0.0143</text:p>
          </table:table-cell>
        </table:table-row>
        <table:table-row table:style-name="ro1">
          <table:table-cell table:style-name="ce5" table:formula="of:=[$raw.A12]" office:value-type="string" office:string-value="bky_indep_null" calcext:value-type="string">
            <text:p>bky_indep_null</text:p>
          </table:table-cell>
          <table:table-cell table:style-name="ce2" table:formula="of:=[$raw.B12]" office:value-type="float" office:value="1" calcext:value-type="float">
            <text:p>1</text:p>
          </table:table-cell>
          <table:table-cell table:formula="of:=[$raw.C12]" office:value-type="float" office:value="0" calcext:value-type="float">
            <text:p>0</text:p>
          </table:table-cell>
          <table:table-cell table:formula="of:=[$raw.D12]" office:value-type="float" office:value="0" calcext:value-type="float">
            <text:p>0</text:p>
          </table:table-cell>
          <table:table-cell table:formula="of:=[$raw.E12]" office:value-type="float" office:value="0" calcext:value-type="float">
            <text:p>0</text:p>
          </table:table-cell>
          <table:table-cell table:style-name="ce34" table:formula="of:=[$raw.F12]" office:value-type="string" office:string-value="BKY2006" calcext:value-type="string">
            <text:p>BKY2006</text:p>
          </table:table-cell>
          <table:table-cell table:style-name="ce38" table:formula="of:=[raw.N12]+ORG.OPENOFFICE.STYLE(IF([raw.K12]&lt;[raw.O12];&quot;Red&quot;;IF([raw.K12]&gt;[raw.P12];&quot;Blue&quot;;&quot;Green&quot;)))" office:value-type="float" office:value="0.095" calcext:value-type="float">
            <text:p>0.0950</text:p>
          </table:table-cell>
          <table:table-cell table:style-name="ce7" table:formula="of:=[raw.Q12]+ORG.OPENOFFICE.STYLE(IF([raw.K12]&lt;[raw.R12];&quot;Red&quot;;IF([raw.K12]&gt;[raw.S12];&quot;Blue&quot;;&quot;Green&quot;)))" office:value-type="float" office:value="0.0475" calcext:value-type="float">
            <text:p>0.0475</text:p>
          </table:table-cell>
          <table:table-cell table:style-name="ce7" table:formula="of:=[raw.T12]+ORG.OPENOFFICE.STYLE(IF([raw.K12]&lt;[raw.U12];&quot;Red&quot;;IF([raw.K12]&gt;[raw.V12];&quot;Blue&quot;;&quot;Green&quot;)))" office:value-type="float" office:value="0.0475" calcext:value-type="float">
            <text:p>0.0475</text:p>
          </table:table-cell>
          <table:table-cell table:style-name="ce30" table:formula="of:=[raw.W12]+ORG.OPENOFFICE.STYLE(IF([raw.K12]&lt;[raw.X12];&quot;Red&quot;;IF([raw.K12]&gt;[raw.Y12];&quot;Blue&quot;;&quot;Green&quot;)))" office:value-type="float" office:value="0.0965" calcext:value-type="float">
            <text:p>0.0965</text:p>
          </table:table-cell>
          <table:table-cell table:style-name="ce16" table:formula="of:=[raw.Z12]+ORG.OPENOFFICE.STYLE(IF([raw.K12]&lt;[raw.AA12];&quot;Red&quot;;IF([raw.K12]&gt;[raw.AB12];&quot;Blue&quot;;&quot;Green&quot;)))" office:value-type="float" office:value="0.046" calcext:value-type="float">
            <text:p>0.0460</text:p>
          </table:table-cell>
          <table:table-cell table:style-name="ce6" table:formula="of:=[raw.AC12]+ORG.OPENOFFICE.STYLE(IF([raw.K12]&lt;[raw.AD12];&quot;Red&quot;;IF([raw.K12]&gt;[raw.AE12];&quot;Blue&quot;;&quot;Green&quot;)))" office:value-type="float" office:value="0.0205" calcext:value-type="float">
            <text:p>0.0205</text:p>
          </table:table-cell>
          <table:table-cell table:style-name="ce61" table:formula="of:=[raw.AF12]+ORG.OPENOFFICE.STYLE(IF([raw.K12]&lt;[raw.AG12];&quot;Red&quot;;IF([raw.K12]&gt;[raw.AH12];&quot;Blue&quot;;&quot;Green&quot;)))" office:value-type="float" office:value="0.0205" calcext:value-type="float">
            <text:p>0.0205</text:p>
          </table:table-cell>
          <table:table-cell table:style-name="ce31" table:formula="of:=[raw.AI12]+ORG.OPENOFFICE.STYLE(IF([raw.K12]&lt;[raw.AJ12];&quot;Red&quot;;IF([raw.K12]&gt;[raw.AK12];&quot;Blue&quot;;&quot;Green&quot;)))" office:value-type="float" office:value="0.0465" calcext:value-type="float">
            <text:p>0.0465</text:p>
          </table:table-cell>
          <table:table-cell table:style-name="ce16" table:formula="of:=[raw.AL12]+ORG.OPENOFFICE.STYLE(IF([raw.K12]&lt;[raw.AM12];&quot;Red&quot;;IF([raw.K12]&gt;[raw.AN12];&quot;Blue&quot;;&quot;Green&quot;)))" office:value-type="float" office:value="0.0515" calcext:value-type="float">
            <text:p>0.0515</text:p>
          </table:table-cell>
          <table:table-cell table:style-name="ce6" table:formula="of:=[raw.AO12]+ORG.OPENOFFICE.STYLE(IF([raw.K12]&lt;[raw.AP12];&quot;Red&quot;;IF([raw.K12]&gt;[raw.AQ12];&quot;Blue&quot;;&quot;Green&quot;)))" office:value-type="float" office:value="0.0295" calcext:value-type="float">
            <text:p>0.0295</text:p>
          </table:table-cell>
          <table:table-cell table:style-name="ce6" table:formula="of:=[raw.AR12]+ORG.OPENOFFICE.STYLE(IF([raw.K12]&lt;[raw.AS12];&quot;Red&quot;;IF([raw.K12]&gt;[raw.AT12];&quot;Blue&quot;;&quot;Green&quot;)))" office:value-type="float" office:value="0.0295" calcext:value-type="float">
            <text:p>0.0295</text:p>
          </table:table-cell>
          <table:table-cell table:style-name="ce31" table:formula="of:=[raw.AU12]+ORG.OPENOFFICE.STYLE(IF([raw.K12]&lt;[raw.AV12];&quot;Red&quot;;IF([raw.K12]&gt;[raw.AW12];&quot;Blue&quot;;&quot;Green&quot;)))" office:value-type="float" office:value="0.0525" calcext:value-type="float">
            <text:p>0.0525</text:p>
          </table:table-cell>
        </table:table-row>
        <table:table-row table:style-name="ro1">
          <table:table-cell table:style-name="ce5" table:formula="of:=[$raw.A13]" office:value-type="string" office:string-value="bky_indep_posonly" calcext:value-type="string">
            <text:p>bky_indep_posonly</text:p>
          </table:table-cell>
          <table:table-cell table:style-name="ce2" table:formula="of:=[$raw.B13]" office:value-type="float" office:value="2" calcext:value-type="float">
            <text:p>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0" calcext:value-type="float">
            <text:p>0</text:p>
          </table:table-cell>
          <table:table-cell table:style-name="ce34" table:formula="of:=[$raw.F13]" office:value-type="string" office:string-value="BKY2006" calcext:value-type="string">
            <text:p>BKY2006</text:p>
          </table:table-cell>
          <table:table-cell table:style-name="ce15" table:formula="of:=[raw.N13]+ORG.OPENOFFICE.STYLE(IF([raw.K13]&lt;[raw.O13];&quot;Red&quot;;IF([raw.K13]&gt;[raw.P13];&quot;Blue&quot;;&quot;Green&quot;)))" office:value-type="float" office:value="0.0469157384239058" calcext:value-type="float">
            <text:p>0.0469</text:p>
          </table:table-cell>
          <table:table-cell table:style-name="ce6" table:formula="of:=[raw.Q13]+ORG.OPENOFFICE.STYLE(IF([raw.K13]&lt;[raw.R13];&quot;Red&quot;;IF([raw.K13]&gt;[raw.S13];&quot;Blue&quot;;&quot;Green&quot;)))" office:value-type="float" office:value="0.0409940166160475" calcext:value-type="float">
            <text:p>0.0410</text:p>
          </table:table-cell>
          <table:table-cell table:style-name="ce6" table:formula="of:=[raw.T13]+ORG.OPENOFFICE.STYLE(IF([raw.K13]&lt;[raw.U13];&quot;Red&quot;;IF([raw.K13]&gt;[raw.V13];&quot;Blue&quot;;&quot;Green&quot;)))" office:value-type="float" office:value="0.0452032822662362" calcext:value-type="float">
            <text:p>0.0452</text:p>
          </table:table-cell>
          <table:table-cell table:style-name="ce29" table:formula="of:=[raw.W13]+ORG.OPENOFFICE.STYLE(IF([raw.K13]&lt;[raw.X13];&quot;Red&quot;;IF([raw.K13]&gt;[raw.Y13];&quot;Blue&quot;;&quot;Green&quot;)))" office:value-type="float" office:value="0.0435052464256782" calcext:value-type="float">
            <text:p>0.0435</text:p>
          </table:table-cell>
          <table:table-cell table:style-name="ce15" table:formula="of:=[raw.Z13]+ORG.OPENOFFICE.STYLE(IF([raw.K13]&lt;[raw.AA13];&quot;Red&quot;;IF([raw.K13]&gt;[raw.AB13];&quot;Blue&quot;;&quot;Green&quot;)))" office:value-type="float" office:value="0.0468312791345884" calcext:value-type="float">
            <text:p>0.0468</text:p>
          </table:table-cell>
          <table:table-cell table:style-name="ce6" table:formula="of:=[raw.AC13]+ORG.OPENOFFICE.STYLE(IF([raw.K13]&lt;[raw.AD13];&quot;Red&quot;;IF([raw.K13]&gt;[raw.AE13];&quot;Blue&quot;;&quot;Green&quot;)))" office:value-type="float" office:value="0.0209015546092851" calcext:value-type="float">
            <text:p>0.0209</text:p>
          </table:table-cell>
          <table:table-cell table:style-name="ce61" table:formula="of:=[raw.AF13]+ORG.OPENOFFICE.STYLE(IF([raw.K13]&lt;[raw.AG13];&quot;Red&quot;;IF([raw.K13]&gt;[raw.AH13];&quot;Blue&quot;;&quot;Green&quot;)))" office:value-type="float" office:value="0.0230711443496942" calcext:value-type="float">
            <text:p>0.0231</text:p>
          </table:table-cell>
          <table:table-cell table:style-name="ce29" table:formula="of:=[raw.AI13]+ORG.OPENOFFICE.STYLE(IF([raw.K13]&lt;[raw.AJ13];&quot;Red&quot;;IF([raw.K13]&gt;[raw.AK13];&quot;Blue&quot;;&quot;Green&quot;)))" office:value-type="float" office:value="0.0433806957517982" calcext:value-type="float">
            <text:p>0.0434</text:p>
          </table:table-cell>
          <table:table-cell table:style-name="ce15" table:formula="of:=[raw.AL13]+ORG.OPENOFFICE.STYLE(IF([raw.K13]&lt;[raw.AM13];&quot;Red&quot;;IF([raw.K13]&gt;[raw.AN13];&quot;Blue&quot;;&quot;Green&quot;)))" office:value-type="float" office:value="0.033" calcext:value-type="float">
            <text:p>0.0330</text:p>
          </table:table-cell>
          <table:table-cell table:style-name="ce9" table:formula="of:=[raw.AO13]+ORG.OPENOFFICE.STYLE(IF([raw.K13]&lt;[raw.AP13];&quot;Red&quot;;IF([raw.K13]&gt;[raw.AQ13];&quot;Blue&quot;;&quot;Green&quot;)))" office:value-type="float" office:value="0.999" calcext:value-type="float">
            <text:p>0.9990</text:p>
          </table:table-cell>
          <table:table-cell table:style-name="ce9" table:formula="of:=[raw.AR13]+ORG.OPENOFFICE.STYLE(IF([raw.K13]&lt;[raw.AS13];&quot;Red&quot;;IF([raw.K13]&gt;[raw.AT13];&quot;Blue&quot;;&quot;Green&quot;)))" office:value-type="float" office:value="1" calcext:value-type="float">
            <text:p>1.0000</text:p>
          </table:table-cell>
          <table:table-cell table:style-name="ce31" table:formula="of:=[raw.AU13]+ORG.OPENOFFICE.STYLE(IF([raw.K13]&lt;[raw.AV13];&quot;Red&quot;;IF([raw.K13]&gt;[raw.AW13];&quot;Blue&quot;;&quot;Green&quot;)))" office:value-type="float" office:value="0.0455" calcext:value-type="float">
            <text:p>0.0455</text:p>
          </table:table-cell>
        </table:table-row>
        <table:table-row table:style-name="ro1">
          <table:table-cell table:style-name="ce5" table:formula="of:=[$raw.A14]" office:value-type="string" office:string-value="bky_indep_negonly" calcext:value-type="string">
            <text:p>bky_indep_negonly</text:p>
          </table:table-cell>
          <table:table-cell table:style-name="ce2" table:formula="of:=[$raw.B14]" office:value-type="float" office:value="3" calcext:value-type="float">
            <text:p>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0" calcext:value-type="float">
            <text:p>0</text:p>
          </table:table-cell>
          <table:table-cell table:style-name="ce34" table:formula="of:=[$raw.F14]" office:value-type="string" office:string-value="BKY2006" calcext:value-type="string">
            <text:p>BKY2006</text:p>
          </table:table-cell>
          <table:table-cell table:style-name="ce15" table:formula="of:=[raw.N14]+ORG.OPENOFFICE.STYLE(IF([raw.K14]&lt;[raw.O14];&quot;Red&quot;;IF([raw.K14]&gt;[raw.P14];&quot;Blue&quot;;&quot;Green&quot;)))" office:value-type="float" office:value="0.0478268371332114" calcext:value-type="float">
            <text:p>0.0478</text:p>
          </table:table-cell>
          <table:table-cell table:style-name="ce6" table:formula="of:=[raw.Q14]+ORG.OPENOFFICE.STYLE(IF([raw.K14]&lt;[raw.R14];&quot;Red&quot;;IF([raw.K14]&gt;[raw.S14];&quot;Blue&quot;;&quot;Green&quot;)))" office:value-type="float" office:value="0.0425837296865707" calcext:value-type="float">
            <text:p>0.0426</text:p>
          </table:table-cell>
          <table:table-cell table:style-name="ce6" table:formula="of:=[raw.T14]+ORG.OPENOFFICE.STYLE(IF([raw.K14]&lt;[raw.U14];&quot;Red&quot;;IF([raw.K14]&gt;[raw.V14];&quot;Blue&quot;;&quot;Green&quot;)))" office:value-type="float" office:value="0.0467685093536092" calcext:value-type="float">
            <text:p>0.0468</text:p>
          </table:table-cell>
          <table:table-cell table:style-name="ce29" table:formula="of:=[raw.W14]+ORG.OPENOFFICE.STYLE(IF([raw.K14]&lt;[raw.X14];&quot;Red&quot;;IF([raw.K14]&gt;[raw.Y14];&quot;Blue&quot;;&quot;Green&quot;)))" office:value-type="float" office:value="0.0445175017261071" calcext:value-type="float">
            <text:p>0.0445</text:p>
          </table:table-cell>
          <table:table-cell table:style-name="ce15" table:formula="of:=[raw.Z14]+ORG.OPENOFFICE.STYLE(IF([raw.K14]&lt;[raw.AA14];&quot;Red&quot;;IF([raw.K14]&gt;[raw.AB14];&quot;Blue&quot;;&quot;Green&quot;)))" office:value-type="float" office:value="0.0335" calcext:value-type="float">
            <text:p>0.0335</text:p>
          </table:table-cell>
          <table:table-cell table:style-name="ce9" table:formula="of:=[raw.AC14]+ORG.OPENOFFICE.STYLE(IF([raw.K14]&lt;[raw.AD14];&quot;Red&quot;;IF([raw.K14]&gt;[raw.AE14];&quot;Blue&quot;;&quot;Green&quot;)))" office:value-type="float" office:value="0.9975" calcext:value-type="float">
            <text:p>0.9975</text:p>
          </table:table-cell>
          <table:table-cell table:style-name="ce62" table:formula="of:=[raw.AF14]+ORG.OPENOFFICE.STYLE(IF([raw.K14]&lt;[raw.AG14];&quot;Red&quot;;IF([raw.K14]&gt;[raw.AH14];&quot;Blue&quot;;&quot;Green&quot;)))" office:value-type="float" office:value="0.9995" calcext:value-type="float">
            <text:p>0.9995</text:p>
          </table:table-cell>
          <table:table-cell table:style-name="ce31" table:formula="of:=[raw.AI14]+ORG.OPENOFFICE.STYLE(IF([raw.K14]&lt;[raw.AJ14];&quot;Red&quot;;IF([raw.K14]&gt;[raw.AK14];&quot;Blue&quot;;&quot;Green&quot;)))" office:value-type="float" office:value="0.0475" calcext:value-type="float">
            <text:p>0.0475</text:p>
          </table:table-cell>
          <table:table-cell table:style-name="ce15" table:formula="of:=[raw.AL14]+ORG.OPENOFFICE.STYLE(IF([raw.K14]&lt;[raw.AM14];&quot;Red&quot;;IF([raw.K14]&gt;[raw.AN14];&quot;Blue&quot;;&quot;Green&quot;)))" office:value-type="float" office:value="0.0477434569748105" calcext:value-type="float">
            <text:p>0.0477</text:p>
          </table:table-cell>
          <table:table-cell table:style-name="ce6" table:formula="of:=[raw.AO14]+ORG.OPENOFFICE.STYLE(IF([raw.K14]&lt;[raw.AP14];&quot;Red&quot;;IF([raw.K14]&gt;[raw.AQ14];&quot;Blue&quot;;&quot;Green&quot;)))" office:value-type="float" office:value="0.022675359654386" calcext:value-type="float">
            <text:p>0.0227</text:p>
          </table:table-cell>
          <table:table-cell table:style-name="ce6" table:formula="of:=[raw.AR14]+ORG.OPENOFFICE.STYLE(IF([raw.K14]&lt;[raw.AS14];&quot;Red&quot;;IF([raw.K14]&gt;[raw.AT14];&quot;Blue&quot;;&quot;Green&quot;)))" office:value-type="float" office:value="0.0248006650176152" calcext:value-type="float">
            <text:p>0.0248</text:p>
          </table:table-cell>
          <table:table-cell table:style-name="ce29" table:formula="of:=[raw.AU14]+ORG.OPENOFFICE.STYLE(IF([raw.K14]&lt;[raw.AV14];&quot;Red&quot;;IF([raw.K14]&gt;[raw.AW14];&quot;Blue&quot;;&quot;Green&quot;)))" office:value-type="float" office:value="0.0443953894576219" calcext:value-type="float">
            <text:p>0.0444</text:p>
          </table:table-cell>
        </table:table-row>
        <table:table-row table:style-name="ro1">
          <table:table-cell table:style-name="ce5" table:formula="of:=[$raw.A15]" office:value-type="string" office:string-value="bky_indep_balanced" calcext:value-type="string">
            <text:p>bky_indep_balanced</text:p>
          </table:table-cell>
          <table:table-cell table:style-name="ce2" table:formula="of:=[$raw.B15]" office:value-type="float" office:value="4" calcext:value-type="float">
            <text:p>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0" calcext:value-type="float">
            <text:p>0</text:p>
          </table:table-cell>
          <table:table-cell table:style-name="ce34" table:formula="of:=[$raw.F15]" office:value-type="string" office:string-value="BKY2006" calcext:value-type="string">
            <text:p>BKY2006</text:p>
          </table:table-cell>
          <table:table-cell table:style-name="ce15" table:formula="of:=[raw.N15]+ORG.OPENOFFICE.STYLE(IF([raw.K15]&lt;[raw.O15];&quot;Red&quot;;IF([raw.K15]&gt;[raw.P15];&quot;Blue&quot;;&quot;Green&quot;)))" office:value-type="float" office:value="0.0321238028406047" calcext:value-type="float">
            <text:p>0.0321</text:p>
          </table:table-cell>
          <table:table-cell table:style-name="ce6" table:formula="of:=[raw.Q15]+ORG.OPENOFFICE.STYLE(IF([raw.K15]&lt;[raw.R15];&quot;Red&quot;;IF([raw.K15]&gt;[raw.S15];&quot;Blue&quot;;&quot;Green&quot;)))" office:value-type="float" office:value="0.0321162017467396" calcext:value-type="float">
            <text:p>0.0321</text:p>
          </table:table-cell>
          <table:table-cell table:style-name="ce6" table:formula="of:=[raw.T15]+ORG.OPENOFFICE.STYLE(IF([raw.K15]&lt;[raw.U15];&quot;Red&quot;;IF([raw.K15]&gt;[raw.V15];&quot;Blue&quot;;&quot;Green&quot;)))" office:value-type="float" office:value="0.0431977799677344" calcext:value-type="float">
            <text:p>0.0432</text:p>
          </table:table-cell>
          <table:table-cell table:style-name="ce29" table:formula="of:=[raw.W15]+ORG.OPENOFFICE.STYLE(IF([raw.K15]&lt;[raw.X15];&quot;Red&quot;;IF([raw.K15]&gt;[raw.Y15];&quot;Blue&quot;;&quot;Green&quot;)))" office:value-type="float" office:value="0.0432647952318005" calcext:value-type="float">
            <text:p>0.0433</text:p>
          </table:table-cell>
          <table:table-cell table:style-name="ce15" table:formula="of:=[raw.Z15]+ORG.OPENOFFICE.STYLE(IF([raw.K15]&lt;[raw.AA15];&quot;Red&quot;;IF([raw.K15]&gt;[raw.AB15];&quot;Blue&quot;;&quot;Green&quot;)))" office:value-type="float" office:value="0.0309192310849905" calcext:value-type="float">
            <text:p>0.0309</text:p>
          </table:table-cell>
          <table:table-cell table:style-name="ce6" table:formula="of:=[raw.AC15]+ORG.OPENOFFICE.STYLE(IF([raw.K15]&lt;[raw.AD15];&quot;Red&quot;;IF([raw.K15]&gt;[raw.AE15];&quot;Blue&quot;;&quot;Green&quot;)))" office:value-type="float" office:value="0.0310141567085667" calcext:value-type="float">
            <text:p>0.0310</text:p>
          </table:table-cell>
          <table:table-cell table:style-name="ce61" table:formula="of:=[raw.AF15]+ORG.OPENOFFICE.STYLE(IF([raw.K15]&lt;[raw.AG15];&quot;Red&quot;;IF([raw.K15]&gt;[raw.AH15];&quot;Blue&quot;;&quot;Green&quot;)))" office:value-type="float" office:value="0.0420262188492185" calcext:value-type="float">
            <text:p>0.0420</text:p>
          </table:table-cell>
          <table:table-cell table:style-name="ce29" table:formula="of:=[raw.AI15]+ORG.OPENOFFICE.STYLE(IF([raw.K15]&lt;[raw.AJ15];&quot;Red&quot;;IF([raw.K15]&gt;[raw.AK15];&quot;Blue&quot;;&quot;Green&quot;)))" office:value-type="float" office:value="0.0419947403573433" calcext:value-type="float">
            <text:p>0.0420</text:p>
          </table:table-cell>
          <table:table-cell table:style-name="ce15" table:formula="of:=[raw.AL15]+ORG.OPENOFFICE.STYLE(IF([raw.K15]&lt;[raw.AM15];&quot;Red&quot;;IF([raw.K15]&gt;[raw.AN15];&quot;Blue&quot;;&quot;Green&quot;)))" office:value-type="float" office:value="0.0332083623227549" calcext:value-type="float">
            <text:p>0.0332</text:p>
          </table:table-cell>
          <table:table-cell table:style-name="ce6" table:formula="of:=[raw.AO15]+ORG.OPENOFFICE.STYLE(IF([raw.K15]&lt;[raw.AP15];&quot;Red&quot;;IF([raw.K15]&gt;[raw.AQ15];&quot;Blue&quot;;&quot;Green&quot;)))" office:value-type="float" office:value="0.0331494911427787" calcext:value-type="float">
            <text:p>0.0331</text:p>
          </table:table-cell>
          <table:table-cell table:style-name="ce6" table:formula="of:=[raw.AR15]+ORG.OPENOFFICE.STYLE(IF([raw.K15]&lt;[raw.AS15];&quot;Red&quot;;IF([raw.K15]&gt;[raw.AT15];&quot;Blue&quot;;&quot;Green&quot;)))" office:value-type="float" office:value="0.0442821339895646" calcext:value-type="float">
            <text:p>0.0443</text:p>
          </table:table-cell>
          <table:table-cell table:style-name="ce29" table:formula="of:=[raw.AU15]+ORG.OPENOFFICE.STYLE(IF([raw.K15]&lt;[raw.AV15];&quot;Red&quot;;IF([raw.K15]&gt;[raw.AW15];&quot;Blue&quot;;&quot;Green&quot;)))" office:value-type="float" office:value="0.0443615391731732" calcext:value-type="float">
            <text:p>0.0444</text:p>
          </table:table-cell>
        </table:table-row>
        <table:table-row table:style-name="ro1">
          <table:table-cell table:style-name="ce5" table:formula="of:=[$raw.A16]" office:value-type="string" office:string-value="bky_indep_unbalanced" calcext:value-type="string">
            <text:p>bky_indep_unbalanced</text:p>
          </table:table-cell>
          <table:table-cell table:style-name="ce2" table:formula="of:=[$raw.B16]" office:value-type="float" office:value="5" calcext:value-type="float">
            <text:p>5</text:p>
          </table:table-cell>
          <table:table-cell table:formula="of:=[$raw.C16]" office:value-type="float" office:value="0.1" calcext:value-type="float">
            <text:p>0.1</text:p>
          </table:table-cell>
          <table:table-cell table:formula="of:=[$raw.D16]" office:value-type="float" office:value="0.4" calcext:value-type="float">
            <text:p>0.4</text:p>
          </table:table-cell>
          <table:table-cell table:formula="of:=[$raw.E16]" office:value-type="float" office:value="0" calcext:value-type="float">
            <text:p>0</text:p>
          </table:table-cell>
          <table:table-cell table:style-name="ce34" table:formula="of:=[$raw.F16]" office:value-type="string" office:string-value="BKY2006" calcext:value-type="string">
            <text:p>BKY2006</text:p>
          </table:table-cell>
          <table:table-cell table:style-name="ce15" table:formula="of:=[raw.N16]+ORG.OPENOFFICE.STYLE(IF([raw.K16]&lt;[raw.O16];&quot;Red&quot;;IF([raw.K16]&gt;[raw.P16];&quot;Blue&quot;;&quot;Green&quot;)))" office:value-type="float" office:value="0.037375473694996" calcext:value-type="float">
            <text:p>0.0374</text:p>
          </table:table-cell>
          <table:table-cell table:style-name="ce6" table:formula="of:=[raw.Q16]+ORG.OPENOFFICE.STYLE(IF([raw.K16]&lt;[raw.R16];&quot;Red&quot;;IF([raw.K16]&gt;[raw.S16];&quot;Blue&quot;;&quot;Green&quot;)))" office:value-type="float" office:value="0.0319808620022293" calcext:value-type="float">
            <text:p>0.0320</text:p>
          </table:table-cell>
          <table:table-cell table:style-name="ce6" table:formula="of:=[raw.T16]+ORG.OPENOFFICE.STYLE(IF([raw.K16]&lt;[raw.U16];&quot;Red&quot;;IF([raw.K16]&gt;[raw.V16];&quot;Blue&quot;;&quot;Green&quot;)))" office:value-type="float" office:value="0.0431985375246879" calcext:value-type="float">
            <text:p>0.0432</text:p>
          </table:table-cell>
          <table:table-cell table:style-name="ce29" table:formula="of:=[raw.W16]+ORG.OPENOFFICE.STYLE(IF([raw.K16]&lt;[raw.X16];&quot;Red&quot;;IF([raw.K16]&gt;[raw.Y16];&quot;Blue&quot;;&quot;Green&quot;)))" office:value-type="float" office:value="0.042761578578829" calcext:value-type="float">
            <text:p>0.0428</text:p>
          </table:table-cell>
          <table:table-cell table:style-name="ce15" table:formula="of:=[raw.Z16]+ORG.OPENOFFICE.STYLE(IF([raw.K16]&lt;[raw.AA16];&quot;Red&quot;;IF([raw.K16]&gt;[raw.AB16];&quot;Blue&quot;;&quot;Green&quot;)))" office:value-type="float" office:value="0.0268220284941984" calcext:value-type="float">
            <text:p>0.0268</text:p>
          </table:table-cell>
          <table:table-cell table:style-name="ce9" table:formula="of:=[raw.AC16]+ORG.OPENOFFICE.STYLE(IF([raw.K16]&lt;[raw.AD16];&quot;Red&quot;;IF([raw.K16]&gt;[raw.AE16];&quot;Blue&quot;;&quot;Green&quot;)))" office:value-type="float" office:value="0.0738721196848006" calcext:value-type="float">
            <text:p>0.0739</text:p>
          </table:table-cell>
          <table:table-cell table:style-name="ce62" table:formula="of:=[raw.AF16]+ORG.OPENOFFICE.STYLE(IF([raw.K16]&lt;[raw.AG16];&quot;Red&quot;;IF([raw.K16]&gt;[raw.AH16];&quot;Blue&quot;;&quot;Green&quot;)))" office:value-type="float" office:value="0.0991728515996882" calcext:value-type="float">
            <text:p>0.0992</text:p>
          </table:table-cell>
          <table:table-cell table:style-name="ce29" table:formula="of:=[raw.AI16]+ORG.OPENOFFICE.STYLE(IF([raw.K16]&lt;[raw.AJ16];&quot;Red&quot;;IF([raw.K16]&gt;[raw.AK16];&quot;Blue&quot;;&quot;Green&quot;)))" office:value-type="float" office:value="0.0445747761342842" calcext:value-type="float">
            <text:p>0.0446</text:p>
          </table:table-cell>
          <table:table-cell table:style-name="ce15" table:formula="of:=[raw.AL16]+ORG.OPENOFFICE.STYLE(IF([raw.K16]&lt;[raw.AM16];&quot;Red&quot;;IF([raw.K16]&gt;[raw.AN16];&quot;Blue&quot;;&quot;Green&quot;)))" office:value-type="float" office:value="0.0391868788147845" calcext:value-type="float">
            <text:p>0.0392</text:p>
          </table:table-cell>
          <table:table-cell table:style-name="ce6" table:formula="of:=[raw.AO16]+ORG.OPENOFFICE.STYLE(IF([raw.K16]&lt;[raw.AP16];&quot;Red&quot;;IF([raw.K16]&gt;[raw.AQ16];&quot;Blue&quot;;&quot;Green&quot;)))" office:value-type="float" office:value="0.0208212081693042" calcext:value-type="float">
            <text:p>0.0208</text:p>
          </table:table-cell>
          <table:table-cell table:style-name="ce6" table:formula="of:=[raw.AR16]+ORG.OPENOFFICE.STYLE(IF([raw.K16]&lt;[raw.AS16];&quot;Red&quot;;IF([raw.K16]&gt;[raw.AT16];&quot;Blue&quot;;&quot;Green&quot;)))" office:value-type="float" office:value="0.0279963160431962" calcext:value-type="float">
            <text:p>0.0280</text:p>
          </table:table-cell>
          <table:table-cell table:style-name="ce29" table:formula="of:=[raw.AU16]+ORG.OPENOFFICE.STYLE(IF([raw.K16]&lt;[raw.AV16];&quot;Red&quot;;IF([raw.K16]&gt;[raw.AW16];&quot;Blue&quot;;&quot;Green&quot;)))" office:value-type="float" office:value="0.0422949258888097" calcext:value-type="float">
            <text:p>0.0423</text:p>
          </table:table-cell>
        </table:table-row>
        <table:table-row table:style-name="ro1">
          <table:table-cell table:style-name="ce5" table:formula="of:=[$raw.A17]" office:value-type="string" office:string-value="bky_dep_null" calcext:value-type="string">
            <text:p>bky_dep_null</text:p>
          </table:table-cell>
          <table:table-cell table:style-name="ce2" table:formula="of:=[$raw.B17]" office:value-type="float" office:value="6" calcext:value-type="float">
            <text:p>6</text:p>
          </table:table-cell>
          <table:table-cell table:formula="of:=[$raw.C17]" office:value-type="float" office:value="0" calcext:value-type="float">
            <text:p>0</text:p>
          </table:table-cell>
          <table:table-cell table:formula="of:=[$raw.D17]" office:value-type="float" office:value="0" calcext:value-type="float">
            <text:p>0</text:p>
          </table:table-cell>
          <table:table-cell table:formula="of:=[$raw.E17]" office:value-type="float" office:value="0.8" calcext:value-type="float">
            <text:p>0.8</text:p>
          </table:table-cell>
          <table:table-cell table:style-name="ce34" table:formula="of:=[$raw.F17]" office:value-type="string" office:string-value="BKY2006" calcext:value-type="string">
            <text:p>BKY2006</text:p>
          </table:table-cell>
          <table:table-cell table:style-name="ce15" table:formula="of:=[raw.N17]+ORG.OPENOFFICE.STYLE(IF([raw.K17]&lt;[raw.O17];&quot;Red&quot;;IF([raw.K17]&gt;[raw.P17];&quot;Blue&quot;;&quot;Green&quot;)))" office:value-type="float" office:value="0.034" calcext:value-type="float">
            <text:p>0.0340</text:p>
          </table:table-cell>
          <table:table-cell table:style-name="ce6" table:formula="of:=[raw.Q17]+ORG.OPENOFFICE.STYLE(IF([raw.K17]&lt;[raw.R17];&quot;Red&quot;;IF([raw.K17]&gt;[raw.S17];&quot;Blue&quot;;&quot;Green&quot;)))" office:value-type="float" office:value="0.0165" calcext:value-type="float">
            <text:p>0.0165</text:p>
          </table:table-cell>
          <table:table-cell table:style-name="ce6" table:formula="of:=[raw.T17]+ORG.OPENOFFICE.STYLE(IF([raw.K17]&lt;[raw.U17];&quot;Red&quot;;IF([raw.K17]&gt;[raw.V17];&quot;Blue&quot;;&quot;Green&quot;)))" office:value-type="float" office:value="0.0165" calcext:value-type="float">
            <text:p>0.0165</text:p>
          </table:table-cell>
          <table:table-cell table:style-name="ce29" table:formula="of:=[raw.W17]+ORG.OPENOFFICE.STYLE(IF([raw.K17]&lt;[raw.X17];&quot;Red&quot;;IF([raw.K17]&gt;[raw.Y17];&quot;Blue&quot;;&quot;Green&quot;)))" office:value-type="float" office:value="0.0165" calcext:value-type="float">
            <text:p>0.0165</text:p>
          </table:table-cell>
          <table:table-cell table:style-name="ce15" table:formula="of:=[raw.Z17]+ORG.OPENOFFICE.STYLE(IF([raw.K17]&lt;[raw.AA17];&quot;Red&quot;;IF([raw.K17]&gt;[raw.AB17];&quot;Blue&quot;;&quot;Green&quot;)))" office:value-type="float" office:value="0.0185" calcext:value-type="float">
            <text:p>0.0185</text:p>
          </table:table-cell>
          <table:table-cell table:style-name="ce6" table:formula="of:=[raw.AC17]+ORG.OPENOFFICE.STYLE(IF([raw.K17]&lt;[raw.AD17];&quot;Red&quot;;IF([raw.K17]&gt;[raw.AE17];&quot;Blue&quot;;&quot;Green&quot;)))" office:value-type="float" office:value="0.009" calcext:value-type="float">
            <text:p>0.0090</text:p>
          </table:table-cell>
          <table:table-cell table:style-name="ce61" table:formula="of:=[raw.AF17]+ORG.OPENOFFICE.STYLE(IF([raw.K17]&lt;[raw.AG17];&quot;Red&quot;;IF([raw.K17]&gt;[raw.AH17];&quot;Blue&quot;;&quot;Green&quot;)))" office:value-type="float" office:value="0.009" calcext:value-type="float">
            <text:p>0.0090</text:p>
          </table:table-cell>
          <table:table-cell table:style-name="ce29" table:formula="of:=[raw.AI17]+ORG.OPENOFFICE.STYLE(IF([raw.K17]&lt;[raw.AJ17];&quot;Red&quot;;IF([raw.K17]&gt;[raw.AK17];&quot;Blue&quot;;&quot;Green&quot;)))" office:value-type="float" office:value="0.009" calcext:value-type="float">
            <text:p>0.0090</text:p>
          </table:table-cell>
          <table:table-cell table:style-name="ce15" table:formula="of:=[raw.AL17]+ORG.OPENOFFICE.STYLE(IF([raw.K17]&lt;[raw.AM17];&quot;Red&quot;;IF([raw.K17]&gt;[raw.AN17];&quot;Blue&quot;;&quot;Green&quot;)))" office:value-type="float" office:value="0.0155" calcext:value-type="float">
            <text:p>0.0155</text:p>
          </table:table-cell>
          <table:table-cell table:style-name="ce6" table:formula="of:=[raw.AO17]+ORG.OPENOFFICE.STYLE(IF([raw.K17]&lt;[raw.AP17];&quot;Red&quot;;IF([raw.K17]&gt;[raw.AQ17];&quot;Blue&quot;;&quot;Green&quot;)))" office:value-type="float" office:value="0.0075" calcext:value-type="float">
            <text:p>0.0075</text:p>
          </table:table-cell>
          <table:table-cell table:style-name="ce6" table:formula="of:=[raw.AR17]+ORG.OPENOFFICE.STYLE(IF([raw.K17]&lt;[raw.AS17];&quot;Red&quot;;IF([raw.K17]&gt;[raw.AT17];&quot;Blue&quot;;&quot;Green&quot;)))" office:value-type="float" office:value="0.0075" calcext:value-type="float">
            <text:p>0.0075</text:p>
          </table:table-cell>
          <table:table-cell table:style-name="ce29" table:formula="of:=[raw.AU17]+ORG.OPENOFFICE.STYLE(IF([raw.K17]&lt;[raw.AV17];&quot;Red&quot;;IF([raw.K17]&gt;[raw.AW17];&quot;Blue&quot;;&quot;Green&quot;)))" office:value-type="float" office:value="0.0075" calcext:value-type="float">
            <text:p>0.0075</text:p>
          </table:table-cell>
        </table:table-row>
        <table:table-row table:style-name="ro1">
          <table:table-cell table:style-name="ce5" table:formula="of:=[$raw.A18]" office:value-type="string" office:string-value="bky_dep_posonly" calcext:value-type="string">
            <text:p>bky_dep_posonly</text:p>
          </table:table-cell>
          <table:table-cell table:style-name="ce2" table:formula="of:=[$raw.B18]" office:value-type="float" office:value="7" calcext:value-type="float">
            <text:p>7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.8" calcext:value-type="float">
            <text:p>0.8</text:p>
          </table:table-cell>
          <table:table-cell table:style-name="ce34" table:formula="of:=[$raw.F18]" office:value-type="string" office:string-value="BKY2006" calcext:value-type="string">
            <text:p>BKY2006</text:p>
          </table:table-cell>
          <table:table-cell table:style-name="ce16" table:formula="of:=[raw.N18]+ORG.OPENOFFICE.STYLE(IF([raw.K18]&lt;[raw.O18];&quot;Red&quot;;IF([raw.K18]&gt;[raw.P18];&quot;Blue&quot;;&quot;Green&quot;)))" office:value-type="float" office:value="0.0536508189689446" calcext:value-type="float">
            <text:p>0.0537</text:p>
          </table:table-cell>
          <table:table-cell table:style-name="ce6" table:formula="of:=[raw.Q18]+ORG.OPENOFFICE.STYLE(IF([raw.K18]&lt;[raw.R18];&quot;Red&quot;;IF([raw.K18]&gt;[raw.S18];&quot;Blue&quot;;&quot;Green&quot;)))" office:value-type="float" office:value="0.0217982554840527" calcext:value-type="float">
            <text:p>0.0218</text:p>
          </table:table-cell>
          <table:table-cell table:style-name="ce6" table:formula="of:=[raw.T18]+ORG.OPENOFFICE.STYLE(IF([raw.K18]&lt;[raw.U18];&quot;Red&quot;;IF([raw.K18]&gt;[raw.V18];&quot;Blue&quot;;&quot;Green&quot;)))" office:value-type="float" office:value="0.0277632558518532" calcext:value-type="float">
            <text:p>0.0278</text:p>
          </table:table-cell>
          <table:table-cell table:style-name="ce29" table:formula="of:=[raw.W18]+ORG.OPENOFFICE.STYLE(IF([raw.K18]&lt;[raw.X18];&quot;Red&quot;;IF([raw.K18]&gt;[raw.Y18];&quot;Blue&quot;;&quot;Green&quot;)))" office:value-type="float" office:value="0.0302773925814173" calcext:value-type="float">
            <text:p>0.0303</text:p>
          </table:table-cell>
          <table:table-cell table:style-name="ce16" table:formula="of:=[raw.Z18]+ORG.OPENOFFICE.STYLE(IF([raw.K18]&lt;[raw.AA18];&quot;Red&quot;;IF([raw.K18]&gt;[raw.AB18];&quot;Blue&quot;;&quot;Green&quot;)))" office:value-type="float" office:value="0.0436502561875539" calcext:value-type="float">
            <text:p>0.0437</text:p>
          </table:table-cell>
          <table:table-cell table:style-name="ce6" table:formula="of:=[raw.AC18]+ORG.OPENOFFICE.STYLE(IF([raw.K18]&lt;[raw.AD18];&quot;Red&quot;;IF([raw.K18]&gt;[raw.AE18];&quot;Blue&quot;;&quot;Green&quot;)))" office:value-type="float" office:value="0.0167995015114038" calcext:value-type="float">
            <text:p>0.0168</text:p>
          </table:table-cell>
          <table:table-cell table:style-name="ce61" table:formula="of:=[raw.AF18]+ORG.OPENOFFICE.STYLE(IF([raw.K18]&lt;[raw.AG18];&quot;Red&quot;;IF([raw.K18]&gt;[raw.AH18];&quot;Blue&quot;;&quot;Green&quot;)))" office:value-type="float" office:value="0.0227842836282641" calcext:value-type="float">
            <text:p>0.0228</text:p>
          </table:table-cell>
          <table:table-cell table:style-name="ce29" table:formula="of:=[raw.AI18]+ORG.OPENOFFICE.STYLE(IF([raw.K18]&lt;[raw.AJ18];&quot;Red&quot;;IF([raw.K18]&gt;[raw.AK18];&quot;Blue&quot;;&quot;Green&quot;)))" office:value-type="float" office:value="0.0228079102993274" calcext:value-type="float">
            <text:p>0.0228</text:p>
          </table:table-cell>
          <table:table-cell table:style-name="ce15" table:formula="of:=[raw.AL18]+ORG.OPENOFFICE.STYLE(IF([raw.K18]&lt;[raw.AM18];&quot;Red&quot;;IF([raw.K18]&gt;[raw.AN18];&quot;Blue&quot;;&quot;Green&quot;)))" office:value-type="float" office:value="0.01" calcext:value-type="float">
            <text:p>0.0100</text:p>
          </table:table-cell>
          <table:table-cell table:style-name="ce6" table:formula="of:=[raw.AO18]+ORG.OPENOFFICE.STYLE(IF([raw.K18]&lt;[raw.AP18];&quot;Red&quot;;IF([raw.K18]&gt;[raw.AQ18];&quot;Blue&quot;;&quot;Green&quot;)))" office:value-type="float" office:value="0.005" calcext:value-type="float">
            <text:p>0.0050</text:p>
          </table:table-cell>
          <table:table-cell table:style-name="ce6" table:formula="of:=[raw.AR18]+ORG.OPENOFFICE.STYLE(IF([raw.K18]&lt;[raw.AS18];&quot;Red&quot;;IF([raw.K18]&gt;[raw.AT18];&quot;Blue&quot;;&quot;Green&quot;)))" office:value-type="float" office:value="0.0055" calcext:value-type="float">
            <text:p>0.0055</text:p>
          </table:table-cell>
          <table:table-cell table:style-name="ce29" table:formula="of:=[raw.AU18]+ORG.OPENOFFICE.STYLE(IF([raw.K18]&lt;[raw.AV18];&quot;Red&quot;;IF([raw.K18]&gt;[raw.AW18];&quot;Blue&quot;;&quot;Green&quot;)))" office:value-type="float" office:value="0.0075" calcext:value-type="float">
            <text:p>0.0075</text:p>
          </table:table-cell>
        </table:table-row>
        <table:table-row table:style-name="ro1">
          <table:table-cell table:style-name="ce5" table:formula="of:=[$raw.A19]" office:value-type="string" office:string-value="bky_dep_negonly" calcext:value-type="string">
            <text:p>bky_dep_negonly</text:p>
          </table:table-cell>
          <table:table-cell table:style-name="ce2" table:formula="of:=[$raw.B19]" office:value-type="float" office:value="8" calcext:value-type="float">
            <text:p>8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.8" calcext:value-type="float">
            <text:p>0.8</text:p>
          </table:table-cell>
          <table:table-cell table:style-name="ce34" table:formula="of:=[$raw.F19]" office:value-type="string" office:string-value="BKY2006" calcext:value-type="string">
            <text:p>BKY2006</text:p>
          </table:table-cell>
          <table:table-cell table:style-name="ce38" table:formula="of:=[raw.N19]+ORG.OPENOFFICE.STYLE(IF([raw.K19]&lt;[raw.O19];&quot;Red&quot;;IF([raw.K19]&gt;[raw.P19];&quot;Blue&quot;;&quot;Green&quot;)))" office:value-type="float" office:value="0.0611888590284982" calcext:value-type="float">
            <text:p>0.0612</text:p>
          </table:table-cell>
          <table:table-cell table:style-name="ce6" table:formula="of:=[raw.Q19]+ORG.OPENOFFICE.STYLE(IF([raw.K19]&lt;[raw.R19];&quot;Red&quot;;IF([raw.K19]&gt;[raw.S19];&quot;Blue&quot;;&quot;Green&quot;)))" office:value-type="float" office:value="0.0270606592442635" calcext:value-type="float">
            <text:p>0.0271</text:p>
          </table:table-cell>
          <table:table-cell table:style-name="ce6" table:formula="of:=[raw.T19]+ORG.OPENOFFICE.STYLE(IF([raw.K19]&lt;[raw.U19];&quot;Red&quot;;IF([raw.K19]&gt;[raw.V19];&quot;Blue&quot;;&quot;Green&quot;)))" office:value-type="float" office:value="0.0326019613398151" calcext:value-type="float">
            <text:p>0.0326</text:p>
          </table:table-cell>
          <table:table-cell table:style-name="ce29" table:formula="of:=[raw.W19]+ORG.OPENOFFICE.STYLE(IF([raw.K19]&lt;[raw.X19];&quot;Red&quot;;IF([raw.K19]&gt;[raw.Y19];&quot;Blue&quot;;&quot;Green&quot;)))" office:value-type="float" office:value="0.0344224740324602" calcext:value-type="float">
            <text:p>0.0344</text:p>
          </table:table-cell>
          <table:table-cell table:style-name="ce15" table:formula="of:=[raw.Z19]+ORG.OPENOFFICE.STYLE(IF([raw.K19]&lt;[raw.AA19];&quot;Red&quot;;IF([raw.K19]&gt;[raw.AB19];&quot;Blue&quot;;&quot;Green&quot;)))" office:value-type="float" office:value="0.015" calcext:value-type="float">
            <text:p>0.0150</text:p>
          </table:table-cell>
          <table:table-cell table:style-name="ce6" table:formula="of:=[raw.AC19]+ORG.OPENOFFICE.STYLE(IF([raw.K19]&lt;[raw.AD19];&quot;Red&quot;;IF([raw.K19]&gt;[raw.AE19];&quot;Blue&quot;;&quot;Green&quot;)))" office:value-type="float" office:value="0.009" calcext:value-type="float">
            <text:p>0.0090</text:p>
          </table:table-cell>
          <table:table-cell table:style-name="ce61" table:formula="of:=[raw.AF19]+ORG.OPENOFFICE.STYLE(IF([raw.K19]&lt;[raw.AG19];&quot;Red&quot;;IF([raw.K19]&gt;[raw.AH19];&quot;Blue&quot;;&quot;Green&quot;)))" office:value-type="float" office:value="0.009" calcext:value-type="float">
            <text:p>0.0090</text:p>
          </table:table-cell>
          <table:table-cell table:style-name="ce29" table:formula="of:=[raw.AI19]+ORG.OPENOFFICE.STYLE(IF([raw.K19]&lt;[raw.AJ19];&quot;Red&quot;;IF([raw.K19]&gt;[raw.AK19];&quot;Blue&quot;;&quot;Green&quot;)))" office:value-type="float" office:value="0.0105" calcext:value-type="float">
            <text:p>0.0105</text:p>
          </table:table-cell>
          <table:table-cell table:style-name="ce16" table:formula="of:=[raw.AL19]+ORG.OPENOFFICE.STYLE(IF([raw.K19]&lt;[raw.AM19];&quot;Red&quot;;IF([raw.K19]&gt;[raw.AN19];&quot;Blue&quot;;&quot;Green&quot;)))" office:value-type="float" office:value="0.0461879833404039" calcext:value-type="float">
            <text:p>0.0462</text:p>
          </table:table-cell>
          <table:table-cell table:style-name="ce6" table:formula="of:=[raw.AO19]+ORG.OPENOFFICE.STYLE(IF([raw.K19]&lt;[raw.AP19];&quot;Red&quot;;IF([raw.K19]&gt;[raw.AQ19];&quot;Blue&quot;;&quot;Green&quot;)))" office:value-type="float" office:value="0.018063608225413" calcext:value-type="float">
            <text:p>0.0181</text:p>
          </table:table-cell>
          <table:table-cell table:style-name="ce6" table:formula="of:=[raw.AR19]+ORG.OPENOFFICE.STYLE(IF([raw.K19]&lt;[raw.AS19];&quot;Red&quot;;IF([raw.K19]&gt;[raw.AT19];&quot;Blue&quot;;&quot;Green&quot;)))" office:value-type="float" office:value="0.0236384938701831" calcext:value-type="float">
            <text:p>0.0236</text:p>
          </table:table-cell>
          <table:table-cell table:style-name="ce29" table:formula="of:=[raw.AU19]+ORG.OPENOFFICE.STYLE(IF([raw.K19]&lt;[raw.AV19];&quot;Red&quot;;IF([raw.K19]&gt;[raw.AW19];&quot;Blue&quot;;&quot;Green&quot;)))" office:value-type="float" office:value="0.0239510557133996" calcext:value-type="float">
            <text:p>0.0240</text:p>
          </table:table-cell>
        </table:table-row>
        <table:table-row table:style-name="ro1">
          <table:table-cell table:style-name="ce5" table:formula="of:=[$raw.A20]" office:value-type="string" office:string-value="bky_dep_balanced" calcext:value-type="string">
            <text:p>bky_dep_balanced</text:p>
          </table:table-cell>
          <table:table-cell table:style-name="ce27" table:formula="of:=[$raw.B20]" office:value-type="float" office:value="9" calcext:value-type="float">
            <text:p>9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0.8" calcext:value-type="float">
            <text:p>0.8</text:p>
          </table:table-cell>
          <table:table-cell table:style-name="ce34" table:formula="of:=[$raw.F20]" office:value-type="string" office:string-value="BKY2006" calcext:value-type="string">
            <text:p>BKY2006</text:p>
          </table:table-cell>
          <table:table-cell table:style-name="ce38" table:formula="of:=[raw.N20]+ORG.OPENOFFICE.STYLE(IF([raw.K20]&lt;[raw.O20];&quot;Red&quot;;IF([raw.K20]&gt;[raw.P20];&quot;Blue&quot;;&quot;Green&quot;)))" office:value-type="float" office:value="0.0616271008008336" calcext:value-type="float">
            <text:p>0.0616</text:p>
          </table:table-cell>
          <table:table-cell table:style-name="ce61" table:formula="of:=[raw.Q20]+ORG.OPENOFFICE.STYLE(IF([raw.K20]&lt;[raw.R20];&quot;Red&quot;;IF([raw.K20]&gt;[raw.S20];&quot;Blue&quot;;&quot;Green&quot;)))" office:value-type="float" office:value="0.0246870235123731" calcext:value-type="float">
            <text:p>0.0247</text:p>
          </table:table-cell>
          <table:table-cell table:style-name="ce61" table:formula="of:=[raw.T20]+ORG.OPENOFFICE.STYLE(IF([raw.K20]&lt;[raw.U20];&quot;Red&quot;;IF([raw.K20]&gt;[raw.V20];&quot;Blue&quot;;&quot;Green&quot;)))" office:value-type="float" office:value="0.0314597585469754" calcext:value-type="float">
            <text:p>0.0315</text:p>
          </table:table-cell>
          <table:table-cell table:style-name="ce31" table:formula="of:=[raw.W20]+ORG.OPENOFFICE.STYLE(IF([raw.K20]&lt;[raw.X20];&quot;Red&quot;;IF([raw.K20]&gt;[raw.Y20];&quot;Blue&quot;;&quot;Green&quot;)))" office:value-type="float" office:value="0.0518160741931407" calcext:value-type="float">
            <text:p>0.0518</text:p>
          </table:table-cell>
          <table:table-cell table:style-name="ce15" table:formula="of:=[raw.Z20]+ORG.OPENOFFICE.STYLE(IF([raw.K20]&lt;[raw.AA20];&quot;Red&quot;;IF([raw.K20]&gt;[raw.AB20];&quot;Blue&quot;;&quot;Green&quot;)))" office:value-type="float" office:value="0.0296256713714995" calcext:value-type="float">
            <text:p>0.0296</text:p>
          </table:table-cell>
          <table:table-cell table:style-name="ce61" table:formula="of:=[raw.AC20]+ORG.OPENOFFICE.STYLE(IF([raw.K20]&lt;[raw.AD20];&quot;Red&quot;;IF([raw.K20]&gt;[raw.AE20];&quot;Blue&quot;;&quot;Green&quot;)))" office:value-type="float" office:value="0.0118948671605785" calcext:value-type="float">
            <text:p>0.0119</text:p>
          </table:table-cell>
          <table:table-cell table:style-name="ce61" table:formula="of:=[raw.AF20]+ORG.OPENOFFICE.STYLE(IF([raw.K20]&lt;[raw.AG20];&quot;Red&quot;;IF([raw.K20]&gt;[raw.AH20];&quot;Blue&quot;;&quot;Green&quot;)))" office:value-type="float" office:value="0.0154095445611012" calcext:value-type="float">
            <text:p>0.0154</text:p>
          </table:table-cell>
          <table:table-cell table:style-name="ce29" table:formula="of:=[raw.AI20]+ORG.OPENOFFICE.STYLE(IF([raw.K20]&lt;[raw.AJ20];&quot;Red&quot;;IF([raw.K20]&gt;[raw.AK20];&quot;Blue&quot;;&quot;Green&quot;)))" office:value-type="float" office:value="0.0246308501135775" calcext:value-type="float">
            <text:p>0.0246</text:p>
          </table:table-cell>
          <table:table-cell table:style-name="ce15" table:formula="of:=[raw.AL20]+ORG.OPENOFFICE.STYLE(IF([raw.K20]&lt;[raw.AM20];&quot;Red&quot;;IF([raw.K20]&gt;[raw.AN20];&quot;Blue&quot;;&quot;Green&quot;)))" office:value-type="float" office:value="0.0325243063230121" calcext:value-type="float">
            <text:p>0.0325</text:p>
          </table:table-cell>
          <table:table-cell table:style-name="ce61" table:formula="of:=[raw.AO20]+ORG.OPENOFFICE.STYLE(IF([raw.K20]&lt;[raw.AP20];&quot;Red&quot;;IF([raw.K20]&gt;[raw.AQ20];&quot;Blue&quot;;&quot;Green&quot;)))" office:value-type="float" office:value="0.0140227089302995" calcext:value-type="float">
            <text:p>0.0140</text:p>
          </table:table-cell>
          <table:table-cell table:style-name="ce61" table:formula="of:=[raw.AR20]+ORG.OPENOFFICE.STYLE(IF([raw.K20]&lt;[raw.AS20];&quot;Red&quot;;IF([raw.K20]&gt;[raw.AT20];&quot;Blue&quot;;&quot;Green&quot;)))" office:value-type="float" office:value="0.0177689744884792" calcext:value-type="float">
            <text:p>0.0178</text:p>
          </table:table-cell>
          <table:table-cell table:style-name="ce29" table:formula="of:=[raw.AU20]+ORG.OPENOFFICE.STYLE(IF([raw.K20]&lt;[raw.AV20];&quot;Red&quot;;IF([raw.K20]&gt;[raw.AW20];&quot;Blue&quot;;&quot;Green&quot;)))" office:value-type="float" office:value="0.0280237352759339" calcext:value-type="float">
            <text:p>0.0280</text:p>
          </table:table-cell>
        </table:table-row>
        <table:table-row table:style-name="ro1">
          <table:table-cell table:style-name="ce11" table:formula="of:=[$raw.A21]" office:value-type="string" office:string-value="bky_dep_unbalanced" calcext:value-type="string">
            <text:p>bky_dep_unbalanced</text:p>
          </table:table-cell>
          <table:table-cell table:style-name="ce21" table:formula="of:=[$raw.B21]" office:value-type="float" office:value="10" calcext:value-type="float">
            <text:p>10</text:p>
          </table:table-cell>
          <table:table-cell table:style-name="ce21" table:formula="of:=[$raw.C21]" office:value-type="float" office:value="0.1" calcext:value-type="float">
            <text:p>0.1</text:p>
          </table:table-cell>
          <table:table-cell table:style-name="ce21" table:formula="of:=[$raw.D21]" office:value-type="float" office:value="0.4" calcext:value-type="float">
            <text:p>0.4</text:p>
          </table:table-cell>
          <table:table-cell table:style-name="ce21" table:formula="of:=[$raw.E21]" office:value-type="float" office:value="0.8" calcext:value-type="float">
            <text:p>0.8</text:p>
          </table:table-cell>
          <table:table-cell table:style-name="ce35" table:formula="of:=[$raw.F21]" office:value-type="string" office:string-value="BKY2006" calcext:value-type="string">
            <text:p>BKY2006</text:p>
          </table:table-cell>
          <table:table-cell table:style-name="ce43" table:formula="of:=[raw.N21]+ORG.OPENOFFICE.STYLE(IF([raw.K21]&lt;[raw.O21];&quot;Red&quot;;IF([raw.K21]&gt;[raw.P21];&quot;Blue&quot;;&quot;Green&quot;)))" office:value-type="float" office:value="0.0625207867644769" calcext:value-type="float">
            <text:p>0.0625</text:p>
          </table:table-cell>
          <table:table-cell table:style-name="ce23" table:formula="of:=[raw.Q21]+ORG.OPENOFFICE.STYLE(IF([raw.K21]&lt;[raw.R21];&quot;Red&quot;;IF([raw.K21]&gt;[raw.S21];&quot;Blue&quot;;&quot;Green&quot;)))" office:value-type="float" office:value="0.0228670619932173" calcext:value-type="float">
            <text:p>0.0229</text:p>
          </table:table-cell>
          <table:table-cell table:style-name="ce23" table:formula="of:=[raw.T21]+ORG.OPENOFFICE.STYLE(IF([raw.K21]&lt;[raw.U21];&quot;Red&quot;;IF([raw.K21]&gt;[raw.V21];&quot;Blue&quot;;&quot;Green&quot;)))" office:value-type="float" office:value="0.0315445152130778" calcext:value-type="float">
            <text:p>0.0315</text:p>
          </table:table-cell>
          <table:table-cell table:style-name="ce55" table:formula="of:=[raw.W21]+ORG.OPENOFFICE.STYLE(IF([raw.K21]&lt;[raw.X21];&quot;Red&quot;;IF([raw.K21]&gt;[raw.Y21];&quot;Blue&quot;;&quot;Green&quot;)))" office:value-type="float" office:value="0.0469222265361168" calcext:value-type="float">
            <text:p>0.0469</text:p>
          </table:table-cell>
          <table:table-cell table:style-name="ce17" table:formula="of:=[raw.Z21]+ORG.OPENOFFICE.STYLE(IF([raw.K21]&lt;[raw.AA21];&quot;Red&quot;;IF([raw.K21]&gt;[raw.AB21];&quot;Blue&quot;;&quot;Green&quot;)))" office:value-type="float" office:value="0.019047222175668" calcext:value-type="float">
            <text:p>0.0190</text:p>
          </table:table-cell>
          <table:table-cell table:style-name="ce23" table:formula="of:=[raw.AC21]+ORG.OPENOFFICE.STYLE(IF([raw.K21]&lt;[raw.AD21];&quot;Red&quot;;IF([raw.K21]&gt;[raw.AE21];&quot;Blue&quot;;&quot;Green&quot;)))" office:value-type="float" office:value="0.00838366000777428" calcext:value-type="float">
            <text:p>0.0084</text:p>
          </table:table-cell>
          <table:table-cell table:style-name="ce23" table:formula="of:=[raw.AF21]+ORG.OPENOFFICE.STYLE(IF([raw.K21]&lt;[raw.AG21];&quot;Red&quot;;IF([raw.K21]&gt;[raw.AH21];&quot;Blue&quot;;&quot;Green&quot;)))" office:value-type="float" office:value="0.0093677076327921" calcext:value-type="float">
            <text:p>0.0094</text:p>
          </table:table-cell>
          <table:table-cell table:style-name="ce32" table:formula="of:=[raw.AI21]+ORG.OPENOFFICE.STYLE(IF([raw.K21]&lt;[raw.AJ21];&quot;Red&quot;;IF([raw.K21]&gt;[raw.AK21];&quot;Blue&quot;;&quot;Green&quot;)))" office:value-type="float" office:value="0.0184040590914512" calcext:value-type="float">
            <text:p>0.0184</text:p>
          </table:table-cell>
          <table:table-cell table:style-name="ce17" table:formula="of:=[raw.AL21]+ORG.OPENOFFICE.STYLE(IF([raw.K21]&lt;[raw.AM21];&quot;Red&quot;;IF([raw.K21]&gt;[raw.AN21];&quot;Blue&quot;;&quot;Green&quot;)))" office:value-type="float" office:value="0.0435777518195929" calcext:value-type="float">
            <text:p>0.0436</text:p>
          </table:table-cell>
          <table:table-cell table:style-name="ce23" table:formula="of:=[raw.AO21]+ORG.OPENOFFICE.STYLE(IF([raw.K21]&lt;[raw.AP21];&quot;Red&quot;;IF([raw.K21]&gt;[raw.AQ21];&quot;Blue&quot;;&quot;Green&quot;)))" office:value-type="float" office:value="0.0149789613685184" calcext:value-type="float">
            <text:p>0.0150</text:p>
          </table:table-cell>
          <table:table-cell table:style-name="ce23" table:formula="of:=[raw.AR21]+ORG.OPENOFFICE.STYLE(IF([raw.K21]&lt;[raw.AS21];&quot;Red&quot;;IF([raw.K21]&gt;[raw.AT21];&quot;Blue&quot;;&quot;Green&quot;)))" office:value-type="float" office:value="0.0242795141963475" calcext:value-type="float">
            <text:p>0.0243</text:p>
          </table:table-cell>
          <table:table-cell table:style-name="ce32" table:formula="of:=[raw.AU21]+ORG.OPENOFFICE.STYLE(IF([raw.K21]&lt;[raw.AV21];&quot;Red&quot;;IF([raw.K21]&gt;[raw.AW21];&quot;Blue&quot;;&quot;Green&quot;)))" office:value-type="float" office:value="0.028834126134155" calcext:value-type="float">
            <text:p>0.0288</text:p>
          </table:table-cell>
        </table:table-row>
        <table:table-row table:style-name="ro1" table:number-rows-repeated="104855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a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21463110464565" calcext:value-type="float">
            <text:p>0.0821463110464565</text:p>
          </table:table-cell>
          <table:table-cell office:value-type="float" office:value="0.107853688953544" calcext:value-type="float">
            <text:p>0.1078536889535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8167840507121" calcext:value-type="float">
            <text:p>0.0368167840507121</text:p>
          </table:table-cell>
          <table:table-cell office:value-type="float" office:value="0.0551832159492879" calcext:value-type="float">
            <text:p>0.055183215949287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8167840507121" calcext:value-type="float">
            <text:p>0.0368167840507121</text:p>
          </table:table-cell>
          <table:table-cell office:value-type="float" office:value="0.0551832159492879" calcext:value-type="float">
            <text:p>0.055183215949287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21463110464565" calcext:value-type="float">
            <text:p>0.0821463110464565</text:p>
          </table:table-cell>
          <table:table-cell office:value-type="float" office:value="0.107853688953544" calcext:value-type="float">
            <text:p>0.10785368895354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4" calcext:value-type="float">
            <text:p>0.0390829048275444</text:p>
          </table:table-cell>
          <table:table-cell office:value-type="float" office:value="0.0579170951724556" calcext:value-type="float">
            <text:p>0.0579170951724556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4" calcext:value-type="float">
            <text:p>0.0390829048275444</text:p>
          </table:table-cell>
          <table:table-cell office:value-type="float" office:value="0.0579170951724556" calcext:value-type="float">
            <text:p>0.057917095172455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4286758008165" calcext:value-type="float">
            <text:p>0.0164286758008165</text:p>
          </table:table-cell>
          <table:table-cell office:value-type="float" office:value="0.0295713241991835" calcext:value-type="float">
            <text:p>0.029571324199183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4286758008165" calcext:value-type="float">
            <text:p>0.0164286758008165</text:p>
          </table:table-cell>
          <table:table-cell office:value-type="float" office:value="0.0295713241991835" calcext:value-type="float">
            <text:p>0.02957132419918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3.545337958" calcext:value-type="float">
            <text:p>3.545337958</text:p>
          </table:table-cell>
        </table:table-row>
        <table:table-row table:style-name="ro1">
          <table:table-cell office:value-type="string" calcext:value-type="string">
            <text:p>bh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5368638215011" calcext:value-type="float">
            <text:p>0.0375368638215011</text:p>
          </table:table-cell>
          <table:table-cell office:value-type="float" office:value="0.0371195879491549" calcext:value-type="float">
            <text:p>0.0371195879491549</text:p>
          </table:table-cell>
          <table:table-cell office:value-type="float" office:value="0.0379541396938474" calcext:value-type="float">
            <text:p>0.0379541396938474</text:p>
          </table:table-cell>
          <table:table-cell office:value-type="float" office:value="0.0376007495767067" calcext:value-type="float">
            <text:p>0.0376007495767067</text:p>
          </table:table-cell>
          <table:table-cell office:value-type="float" office:value="0.0371399713390317" calcext:value-type="float">
            <text:p>0.0371399713390317</text:p>
          </table:table-cell>
          <table:table-cell office:value-type="float" office:value="0.0380615278143818" calcext:value-type="float">
            <text:p>0.0380615278143818</text:p>
          </table:table-cell>
          <table:table-cell office:value-type="float" office:value="0.0375992875884026" calcext:value-type="float">
            <text:p>0.0375992875884026</text:p>
          </table:table-cell>
          <table:table-cell office:value-type="float" office:value="0.0371386277598088" calcext:value-type="float">
            <text:p>0.0371386277598088</text:p>
          </table:table-cell>
          <table:table-cell office:value-type="float" office:value="0.0380599474169965" calcext:value-type="float">
            <text:p>0.0380599474169965</text:p>
          </table:table-cell>
          <table:table-cell office:value-type="float" office:value="0.0301380493436411" calcext:value-type="float">
            <text:p>0.0301380493436411</text:p>
          </table:table-cell>
          <table:table-cell office:value-type="float" office:value="0.0297544523345299" calcext:value-type="float">
            <text:p>0.0297544523345299</text:p>
          </table:table-cell>
          <table:table-cell office:value-type="float" office:value="0.0305216463527522" calcext:value-type="float">
            <text:p>0.0305216463527522</text:p>
          </table:table-cell>
          <table:table-cell office:value-type="float" office:value="0.0374303521607683" calcext:value-type="float">
            <text:p>0.0374303521607683</text:p>
          </table:table-cell>
          <table:table-cell office:value-type="float" office:value="0.0370135628257686" calcext:value-type="float">
            <text:p>0.0370135628257686</text:p>
          </table:table-cell>
          <table:table-cell office:value-type="float" office:value="0.037847141495768" calcext:value-type="float">
            <text:p>0.037847141495768</text:p>
          </table:table-cell>
          <table:table-cell office:value-type="float" office:value="0.0191678985861573" calcext:value-type="float">
            <text:p>0.0191678985861573</text:p>
          </table:table-cell>
          <table:table-cell office:value-type="float" office:value="0.0188385628874517" calcext:value-type="float">
            <text:p>0.0188385628874517</text:p>
          </table:table-cell>
          <table:table-cell office:value-type="float" office:value="0.0194972342848629" calcext:value-type="float">
            <text:p>0.0194972342848629</text:p>
          </table:table-cell>
          <table:table-cell office:value-type="float" office:value="0.0191678985861573" calcext:value-type="float">
            <text:p>0.0191678985861573</text:p>
          </table:table-cell>
          <table:table-cell office:value-type="float" office:value="0.0188385628874517" calcext:value-type="float">
            <text:p>0.0188385628874517</text:p>
          </table:table-cell>
          <table:table-cell office:value-type="float" office:value="0.0194972342848629" calcext:value-type="float">
            <text:p>0.0194972342848629</text:p>
          </table:table-cell>
          <table:table-cell office:value-type="float" office:value="0.0299744307101233" calcext:value-type="float">
            <text:p>0.0299744307101233</text:p>
          </table:table-cell>
          <table:table-cell office:value-type="float" office:value="0.0295918274584741" calcext:value-type="float">
            <text:p>0.0295918274584741</text:p>
          </table:table-cell>
          <table:table-cell office:value-type="float" office:value="0.0303570339617726" calcext:value-type="float">
            <text:p>0.0303570339617726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18584490451548" calcext:value-type="float">
            <text:p>0.0318584490451548</text:p>
          </table:table-cell>
          <table:table-cell office:value-type="float" office:value="0.0491415509548453" calcext:value-type="float">
            <text:p>0.0491415509548453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460254811224" calcext:value-type="float">
            <text:p>0.99460254811224</text:p>
          </table:table-cell>
          <table:table-cell office:value-type="float" office:value="0.99939745188776" calcext:value-type="float">
            <text:p>0.99939745188776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460254811224" calcext:value-type="float">
            <text:p>0.99460254811224</text:p>
          </table:table-cell>
          <table:table-cell office:value-type="float" office:value="0.99939745188776" calcext:value-type="float">
            <text:p>0.99939745188776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63786866605026" calcext:value-type="float">
            <text:p>0.0463786866605026</text:p>
          </table:table-cell>
          <table:table-cell office:value-type="float" office:value="0.0666213133394974" calcext:value-type="float">
            <text:p>0.0666213133394974</text:p>
          </table:table-cell>
          <table:table-cell office:value-type="float" office:value="3.835228792" calcext:value-type="float">
            <text:p>3.835228792</text:p>
          </table:table-cell>
        </table:table-row>
        <table:table-row table:style-name="ro1">
          <table:table-cell office:value-type="string" calcext:value-type="string">
            <text:p>bh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6719773618843" calcext:value-type="float">
            <text:p>0.0396719773618843</text:p>
          </table:table-cell>
          <table:table-cell office:value-type="float" office:value="0.0392356435828993" calcext:value-type="float">
            <text:p>0.0392356435828993</text:p>
          </table:table-cell>
          <table:table-cell office:value-type="float" office:value="0.0401083111408693" calcext:value-type="float">
            <text:p>0.0401083111408693</text:p>
          </table:table-cell>
          <table:table-cell office:value-type="float" office:value="0.0394625335598986" calcext:value-type="float">
            <text:p>0.0394625335598986</text:p>
          </table:table-cell>
          <table:table-cell office:value-type="float" office:value="0.0389839103399917" calcext:value-type="float">
            <text:p>0.0389839103399917</text:p>
          </table:table-cell>
          <table:table-cell office:value-type="float" office:value="0.0399411567798056" calcext:value-type="float">
            <text:p>0.0399411567798056</text:p>
          </table:table-cell>
          <table:table-cell office:value-type="float" office:value="0.0394625335598986" calcext:value-type="float">
            <text:p>0.0394625335598986</text:p>
          </table:table-cell>
          <table:table-cell office:value-type="float" office:value="0.0389839103399917" calcext:value-type="float">
            <text:p>0.0389839103399917</text:p>
          </table:table-cell>
          <table:table-cell office:value-type="float" office:value="0.0399411567798056" calcext:value-type="float">
            <text:p>0.0399411567798056</text:p>
          </table:table-cell>
          <table:table-cell office:value-type="float" office:value="0.0323928881248204" calcext:value-type="float">
            <text:p>0.0323928881248204</text:p>
          </table:table-cell>
          <table:table-cell office:value-type="float" office:value="0.0319851008628785" calcext:value-type="float">
            <text:p>0.0319851008628785</text:p>
          </table:table-cell>
          <table:table-cell office:value-type="float" office:value="0.0328006753867623" calcext:value-type="float">
            <text:p>0.032800675386762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45581205707507" calcext:value-type="float">
            <text:p>0.0345581205707507</text:p>
          </table:table-cell>
          <table:table-cell office:value-type="float" office:value="0.0524418794292493" calcext:value-type="float">
            <text:p>0.052441879429249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0060092541416" calcext:value-type="float">
            <text:p>0.0450060092541416</text:p>
          </table:table-cell>
          <table:table-cell office:value-type="float" office:value="0.0649939907458584" calcext:value-type="float">
            <text:p>0.0649939907458584</text:p>
          </table:table-cell>
          <table:table-cell office:value-type="float" office:value="0.0395523529183426" calcext:value-type="float">
            <text:p>0.0395523529183426</text:p>
          </table:table-cell>
          <table:table-cell office:value-type="float" office:value="0.0391169615963816" calcext:value-type="float">
            <text:p>0.0391169615963816</text:p>
          </table:table-cell>
          <table:table-cell office:value-type="float" office:value="0.0399877442403036" calcext:value-type="float">
            <text:p>0.0399877442403036</text:p>
          </table:table-cell>
          <table:table-cell office:value-type="float" office:value="0.0212895469504215" calcext:value-type="float">
            <text:p>0.0212895469504215</text:p>
          </table:table-cell>
          <table:table-cell office:value-type="float" office:value="0.0209407960872545" calcext:value-type="float">
            <text:p>0.0209407960872545</text:p>
          </table:table-cell>
          <table:table-cell office:value-type="float" office:value="0.0216382978135886" calcext:value-type="float">
            <text:p>0.0216382978135886</text:p>
          </table:table-cell>
          <table:table-cell office:value-type="float" office:value="0.0212895469504215" calcext:value-type="float">
            <text:p>0.0212895469504215</text:p>
          </table:table-cell>
          <table:table-cell office:value-type="float" office:value="0.0209407960872545" calcext:value-type="float">
            <text:p>0.0209407960872545</text:p>
          </table:table-cell>
          <table:table-cell office:value-type="float" office:value="0.0216382978135886" calcext:value-type="float">
            <text:p>0.0216382978135886</text:p>
          </table:table-cell>
          <table:table-cell office:value-type="float" office:value="0.0322266851464977" calcext:value-type="float">
            <text:p>0.0322266851464977</text:p>
          </table:table-cell>
          <table:table-cell office:value-type="float" office:value="0.0318206811636966" calcext:value-type="float">
            <text:p>0.0318206811636966</text:p>
          </table:table-cell>
          <table:table-cell office:value-type="float" office:value="0.0326326891292988" calcext:value-type="float">
            <text:p>0.0326326891292988</text:p>
          </table:table-cell>
          <table:table-cell office:value-type="float" office:value="3.921317" calcext:value-type="float">
            <text:p>3.921317</text:p>
          </table:table-cell>
        </table:table-row>
        <table:table-row table:style-name="ro1">
          <table:table-cell office:value-type="string" calcext:value-type="string">
            <text:p>bh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9729716585455" calcext:value-type="float">
            <text:p>0.0259729716585455</text:p>
          </table:table-cell>
          <table:table-cell office:value-type="float" office:value="0.0257228087566819" calcext:value-type="float">
            <text:p>0.0257228087566819</text:p>
          </table:table-cell>
          <table:table-cell office:value-type="float" office:value="0.0262231345604091" calcext:value-type="float">
            <text:p>0.0262231345604091</text:p>
          </table:table-cell>
          <table:table-cell office:value-type="float" office:value="0.02595426749797" calcext:value-type="float">
            <text:p>0.02595426749797</text:p>
          </table:table-cell>
          <table:table-cell office:value-type="float" office:value="0.0257038719682246" calcext:value-type="float">
            <text:p>0.0257038719682246</text:p>
          </table:table-cell>
          <table:table-cell office:value-type="float" office:value="0.0262046630277153" calcext:value-type="float">
            <text:p>0.0262046630277153</text:p>
          </table:table-cell>
          <table:table-cell office:value-type="float" office:value="0.02595426749797" calcext:value-type="float">
            <text:p>0.02595426749797</text:p>
          </table:table-cell>
          <table:table-cell office:value-type="float" office:value="0.0257038719682246" calcext:value-type="float">
            <text:p>0.0257038719682246</text:p>
          </table:table-cell>
          <table:table-cell office:value-type="float" office:value="0.0262046630277153" calcext:value-type="float">
            <text:p>0.0262046630277153</text:p>
          </table:table-cell>
          <table:table-cell office:value-type="float" office:value="0.0259787084598192" calcext:value-type="float">
            <text:p>0.0259787084598192</text:p>
          </table:table-cell>
          <table:table-cell office:value-type="float" office:value="0.0257284986027928" calcext:value-type="float">
            <text:p>0.0257284986027928</text:p>
          </table:table-cell>
          <table:table-cell office:value-type="float" office:value="0.0262289183168455" calcext:value-type="float">
            <text:p>0.0262289183168455</text:p>
          </table:table-cell>
          <table:table-cell office:value-type="float" office:value="0.0248653572421997" calcext:value-type="float">
            <text:p>0.0248653572421997</text:p>
          </table:table-cell>
          <table:table-cell office:value-type="float" office:value="0.0245099944726064" calcext:value-type="float">
            <text:p>0.0245099944726064</text:p>
          </table:table-cell>
          <table:table-cell office:value-type="float" office:value="0.025220720011793" calcext:value-type="float">
            <text:p>0.025220720011793</text:p>
          </table:table-cell>
          <table:table-cell office:value-type="float" office:value="0.0248789578694881" calcext:value-type="float">
            <text:p>0.0248789578694881</text:p>
          </table:table-cell>
          <table:table-cell office:value-type="float" office:value="0.0245273827436436" calcext:value-type="float">
            <text:p>0.0245273827436436</text:p>
          </table:table-cell>
          <table:table-cell office:value-type="float" office:value="0.0252305329953326" calcext:value-type="float">
            <text:p>0.0252305329953326</text:p>
          </table:table-cell>
          <table:table-cell office:value-type="float" office:value="0.0248789578694881" calcext:value-type="float">
            <text:p>0.0248789578694881</text:p>
          </table:table-cell>
          <table:table-cell office:value-type="float" office:value="0.0245273827436436" calcext:value-type="float">
            <text:p>0.0245273827436436</text:p>
          </table:table-cell>
          <table:table-cell office:value-type="float" office:value="0.0252305329953326" calcext:value-type="float">
            <text:p>0.0252305329953326</text:p>
          </table:table-cell>
          <table:table-cell office:value-type="float" office:value="0.0248790680632369" calcext:value-type="float">
            <text:p>0.0248790680632369</text:p>
          </table:table-cell>
          <table:table-cell office:value-type="float" office:value="0.0245253735532622" calcext:value-type="float">
            <text:p>0.0245253735532622</text:p>
          </table:table-cell>
          <table:table-cell office:value-type="float" office:value="0.0252327625732116" calcext:value-type="float">
            <text:p>0.0252327625732116</text:p>
          </table:table-cell>
          <table:table-cell office:value-type="float" office:value="0.0269930855917099" calcext:value-type="float">
            <text:p>0.0269930855917099</text:p>
          </table:table-cell>
          <table:table-cell office:value-type="float" office:value="0.0266396933996673" calcext:value-type="float">
            <text:p>0.0266396933996673</text:p>
          </table:table-cell>
          <table:table-cell office:value-type="float" office:value="0.0273464777837526" calcext:value-type="float">
            <text:p>0.0273464777837526</text:p>
          </table:table-cell>
          <table:table-cell office:value-type="float" office:value="0.0269781215819245" calcext:value-type="float">
            <text:p>0.0269781215819245</text:p>
          </table:table-cell>
          <table:table-cell office:value-type="float" office:value="0.0266293418671965" calcext:value-type="float">
            <text:p>0.0266293418671965</text:p>
          </table:table-cell>
          <table:table-cell office:value-type="float" office:value="0.0273269012966525" calcext:value-type="float">
            <text:p>0.0273269012966525</text:p>
          </table:table-cell>
          <table:table-cell office:value-type="float" office:value="0.0269781215819245" calcext:value-type="float">
            <text:p>0.0269781215819245</text:p>
          </table:table-cell>
          <table:table-cell office:value-type="float" office:value="0.0266293418671965" calcext:value-type="float">
            <text:p>0.0266293418671965</text:p>
          </table:table-cell>
          <table:table-cell office:value-type="float" office:value="0.0273269012966525" calcext:value-type="float">
            <text:p>0.0273269012966525</text:p>
          </table:table-cell>
          <table:table-cell office:value-type="float" office:value="0.0269928663327797" calcext:value-type="float">
            <text:p>0.0269928663327797</text:p>
          </table:table-cell>
          <table:table-cell office:value-type="float" office:value="0.0266393277282452" calcext:value-type="float">
            <text:p>0.0266393277282452</text:p>
          </table:table-cell>
          <table:table-cell office:value-type="float" office:value="0.0273464049373141" calcext:value-type="float">
            <text:p>0.0273464049373141</text:p>
          </table:table-cell>
          <table:table-cell office:value-type="float" office:value="3.415964542" calcext:value-type="float">
            <text:p>3.415964542</text:p>
          </table:table-cell>
        </table:table-row>
        <table:table-row table:style-name="ro1">
          <table:table-cell office:value-type="string" calcext:value-type="string">
            <text:p>bh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0700937457935" calcext:value-type="float">
            <text:p>0.0260700937457935</text:p>
          </table:table-cell>
          <table:table-cell office:value-type="float" office:value="0.0258248426392959" calcext:value-type="float">
            <text:p>0.0258248426392959</text:p>
          </table:table-cell>
          <table:table-cell office:value-type="float" office:value="0.026315344852291" calcext:value-type="float">
            <text:p>0.026315344852291</text:p>
          </table:table-cell>
          <table:table-cell office:value-type="float" office:value="0.0260882713957178" calcext:value-type="float">
            <text:p>0.0260882713957178</text:p>
          </table:table-cell>
          <table:table-cell office:value-type="float" office:value="0.0258405348506191" calcext:value-type="float">
            <text:p>0.0258405348506191</text:p>
          </table:table-cell>
          <table:table-cell office:value-type="float" office:value="0.0263360079408165" calcext:value-type="float">
            <text:p>0.0263360079408165</text:p>
          </table:table-cell>
          <table:table-cell office:value-type="float" office:value="0.0260882713957178" calcext:value-type="float">
            <text:p>0.0260882713957178</text:p>
          </table:table-cell>
          <table:table-cell office:value-type="float" office:value="0.0258405348506191" calcext:value-type="float">
            <text:p>0.0258405348506191</text:p>
          </table:table-cell>
          <table:table-cell office:value-type="float" office:value="0.0263360079408165" calcext:value-type="float">
            <text:p>0.0263360079408165</text:p>
          </table:table-cell>
          <table:table-cell office:value-type="float" office:value="0.0232953290954475" calcext:value-type="float">
            <text:p>0.0232953290954475</text:p>
          </table:table-cell>
          <table:table-cell office:value-type="float" office:value="0.0230567550394206" calcext:value-type="float">
            <text:p>0.0230567550394206</text:p>
          </table:table-cell>
          <table:table-cell office:value-type="float" office:value="0.0235339031514743" calcext:value-type="float">
            <text:p>0.0235339031514743</text:p>
          </table:table-cell>
          <table:table-cell office:value-type="float" office:value="0.025154050663434" calcext:value-type="float">
            <text:p>0.025154050663434</text:p>
          </table:table-cell>
          <table:table-cell office:value-type="float" office:value="0.024526566236097" calcext:value-type="float">
            <text:p>0.024526566236097</text:p>
          </table:table-cell>
          <table:table-cell office:value-type="float" office:value="0.025781535090771" calcext:value-type="float">
            <text:p>0.025781535090771</text:p>
          </table:table-cell>
          <table:table-cell office:value-type="float" office:value="0.0603135585309956" calcext:value-type="float">
            <text:p>0.0603135585309956</text:p>
          </table:table-cell>
          <table:table-cell office:value-type="float" office:value="0.059501350776409" calcext:value-type="float">
            <text:p>0.059501350776409</text:p>
          </table:table-cell>
          <table:table-cell office:value-type="float" office:value="0.0611257662855822" calcext:value-type="float">
            <text:p>0.0611257662855822</text:p>
          </table:table-cell>
          <table:table-cell office:value-type="float" office:value="0.0603135585309956" calcext:value-type="float">
            <text:p>0.0603135585309956</text:p>
          </table:table-cell>
          <table:table-cell office:value-type="float" office:value="0.059501350776409" calcext:value-type="float">
            <text:p>0.059501350776409</text:p>
          </table:table-cell>
          <table:table-cell office:value-type="float" office:value="0.0611257662855822" calcext:value-type="float">
            <text:p>0.0611257662855822</text:p>
          </table:table-cell>
          <table:table-cell office:value-type="float" office:value="0.0358051728599231" calcext:value-type="float">
            <text:p>0.0358051728599231</text:p>
          </table:table-cell>
          <table:table-cell office:value-type="float" office:value="0.0350964502453783" calcext:value-type="float">
            <text:p>0.0350964502453783</text:p>
          </table:table-cell>
          <table:table-cell office:value-type="float" office:value="0.036513895474468" calcext:value-type="float">
            <text:p>0.036513895474468</text:p>
          </table:table-cell>
          <table:table-cell office:value-type="float" office:value="0.0261890809642919" calcext:value-type="float">
            <text:p>0.0261890809642919</text:p>
          </table:table-cell>
          <table:table-cell office:value-type="float" office:value="0.0259191828990299" calcext:value-type="float">
            <text:p>0.0259191828990299</text:p>
          </table:table-cell>
          <table:table-cell office:value-type="float" office:value="0.026458979029554" calcext:value-type="float">
            <text:p>0.026458979029554</text:p>
          </table:table-cell>
          <table:table-cell office:value-type="float" office:value="0.0170868193111454" calcext:value-type="float">
            <text:p>0.0170868193111454</text:p>
          </table:table-cell>
          <table:table-cell office:value-type="float" office:value="0.0168606607340732" calcext:value-type="float">
            <text:p>0.0168606607340732</text:p>
          </table:table-cell>
          <table:table-cell office:value-type="float" office:value="0.0173129778882175" calcext:value-type="float">
            <text:p>0.0173129778882175</text:p>
          </table:table-cell>
          <table:table-cell office:value-type="float" office:value="0.0170868193111454" calcext:value-type="float">
            <text:p>0.0170868193111454</text:p>
          </table:table-cell>
          <table:table-cell office:value-type="float" office:value="0.0168606607340732" calcext:value-type="float">
            <text:p>0.0168606607340732</text:p>
          </table:table-cell>
          <table:table-cell office:value-type="float" office:value="0.0173129778882175" calcext:value-type="float">
            <text:p>0.0173129778882175</text:p>
          </table:table-cell>
          <table:table-cell office:value-type="float" office:value="0.0205125603920623" calcext:value-type="float">
            <text:p>0.0205125603920623</text:p>
          </table:table-cell>
          <table:table-cell office:value-type="float" office:value="0.0202686179060642" calcext:value-type="float">
            <text:p>0.0202686179060642</text:p>
          </table:table-cell>
          <table:table-cell office:value-type="float" office:value="0.0207565028780603" calcext:value-type="float">
            <text:p>0.0207565028780603</text:p>
          </table:table-cell>
          <table:table-cell office:value-type="float" office:value="3.835309166" calcext:value-type="float">
            <text:p>3.835309166</text:p>
          </table:table-cell>
        </table:table-row>
        <table:table-row table:style-name="ro1">
          <table:table-cell office:value-type="string" calcext:value-type="string">
            <text:p>bh_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762959302614074" calcext:value-type="float">
            <text:p>0.00762959302614074</text:p>
          </table:table-cell>
          <table:table-cell office:value-type="float" office:value="0.0173704069738593" calcext:value-type="float">
            <text:p>0.0173704069738593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762959302614074" calcext:value-type="float">
            <text:p>0.00762959302614074</text:p>
          </table:table-cell>
          <table:table-cell office:value-type="float" office:value="0.0173704069738593" calcext:value-type="float">
            <text:p>0.0173704069738593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762959302614074" calcext:value-type="float">
            <text:p>0.00762959302614074</text:p>
          </table:table-cell>
          <table:table-cell office:value-type="float" office:value="0.0173704069738593" calcext:value-type="float">
            <text:p>0.017370406973859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145959349508" calcext:value-type="float">
            <text:p>0.0026145959349508</text:p>
          </table:table-cell>
          <table:table-cell office:value-type="float" office:value="0.0093854040650492" calcext:value-type="float">
            <text:p>0.009385404065049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145959349508" calcext:value-type="float">
            <text:p>0.0026145959349508</text:p>
          </table:table-cell>
          <table:table-cell office:value-type="float" office:value="0.0093854040650492" calcext:value-type="float">
            <text:p>0.009385404065049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145959349508" calcext:value-type="float">
            <text:p>0.0026145959349508</text:p>
          </table:table-cell>
          <table:table-cell office:value-type="float" office:value="0.0093854040650492" calcext:value-type="float">
            <text:p>0.009385404065049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42768458116564" calcext:value-type="float">
            <text:p>0.00642768458116564</text:p>
          </table:table-cell>
          <table:table-cell office:value-type="float" office:value="0.0155723154188344" calcext:value-type="float">
            <text:p>0.0155723154188344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297724607057315" calcext:value-type="float">
            <text:p>0.00297724607057315</text:p>
          </table:table-cell>
          <table:table-cell office:value-type="float" office:value="0.0100227539294268" calcext:value-type="float">
            <text:p>0.0100227539294268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297724607057315" calcext:value-type="float">
            <text:p>0.00297724607057315</text:p>
          </table:table-cell>
          <table:table-cell office:value-type="float" office:value="0.0100227539294268" calcext:value-type="float">
            <text:p>0.0100227539294268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297724607057315" calcext:value-type="float">
            <text:p>0.00297724607057315</text:p>
          </table:table-cell>
          <table:table-cell office:value-type="float" office:value="0.0100227539294268" calcext:value-type="float">
            <text:p>0.0100227539294268</text:p>
          </table:table-cell>
          <table:table-cell office:value-type="float" office:value="3.249976" calcext:value-type="float">
            <text:p>3.249976</text:p>
          </table:table-cell>
        </table:table-row>
        <table:table-row table:style-name="ro1">
          <table:table-cell office:value-type="string" calcext:value-type="string">
            <text:p>bh_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02211983258227" calcext:value-type="float">
            <text:p>0.0402211983258227</text:p>
          </table:table-cell>
          <table:table-cell office:value-type="float" office:value="0.0334443026629846" calcext:value-type="float">
            <text:p>0.0334443026629846</text:p>
          </table:table-cell>
          <table:table-cell office:value-type="float" office:value="0.0469980939886608" calcext:value-type="float">
            <text:p>0.0469980939886608</text:p>
          </table:table-cell>
          <table:table-cell office:value-type="float" office:value="0.0169130732767941" calcext:value-type="float">
            <text:p>0.0169130732767941</text:p>
          </table:table-cell>
          <table:table-cell office:value-type="float" office:value="0.0127631559855584" calcext:value-type="float">
            <text:p>0.0127631559855584</text:p>
          </table:table-cell>
          <table:table-cell office:value-type="float" office:value="0.0210629905680298" calcext:value-type="float">
            <text:p>0.0210629905680298</text:p>
          </table:table-cell>
          <table:table-cell office:value-type="float" office:value="0.0169130732767941" calcext:value-type="float">
            <text:p>0.0169130732767941</text:p>
          </table:table-cell>
          <table:table-cell office:value-type="float" office:value="0.0127631559855584" calcext:value-type="float">
            <text:p>0.0127631559855584</text:p>
          </table:table-cell>
          <table:table-cell office:value-type="float" office:value="0.0210629905680298" calcext:value-type="float">
            <text:p>0.0210629905680298</text:p>
          </table:table-cell>
          <table:table-cell office:value-type="float" office:value="0.0209189651182476" calcext:value-type="float">
            <text:p>0.0209189651182476</text:p>
          </table:table-cell>
          <table:table-cell office:value-type="float" office:value="0.0159573601732092" calcext:value-type="float">
            <text:p>0.0159573601732092</text:p>
          </table:table-cell>
          <table:table-cell office:value-type="float" office:value="0.0258805700632859" calcext:value-type="float">
            <text:p>0.0258805700632859</text:p>
          </table:table-cell>
          <table:table-cell office:value-type="float" office:value="0.0277211983258227" calcext:value-type="float">
            <text:p>0.0277211983258227</text:p>
          </table:table-cell>
          <table:table-cell office:value-type="float" office:value="0.0228696790121132" calcext:value-type="float">
            <text:p>0.0228696790121132</text:p>
          </table:table-cell>
          <table:table-cell office:value-type="float" office:value="0.0325727176395323" calcext:value-type="float">
            <text:p>0.0325727176395323</text:p>
          </table:table-cell>
          <table:table-cell office:value-type="float" office:value="0.0139130732767941" calcext:value-type="float">
            <text:p>0.0139130732767941</text:p>
          </table:table-cell>
          <table:table-cell office:value-type="float" office:value="0.0105021411939155" calcext:value-type="float">
            <text:p>0.0105021411939155</text:p>
          </table:table-cell>
          <table:table-cell office:value-type="float" office:value="0.0173240053596726" calcext:value-type="float">
            <text:p>0.0173240053596726</text:p>
          </table:table-cell>
          <table:table-cell office:value-type="float" office:value="0.0139130732767941" calcext:value-type="float">
            <text:p>0.0139130732767941</text:p>
          </table:table-cell>
          <table:table-cell office:value-type="float" office:value="0.0105021411939155" calcext:value-type="float">
            <text:p>0.0105021411939155</text:p>
          </table:table-cell>
          <table:table-cell office:value-type="float" office:value="0.0173240053596726" calcext:value-type="float">
            <text:p>0.0173240053596726</text:p>
          </table:table-cell>
          <table:table-cell office:value-type="float" office:value="0.0139189651182476" calcext:value-type="float">
            <text:p>0.0139189651182476</text:p>
          </table:table-cell>
          <table:table-cell office:value-type="float" office:value="0.0105080523636172" calcext:value-type="float">
            <text:p>0.0105080523636172</text:p>
          </table:table-cell>
          <table:table-cell office:value-type="float" office:value="0.0173298778728779" calcext:value-type="float">
            <text:p>0.0173298778728779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762959302614074" calcext:value-type="float">
            <text:p>0.00762959302614074</text:p>
          </table:table-cell>
          <table:table-cell office:value-type="float" office:value="0.0173704069738593" calcext:value-type="float">
            <text:p>0.017370406973859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602548112239762" calcext:value-type="float">
            <text:p>0.000602548112239762</text:p>
          </table:table-cell>
          <table:table-cell office:value-type="float" office:value="0.00539745188776024" calcext:value-type="float">
            <text:p>0.0053974518877602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602548112239762" calcext:value-type="float">
            <text:p>0.000602548112239762</text:p>
          </table:table-cell>
          <table:table-cell office:value-type="float" office:value="0.00539745188776024" calcext:value-type="float">
            <text:p>0.0053974518877602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34518550870153" calcext:value-type="float">
            <text:p>0.00334518550870153</text:p>
          </table:table-cell>
          <table:table-cell office:value-type="float" office:value="0.0106548144912985" calcext:value-type="float">
            <text:p>0.0106548144912985</text:p>
          </table:table-cell>
          <table:table-cell office:value-type="float" office:value="3.168867459" calcext:value-type="float">
            <text:p>3.168867459</text:p>
          </table:table-cell>
        </table:table-row>
        <table:table-row table:style-name="ro1">
          <table:table-cell office:value-type="string" calcext:value-type="string">
            <text:p>bh_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12991170395009" calcext:value-type="float">
            <text:p>0.0412991170395009</text:p>
          </table:table-cell>
          <table:table-cell office:value-type="float" office:value="0.0344420025084203" calcext:value-type="float">
            <text:p>0.0344420025084203</text:p>
          </table:table-cell>
          <table:table-cell office:value-type="float" office:value="0.0481562315705814" calcext:value-type="float">
            <text:p>0.0481562315705814</text:p>
          </table:table-cell>
          <table:table-cell office:value-type="float" office:value="0.0222478903369705" calcext:value-type="float">
            <text:p>0.0222478903369705</text:p>
          </table:table-cell>
          <table:table-cell office:value-type="float" office:value="0.0173792979615991" calcext:value-type="float">
            <text:p>0.0173792979615991</text:p>
          </table:table-cell>
          <table:table-cell office:value-type="float" office:value="0.0271164827123419" calcext:value-type="float">
            <text:p>0.0271164827123419</text:p>
          </table:table-cell>
          <table:table-cell office:value-type="float" office:value="0.0222478903369705" calcext:value-type="float">
            <text:p>0.0222478903369705</text:p>
          </table:table-cell>
          <table:table-cell office:value-type="float" office:value="0.0173792979615991" calcext:value-type="float">
            <text:p>0.0173792979615991</text:p>
          </table:table-cell>
          <table:table-cell office:value-type="float" office:value="0.0271164827123419" calcext:value-type="float">
            <text:p>0.0271164827123419</text:p>
          </table:table-cell>
          <table:table-cell office:value-type="float" office:value="0.0245943376395428" calcext:value-type="float">
            <text:p>0.0245943376395428</text:p>
          </table:table-cell>
          <table:table-cell office:value-type="float" office:value="0.0193656069922071" calcext:value-type="float">
            <text:p>0.0193656069922071</text:p>
          </table:table-cell>
          <table:table-cell office:value-type="float" office:value="0.0298230682868784" calcext:value-type="float">
            <text:p>0.0298230682868784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6826105007419" calcext:value-type="float">
            <text:p>0.006826105007419</text:p>
          </table:table-cell>
          <table:table-cell office:value-type="float" office:value="0.016173894992581" calcext:value-type="float">
            <text:p>0.01617389499258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225790726923438" calcext:value-type="float">
            <text:p>0.00225790726923438</text:p>
          </table:table-cell>
          <table:table-cell office:value-type="float" office:value="0.00874209273076562" calcext:value-type="float">
            <text:p>0.0087420927307656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225790726923438" calcext:value-type="float">
            <text:p>0.00225790726923438</text:p>
          </table:table-cell>
          <table:table-cell office:value-type="float" office:value="0.00874209273076562" calcext:value-type="float">
            <text:p>0.00874209273076562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371786015076245" calcext:value-type="float">
            <text:p>0.00371786015076245</text:p>
          </table:table-cell>
          <table:table-cell office:value-type="float" office:value="0.0112821398492376" calcext:value-type="float">
            <text:p>0.0112821398492376</text:p>
          </table:table-cell>
          <table:table-cell office:value-type="float" office:value="0.0297991170395008" calcext:value-type="float">
            <text:p>0.0297991170395008</text:p>
          </table:table-cell>
          <table:table-cell office:value-type="float" office:value="0.0246520972449087" calcext:value-type="float">
            <text:p>0.0246520972449087</text:p>
          </table:table-cell>
          <table:table-cell office:value-type="float" office:value="0.0349461368340929" calcext:value-type="float">
            <text:p>0.0349461368340929</text:p>
          </table:table-cell>
          <table:table-cell office:value-type="float" office:value="0.0167484905770666" calcext:value-type="float">
            <text:p>0.0167484905770666</text:p>
          </table:table-cell>
          <table:table-cell office:value-type="float" office:value="0.013067686289141" calcext:value-type="float">
            <text:p>0.013067686289141</text:p>
          </table:table-cell>
          <table:table-cell office:value-type="float" office:value="0.0204292948649921" calcext:value-type="float">
            <text:p>0.0204292948649921</text:p>
          </table:table-cell>
          <table:table-cell office:value-type="float" office:value="0.0167484905770666" calcext:value-type="float">
            <text:p>0.0167484905770666</text:p>
          </table:table-cell>
          <table:table-cell office:value-type="float" office:value="0.013067686289141" calcext:value-type="float">
            <text:p>0.013067686289141</text:p>
          </table:table-cell>
          <table:table-cell office:value-type="float" office:value="0.0204292948649921" calcext:value-type="float">
            <text:p>0.0204292948649921</text:p>
          </table:table-cell>
          <table:table-cell office:value-type="float" office:value="0.0170943376395428" calcext:value-type="float">
            <text:p>0.0170943376395428</text:p>
          </table:table-cell>
          <table:table-cell office:value-type="float" office:value="0.0134163228660294" calcext:value-type="float">
            <text:p>0.0134163228660294</text:p>
          </table:table-cell>
          <table:table-cell office:value-type="float" office:value="0.0207723524130561" calcext:value-type="float">
            <text:p>0.0207723524130561</text:p>
          </table:table-cell>
          <table:table-cell office:value-type="float" office:value="3.276642833" calcext:value-type="float">
            <text:p>3.276642833</text:p>
          </table:table-cell>
        </table:table-row>
        <table:table-row table:style-name="ro1">
          <table:table-cell office:value-type="string" calcext:value-type="string">
            <text:p>bh_dep_balanc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7453744177436" calcext:value-type="float">
            <text:p>0.0397453744177436</text:p>
          </table:table-cell>
          <table:table-cell office:value-type="float" office:value="0.034544320547407" calcext:value-type="float">
            <text:p>0.034544320547407</text:p>
          </table:table-cell>
          <table:table-cell office:value-type="float" office:value="0.0449464282880802" calcext:value-type="float">
            <text:p>0.0449464282880802</text:p>
          </table:table-cell>
          <table:table-cell office:value-type="float" office:value="0.0205890333452297" calcext:value-type="float">
            <text:p>0.0205890333452297</text:p>
          </table:table-cell>
          <table:table-cell office:value-type="float" office:value="0.0170814245697506" calcext:value-type="float">
            <text:p>0.0170814245697506</text:p>
          </table:table-cell>
          <table:table-cell office:value-type="float" office:value="0.0240966421207088" calcext:value-type="float">
            <text:p>0.0240966421207088</text:p>
          </table:table-cell>
          <table:table-cell office:value-type="float" office:value="0.0205890333452297" calcext:value-type="float">
            <text:p>0.0205890333452297</text:p>
          </table:table-cell>
          <table:table-cell office:value-type="float" office:value="0.0170814245697506" calcext:value-type="float">
            <text:p>0.0170814245697506</text:p>
          </table:table-cell>
          <table:table-cell office:value-type="float" office:value="0.0240966421207088" calcext:value-type="float">
            <text:p>0.0240966421207088</text:p>
          </table:table-cell>
          <table:table-cell office:value-type="float" office:value="0.0269388931244199" calcext:value-type="float">
            <text:p>0.0269388931244199</text:p>
          </table:table-cell>
          <table:table-cell office:value-type="float" office:value="0.0227984133406891" calcext:value-type="float">
            <text:p>0.0227984133406891</text:p>
          </table:table-cell>
          <table:table-cell office:value-type="float" office:value="0.0310793729081508" calcext:value-type="float">
            <text:p>0.0310793729081508</text:p>
          </table:table-cell>
          <table:table-cell office:value-type="float" office:value="0.0188942706264988" calcext:value-type="float">
            <text:p>0.0188942706264988</text:p>
          </table:table-cell>
          <table:table-cell office:value-type="float" office:value="0.0152296435404642" calcext:value-type="float">
            <text:p>0.0152296435404642</text:p>
          </table:table-cell>
          <table:table-cell office:value-type="float" office:value="0.0225588977125334" calcext:value-type="float">
            <text:p>0.0225588977125334</text:p>
          </table:table-cell>
          <table:table-cell office:value-type="float" office:value="0.00899868385316038" calcext:value-type="float">
            <text:p>0.00899868385316038</text:p>
          </table:table-cell>
          <table:table-cell office:value-type="float" office:value="0.00676605300780869" calcext:value-type="float">
            <text:p>0.00676605300780869</text:p>
          </table:table-cell>
          <table:table-cell office:value-type="float" office:value="0.0112313146985121" calcext:value-type="float">
            <text:p>0.0112313146985121</text:p>
          </table:table-cell>
          <table:table-cell office:value-type="float" office:value="0.00899868385316038" calcext:value-type="float">
            <text:p>0.00899868385316038</text:p>
          </table:table-cell>
          <table:table-cell office:value-type="float" office:value="0.00676605300780869" calcext:value-type="float">
            <text:p>0.00676605300780869</text:p>
          </table:table-cell>
          <table:table-cell office:value-type="float" office:value="0.0112313146985121" calcext:value-type="float">
            <text:p>0.0112313146985121</text:p>
          </table:table-cell>
          <table:table-cell office:value-type="float" office:value="0.0122433888383512" calcext:value-type="float">
            <text:p>0.0122433888383512</text:p>
          </table:table-cell>
          <table:table-cell office:value-type="float" office:value="0.00947076557421202" calcext:value-type="float">
            <text:p>0.00947076557421202</text:p>
          </table:table-cell>
          <table:table-cell office:value-type="float" office:value="0.0150160121024903" calcext:value-type="float">
            <text:p>0.0150160121024903</text:p>
          </table:table-cell>
          <table:table-cell office:value-type="float" office:value="0.0213531565206837" calcext:value-type="float">
            <text:p>0.0213531565206837</text:p>
          </table:table-cell>
          <table:table-cell office:value-type="float" office:value="0.0174674660337533" calcext:value-type="float">
            <text:p>0.0174674660337533</text:p>
          </table:table-cell>
          <table:table-cell office:value-type="float" office:value="0.0252388470076141" calcext:value-type="float">
            <text:p>0.0252388470076141</text:p>
          </table:table-cell>
          <table:table-cell office:value-type="float" office:value="0.0125899018783085" calcext:value-type="float">
            <text:p>0.0125899018783085</text:p>
          </table:table-cell>
          <table:table-cell office:value-type="float" office:value="0.00981290084973964" calcext:value-type="float">
            <text:p>0.00981290084973964</text:p>
          </table:table-cell>
          <table:table-cell office:value-type="float" office:value="0.0153669029068774" calcext:value-type="float">
            <text:p>0.0153669029068774</text:p>
          </table:table-cell>
          <table:table-cell office:value-type="float" office:value="0.0125899018783085" calcext:value-type="float">
            <text:p>0.0125899018783085</text:p>
          </table:table-cell>
          <table:table-cell office:value-type="float" office:value="0.00981290084973964" calcext:value-type="float">
            <text:p>0.00981290084973964</text:p>
          </table:table-cell>
          <table:table-cell office:value-type="float" office:value="0.0153669029068774" calcext:value-type="float">
            <text:p>0.0153669029068774</text:p>
          </table:table-cell>
          <table:table-cell office:value-type="float" office:value="0.0153671034321739" calcext:value-type="float">
            <text:p>0.0153671034321739</text:p>
          </table:table-cell>
          <table:table-cell office:value-type="float" office:value="0.0121868869774969" calcext:value-type="float">
            <text:p>0.0121868869774969</text:p>
          </table:table-cell>
          <table:table-cell office:value-type="float" office:value="0.0185473198868509" calcext:value-type="float">
            <text:p>0.0185473198868509</text:p>
          </table:table-cell>
          <table:table-cell office:value-type="float" office:value="4.113951167" calcext:value-type="float">
            <text:p>4.113951167</text:p>
          </table:table-cell>
        </table:table-row>
        <table:table-row table:style-name="ro1">
          <table:table-cell office:value-type="string" calcext:value-type="string">
            <text:p>bh_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06443423264325" calcext:value-type="float">
            <text:p>0.0406443423264325</text:p>
          </table:table-cell>
          <table:table-cell office:value-type="float" office:value="0.0351306003133266" calcext:value-type="float">
            <text:p>0.0351306003133266</text:p>
          </table:table-cell>
          <table:table-cell office:value-type="float" office:value="0.0461580843395384" calcext:value-type="float">
            <text:p>0.0461580843395384</text:p>
          </table:table-cell>
          <table:table-cell office:value-type="float" office:value="0.0230469110120521" calcext:value-type="float">
            <text:p>0.0230469110120521</text:p>
          </table:table-cell>
          <table:table-cell office:value-type="float" office:value="0.0188826228987508" calcext:value-type="float">
            <text:p>0.0188826228987508</text:p>
          </table:table-cell>
          <table:table-cell office:value-type="float" office:value="0.0272111991253534" calcext:value-type="float">
            <text:p>0.0272111991253534</text:p>
          </table:table-cell>
          <table:table-cell office:value-type="float" office:value="0.0230469110120521" calcext:value-type="float">
            <text:p>0.0230469110120521</text:p>
          </table:table-cell>
          <table:table-cell office:value-type="float" office:value="0.0188826228987508" calcext:value-type="float">
            <text:p>0.0188826228987508</text:p>
          </table:table-cell>
          <table:table-cell office:value-type="float" office:value="0.0272111991253534" calcext:value-type="float">
            <text:p>0.0272111991253534</text:p>
          </table:table-cell>
          <table:table-cell office:value-type="float" office:value="0.0291866768063024" calcext:value-type="float">
            <text:p>0.0291866768063024</text:p>
          </table:table-cell>
          <table:table-cell office:value-type="float" office:value="0.0243893667358011" calcext:value-type="float">
            <text:p>0.0243893667358011</text:p>
          </table:table-cell>
          <table:table-cell office:value-type="float" office:value="0.0339839868768038" calcext:value-type="float">
            <text:p>0.0339839868768038</text:p>
          </table:table-cell>
          <table:table-cell office:value-type="float" office:value="0.0175403424476821" calcext:value-type="float">
            <text:p>0.0175403424476821</text:p>
          </table:table-cell>
          <table:table-cell office:value-type="float" office:value="0.0132452723158363" calcext:value-type="float">
            <text:p>0.0132452723158363</text:p>
          </table:table-cell>
          <table:table-cell office:value-type="float" office:value="0.0218354125795279" calcext:value-type="float">
            <text:p>0.0218354125795279</text:p>
          </table:table-cell>
          <table:table-cell office:value-type="float" office:value="0.0100177600374546" calcext:value-type="float">
            <text:p>0.0100177600374546</text:p>
          </table:table-cell>
          <table:table-cell office:value-type="float" office:value="0.00678855506855489" calcext:value-type="float">
            <text:p>0.00678855506855489</text:p>
          </table:table-cell>
          <table:table-cell office:value-type="float" office:value="0.0132469650063543" calcext:value-type="float">
            <text:p>0.0132469650063543</text:p>
          </table:table-cell>
          <table:table-cell office:value-type="float" office:value="0.0100177600374546" calcext:value-type="float">
            <text:p>0.0100177600374546</text:p>
          </table:table-cell>
          <table:table-cell office:value-type="float" office:value="0.00678855506855489" calcext:value-type="float">
            <text:p>0.00678855506855489</text:p>
          </table:table-cell>
          <table:table-cell office:value-type="float" office:value="0.0132469650063543" calcext:value-type="float">
            <text:p>0.0132469650063543</text:p>
          </table:table-cell>
          <table:table-cell office:value-type="float" office:value="0.0150545822637763" calcext:value-type="float">
            <text:p>0.0150545822637763</text:p>
          </table:table-cell>
          <table:table-cell office:value-type="float" office:value="0.0110899544292984" calcext:value-type="float">
            <text:p>0.0110899544292984</text:p>
          </table:table-cell>
          <table:table-cell office:value-type="float" office:value="0.0190192100982542" calcext:value-type="float">
            <text:p>0.0190192100982542</text:p>
          </table:table-cell>
          <table:table-cell office:value-type="float" office:value="0.023211722957924" calcext:value-type="float">
            <text:p>0.023211722957924</text:p>
          </table:table-cell>
          <table:table-cell office:value-type="float" office:value="0.01953717462197" calcext:value-type="float">
            <text:p>0.01953717462197</text:p>
          </table:table-cell>
          <table:table-cell office:value-type="float" office:value="0.026886271293878" calcext:value-type="float">
            <text:p>0.026886271293878</text:p>
          </table:table-cell>
          <table:table-cell office:value-type="float" office:value="0.0134258913400495" calcext:value-type="float">
            <text:p>0.0134258913400495</text:p>
          </table:table-cell>
          <table:table-cell office:value-type="float" office:value="0.010702126986885" calcext:value-type="float">
            <text:p>0.010702126986885</text:p>
          </table:table-cell>
          <table:table-cell office:value-type="float" office:value="0.016149655693214" calcext:value-type="float">
            <text:p>0.016149655693214</text:p>
          </table:table-cell>
          <table:table-cell office:value-type="float" office:value="0.0134258913400495" calcext:value-type="float">
            <text:p>0.0134258913400495</text:p>
          </table:table-cell>
          <table:table-cell office:value-type="float" office:value="0.010702126986885" calcext:value-type="float">
            <text:p>0.010702126986885</text:p>
          </table:table-cell>
          <table:table-cell office:value-type="float" office:value="0.016149655693214" calcext:value-type="float">
            <text:p>0.016149655693214</text:p>
          </table:table-cell>
          <table:table-cell office:value-type="float" office:value="0.0142817506606494" calcext:value-type="float">
            <text:p>0.0142817506606494</text:p>
          </table:table-cell>
          <table:table-cell office:value-type="float" office:value="0.0114346035997912" calcext:value-type="float">
            <text:p>0.0114346035997912</text:p>
          </table:table-cell>
          <table:table-cell office:value-type="float" office:value="0.0171288977215076" calcext:value-type="float">
            <text:p>0.0171288977215076</text:p>
          </table:table-cell>
          <table:table-cell office:value-type="float" office:value="3.422180459" calcext:value-type="float">
            <text:p>3.422180459</text:p>
          </table:table-cell>
        </table:table-row>
        <table:table-row table:style-name="ro1">
          <table:table-cell office:value-type="string" calcext:value-type="string">
            <text:p>bky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21463110464565" calcext:value-type="float">
            <text:p>0.0821463110464565</text:p>
          </table:table-cell>
          <table:table-cell office:value-type="float" office:value="0.107853688953544" calcext:value-type="float">
            <text:p>0.107853688953544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835559724362247" calcext:value-type="float">
            <text:p>0.0835559724362247</text:p>
          </table:table-cell>
          <table:table-cell office:value-type="float" office:value="0.109444027563775" calcext:value-type="float">
            <text:p>0.10944402756377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8167840507121" calcext:value-type="float">
            <text:p>0.0368167840507121</text:p>
          </table:table-cell>
          <table:table-cell office:value-type="float" office:value="0.0551832159492879" calcext:value-type="float">
            <text:p>0.055183215949287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72694300216791" calcext:value-type="float">
            <text:p>0.0372694300216791</text:p>
          </table:table-cell>
          <table:table-cell office:value-type="float" office:value="0.0557305699783209" calcext:value-type="float">
            <text:p>0.0557305699783209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18113341900513" calcext:value-type="float">
            <text:p>0.0418113341900513</text:p>
          </table:table-cell>
          <table:table-cell office:value-type="float" office:value="0.0611886658099487" calcext:value-type="float">
            <text:p>0.061188665809948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7228797876995" calcext:value-type="float">
            <text:p>0.0427228797876995</text:p>
          </table:table-cell>
          <table:table-cell office:value-type="float" office:value="0.0622771202123005" calcext:value-type="float">
            <text:p>0.0622771202123005</text:p>
          </table:table-cell>
          <table:table-cell office:value-type="float" office:value="209.335298292" calcext:value-type="float">
            <text:p>209.335298292</text:p>
          </table:table-cell>
        </table:table-row>
        <table:table-row table:style-name="ro1">
          <table:table-cell office:value-type="string" calcext:value-type="string">
            <text:p>bky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9157384239058" calcext:value-type="float">
            <text:p>0.0469157384239058</text:p>
          </table:table-cell>
          <table:table-cell office:value-type="float" office:value="0.0464434256298369" calcext:value-type="float">
            <text:p>0.0464434256298369</text:p>
          </table:table-cell>
          <table:table-cell office:value-type="float" office:value="0.0473880512179748" calcext:value-type="float">
            <text:p>0.0473880512179748</text:p>
          </table:table-cell>
          <table:table-cell office:value-type="float" office:value="0.0409940166160475" calcext:value-type="float">
            <text:p>0.0409940166160475</text:p>
          </table:table-cell>
          <table:table-cell office:value-type="float" office:value="0.0405129181523759" calcext:value-type="float">
            <text:p>0.0405129181523759</text:p>
          </table:table-cell>
          <table:table-cell office:value-type="float" office:value="0.0414751150797192" calcext:value-type="float">
            <text:p>0.0414751150797192</text:p>
          </table:table-cell>
          <table:table-cell office:value-type="float" office:value="0.0452032822662362" calcext:value-type="float">
            <text:p>0.0452032822662362</text:p>
          </table:table-cell>
          <table:table-cell office:value-type="float" office:value="0.0447057698689272" calcext:value-type="float">
            <text:p>0.0447057698689272</text:p>
          </table:table-cell>
          <table:table-cell office:value-type="float" office:value="0.0457007946635453" calcext:value-type="float">
            <text:p>0.0457007946635453</text:p>
          </table:table-cell>
          <table:table-cell office:value-type="float" office:value="0.0435052464256782" calcext:value-type="float">
            <text:p>0.0435052464256782</text:p>
          </table:table-cell>
          <table:table-cell office:value-type="float" office:value="0.0430423224623116" calcext:value-type="float">
            <text:p>0.0430423224623116</text:p>
          </table:table-cell>
          <table:table-cell office:value-type="float" office:value="0.0439681703890448" calcext:value-type="float">
            <text:p>0.0439681703890448</text:p>
          </table:table-cell>
          <table:table-cell office:value-type="float" office:value="0.0468312791345884" calcext:value-type="float">
            <text:p>0.0468312791345884</text:p>
          </table:table-cell>
          <table:table-cell office:value-type="float" office:value="0.0463592604546392" calcext:value-type="float">
            <text:p>0.0463592604546392</text:p>
          </table:table-cell>
          <table:table-cell office:value-type="float" office:value="0.0473032978145377" calcext:value-type="float">
            <text:p>0.0473032978145377</text:p>
          </table:table-cell>
          <table:table-cell office:value-type="float" office:value="0.0209015546092851" calcext:value-type="float">
            <text:p>0.0209015546092851</text:p>
          </table:table-cell>
          <table:table-cell office:value-type="float" office:value="0.0205482712767282" calcext:value-type="float">
            <text:p>0.0205482712767282</text:p>
          </table:table-cell>
          <table:table-cell office:value-type="float" office:value="0.021254837941842" calcext:value-type="float">
            <text:p>0.021254837941842</text:p>
          </table:table-cell>
          <table:table-cell office:value-type="float" office:value="0.0230711443496942" calcext:value-type="float">
            <text:p>0.0230711443496942</text:p>
          </table:table-cell>
          <table:table-cell office:value-type="float" office:value="0.0227094687068797" calcext:value-type="float">
            <text:p>0.0227094687068797</text:p>
          </table:table-cell>
          <table:table-cell office:value-type="float" office:value="0.0234328199925087" calcext:value-type="float">
            <text:p>0.0234328199925087</text:p>
          </table:table-cell>
          <table:table-cell office:value-type="float" office:value="0.0433806957517982" calcext:value-type="float">
            <text:p>0.0433806957517982</text:p>
          </table:table-cell>
          <table:table-cell office:value-type="float" office:value="0.0429179478853616" calcext:value-type="float">
            <text:p>0.0429179478853616</text:p>
          </table:table-cell>
          <table:table-cell office:value-type="float" office:value="0.0438434436182349" calcext:value-type="float">
            <text:p>0.043843443618234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51690959817875" calcext:value-type="float">
            <text:p>0.0251690959817875</text:p>
          </table:table-cell>
          <table:table-cell office:value-type="float" office:value="0.0408309040182125" calcext:value-type="float">
            <text:p>0.040830904018212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63644361217982" calcext:value-type="float">
            <text:p>0.0363644361217982</text:p>
          </table:table-cell>
          <table:table-cell office:value-type="float" office:value="0.0546355638782018" calcext:value-type="float">
            <text:p>0.0546355638782018</text:p>
          </table:table-cell>
          <table:table-cell office:value-type="float" office:value="177.267257875" calcext:value-type="float">
            <text:p>177.267257875</text:p>
          </table:table-cell>
        </table:table-row>
        <table:table-row table:style-name="ro1">
          <table:table-cell office:value-type="string" calcext:value-type="string">
            <text:p>bky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78268371332114" calcext:value-type="float">
            <text:p>0.0478268371332114</text:p>
          </table:table-cell>
          <table:table-cell office:value-type="float" office:value="0.0473580776050423" calcext:value-type="float">
            <text:p>0.0473580776050423</text:p>
          </table:table-cell>
          <table:table-cell office:value-type="float" office:value="0.0482955966613806" calcext:value-type="float">
            <text:p>0.0482955966613806</text:p>
          </table:table-cell>
          <table:table-cell office:value-type="float" office:value="0.0425837296865707" calcext:value-type="float">
            <text:p>0.0425837296865707</text:p>
          </table:table-cell>
          <table:table-cell office:value-type="float" office:value="0.0420932663541582" calcext:value-type="float">
            <text:p>0.0420932663541582</text:p>
          </table:table-cell>
          <table:table-cell office:value-type="float" office:value="0.0430741930189832" calcext:value-type="float">
            <text:p>0.0430741930189832</text:p>
          </table:table-cell>
          <table:table-cell office:value-type="float" office:value="0.0467685093536092" calcext:value-type="float">
            <text:p>0.0467685093536092</text:p>
          </table:table-cell>
          <table:table-cell office:value-type="float" office:value="0.0462583227418618" calcext:value-type="float">
            <text:p>0.0462583227418618</text:p>
          </table:table-cell>
          <table:table-cell office:value-type="float" office:value="0.0472786959653567" calcext:value-type="float">
            <text:p>0.0472786959653567</text:p>
          </table:table-cell>
          <table:table-cell office:value-type="float" office:value="0.0445175017261071" calcext:value-type="float">
            <text:p>0.0445175017261071</text:p>
          </table:table-cell>
          <table:table-cell office:value-type="float" office:value="0.0440573003443197" calcext:value-type="float">
            <text:p>0.0440573003443197</text:p>
          </table:table-cell>
          <table:table-cell office:value-type="float" office:value="0.0449777031078945" calcext:value-type="float">
            <text:p>0.044977703107894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56120340600888" calcext:value-type="float">
            <text:p>0.0256120340600888</text:p>
          </table:table-cell>
          <table:table-cell office:value-type="float" office:value="0.0413879659399112" calcext:value-type="float">
            <text:p>0.0413879659399112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531088714896" calcext:value-type="float">
            <text:p>0.99531088714896</text:p>
          </table:table-cell>
          <table:table-cell office:value-type="float" office:value="0.99968911285104" calcext:value-type="float">
            <text:p>0.99968911285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0477434569748105" calcext:value-type="float">
            <text:p>0.0477434569748105</text:p>
          </table:table-cell>
          <table:table-cell office:value-type="float" office:value="0.0472754010266744" calcext:value-type="float">
            <text:p>0.0472754010266744</text:p>
          </table:table-cell>
          <table:table-cell office:value-type="float" office:value="0.0482115129229466" calcext:value-type="float">
            <text:p>0.0482115129229466</text:p>
          </table:table-cell>
          <table:table-cell office:value-type="float" office:value="0.022675359654386" calcext:value-type="float">
            <text:p>0.022675359654386</text:p>
          </table:table-cell>
          <table:table-cell office:value-type="float" office:value="0.0223264447549897" calcext:value-type="float">
            <text:p>0.0223264447549897</text:p>
          </table:table-cell>
          <table:table-cell office:value-type="float" office:value="0.0230242745537824" calcext:value-type="float">
            <text:p>0.0230242745537824</text:p>
          </table:table-cell>
          <table:table-cell office:value-type="float" office:value="0.0248006650176152" calcext:value-type="float">
            <text:p>0.0248006650176152</text:p>
          </table:table-cell>
          <table:table-cell office:value-type="float" office:value="0.024437655906725" calcext:value-type="float">
            <text:p>0.024437655906725</text:p>
          </table:table-cell>
          <table:table-cell office:value-type="float" office:value="0.0251636741285054" calcext:value-type="float">
            <text:p>0.0251636741285054</text:p>
          </table:table-cell>
          <table:table-cell office:value-type="float" office:value="0.0443953894576219" calcext:value-type="float">
            <text:p>0.0443953894576219</text:p>
          </table:table-cell>
          <table:table-cell office:value-type="float" office:value="0.0439362657910018" calcext:value-type="float">
            <text:p>0.0439362657910018</text:p>
          </table:table-cell>
          <table:table-cell office:value-type="float" office:value="0.044854513124242" calcext:value-type="float">
            <text:p>0.044854513124242</text:p>
          </table:table-cell>
          <table:table-cell office:value-type="float" office:value="173.865999959" calcext:value-type="float">
            <text:p>173.865999959</text:p>
          </table:table-cell>
        </table:table-row>
        <table:table-row table:style-name="ro1">
          <table:table-cell office:value-type="string" calcext:value-type="string">
            <text:p>bky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21238028406047" calcext:value-type="float">
            <text:p>0.0321238028406047</text:p>
          </table:table-cell>
          <table:table-cell office:value-type="float" office:value="0.0318547657771355" calcext:value-type="float">
            <text:p>0.0318547657771355</text:p>
          </table:table-cell>
          <table:table-cell office:value-type="float" office:value="0.0323928399040739" calcext:value-type="float">
            <text:p>0.0323928399040739</text:p>
          </table:table-cell>
          <table:table-cell office:value-type="float" office:value="0.0321162017467396" calcext:value-type="float">
            <text:p>0.0321162017467396</text:p>
          </table:table-cell>
          <table:table-cell office:value-type="float" office:value="0.031848259483655" calcext:value-type="float">
            <text:p>0.031848259483655</text:p>
          </table:table-cell>
          <table:table-cell office:value-type="float" office:value="0.0323841440098242" calcext:value-type="float">
            <text:p>0.0323841440098242</text:p>
          </table:table-cell>
          <table:table-cell office:value-type="float" office:value="0.0431977799677344" calcext:value-type="float">
            <text:p>0.0431977799677344</text:p>
          </table:table-cell>
          <table:table-cell office:value-type="float" office:value="0.0428848564207627" calcext:value-type="float">
            <text:p>0.0428848564207627</text:p>
          </table:table-cell>
          <table:table-cell office:value-type="float" office:value="0.0435107035147061" calcext:value-type="float">
            <text:p>0.0435107035147061</text:p>
          </table:table-cell>
          <table:table-cell office:value-type="float" office:value="0.0432647952318005" calcext:value-type="float">
            <text:p>0.0432647952318005</text:p>
          </table:table-cell>
          <table:table-cell office:value-type="float" office:value="0.0429536268659423" calcext:value-type="float">
            <text:p>0.0429536268659423</text:p>
          </table:table-cell>
          <table:table-cell office:value-type="float" office:value="0.0435759635976586" calcext:value-type="float">
            <text:p>0.0435759635976586</text:p>
          </table:table-cell>
          <table:table-cell office:value-type="float" office:value="0.0309192310849905" calcext:value-type="float">
            <text:p>0.0309192310849905</text:p>
          </table:table-cell>
          <table:table-cell office:value-type="float" office:value="0.0305257827883907" calcext:value-type="float">
            <text:p>0.0305257827883907</text:p>
          </table:table-cell>
          <table:table-cell office:value-type="float" office:value="0.0313126793815902" calcext:value-type="float">
            <text:p>0.0313126793815902</text:p>
          </table:table-cell>
          <table:table-cell office:value-type="float" office:value="0.0310141567085667" calcext:value-type="float">
            <text:p>0.0310141567085667</text:p>
          </table:table-cell>
          <table:table-cell office:value-type="float" office:value="0.0306281111876662" calcext:value-type="float">
            <text:p>0.0306281111876662</text:p>
          </table:table-cell>
          <table:table-cell office:value-type="float" office:value="0.0314002022294673" calcext:value-type="float">
            <text:p>0.0314002022294673</text:p>
          </table:table-cell>
          <table:table-cell office:value-type="float" office:value="0.0420262188492185" calcext:value-type="float">
            <text:p>0.0420262188492185</text:p>
          </table:table-cell>
          <table:table-cell office:value-type="float" office:value="0.0415947063297325" calcext:value-type="float">
            <text:p>0.0415947063297325</text:p>
          </table:table-cell>
          <table:table-cell office:value-type="float" office:value="0.0424577313687046" calcext:value-type="float">
            <text:p>0.0424577313687046</text:p>
          </table:table-cell>
          <table:table-cell office:value-type="float" office:value="0.0419947403573433" calcext:value-type="float">
            <text:p>0.0419947403573433</text:p>
          </table:table-cell>
          <table:table-cell office:value-type="float" office:value="0.0415522716454004" calcext:value-type="float">
            <text:p>0.0415522716454004</text:p>
          </table:table-cell>
          <table:table-cell office:value-type="float" office:value="0.0424372090692863" calcext:value-type="float">
            <text:p>0.0424372090692863</text:p>
          </table:table-cell>
          <table:table-cell office:value-type="float" office:value="0.0332083623227549" calcext:value-type="float">
            <text:p>0.0332083623227549</text:p>
          </table:table-cell>
          <table:table-cell office:value-type="float" office:value="0.0328206733446734" calcext:value-type="float">
            <text:p>0.0328206733446734</text:p>
          </table:table-cell>
          <table:table-cell office:value-type="float" office:value="0.0335960513008364" calcext:value-type="float">
            <text:p>0.0335960513008364</text:p>
          </table:table-cell>
          <table:table-cell office:value-type="float" office:value="0.0331494911427787" calcext:value-type="float">
            <text:p>0.0331494911427787</text:p>
          </table:table-cell>
          <table:table-cell office:value-type="float" office:value="0.0327707058586875" calcext:value-type="float">
            <text:p>0.0327707058586875</text:p>
          </table:table-cell>
          <table:table-cell office:value-type="float" office:value="0.0335282764268699" calcext:value-type="float">
            <text:p>0.0335282764268699</text:p>
          </table:table-cell>
          <table:table-cell office:value-type="float" office:value="0.0442821339895646" calcext:value-type="float">
            <text:p>0.0442821339895646</text:p>
          </table:table-cell>
          <table:table-cell office:value-type="float" office:value="0.0438500903932229" calcext:value-type="float">
            <text:p>0.0438500903932229</text:p>
          </table:table-cell>
          <table:table-cell office:value-type="float" office:value="0.0447141775859064" calcext:value-type="float">
            <text:p>0.0447141775859064</text:p>
          </table:table-cell>
          <table:table-cell office:value-type="float" office:value="0.0443615391731732" calcext:value-type="float">
            <text:p>0.0443615391731732</text:p>
          </table:table-cell>
          <table:table-cell office:value-type="float" office:value="0.0439145950581091" calcext:value-type="float">
            <text:p>0.0439145950581091</text:p>
          </table:table-cell>
          <table:table-cell office:value-type="float" office:value="0.0448084832882373" calcext:value-type="float">
            <text:p>0.0448084832882373</text:p>
          </table:table-cell>
          <table:table-cell office:value-type="float" office:value="198.066155875" calcext:value-type="float">
            <text:p>198.066155875</text:p>
          </table:table-cell>
        </table:table-row>
        <table:table-row table:style-name="ro1">
          <table:table-cell office:value-type="string" calcext:value-type="string">
            <text:p>bky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375473694996" calcext:value-type="float">
            <text:p>0.037375473694996</text:p>
          </table:table-cell>
          <table:table-cell office:value-type="float" office:value="0.0370863944622992" calcext:value-type="float">
            <text:p>0.0370863944622992</text:p>
          </table:table-cell>
          <table:table-cell office:value-type="float" office:value="0.0376645529276927" calcext:value-type="float">
            <text:p>0.0376645529276927</text:p>
          </table:table-cell>
          <table:table-cell office:value-type="float" office:value="0.0319808620022293" calcext:value-type="float">
            <text:p>0.0319808620022293</text:p>
          </table:table-cell>
          <table:table-cell office:value-type="float" office:value="0.0317040392634274" calcext:value-type="float">
            <text:p>0.0317040392634274</text:p>
          </table:table-cell>
          <table:table-cell office:value-type="float" office:value="0.0322576847410311" calcext:value-type="float">
            <text:p>0.0322576847410311</text:p>
          </table:table-cell>
          <table:table-cell office:value-type="float" office:value="0.0431985375246879" calcext:value-type="float">
            <text:p>0.0431985375246879</text:p>
          </table:table-cell>
          <table:table-cell office:value-type="float" office:value="0.0428880256245982" calcext:value-type="float">
            <text:p>0.0428880256245982</text:p>
          </table:table-cell>
          <table:table-cell office:value-type="float" office:value="0.0435090494247777" calcext:value-type="float">
            <text:p>0.0435090494247777</text:p>
          </table:table-cell>
          <table:table-cell office:value-type="float" office:value="0.042761578578829" calcext:value-type="float">
            <text:p>0.042761578578829</text:p>
          </table:table-cell>
          <table:table-cell office:value-type="float" office:value="0.042450275087948" calcext:value-type="float">
            <text:p>0.042450275087948</text:p>
          </table:table-cell>
          <table:table-cell office:value-type="float" office:value="0.0430728820697101" calcext:value-type="float">
            <text:p>0.0430728820697101</text:p>
          </table:table-cell>
          <table:table-cell office:value-type="float" office:value="0.0268220284941984" calcext:value-type="float">
            <text:p>0.0268220284941984</text:p>
          </table:table-cell>
          <table:table-cell office:value-type="float" office:value="0.0261720506901804" calcext:value-type="float">
            <text:p>0.0261720506901804</text:p>
          </table:table-cell>
          <table:table-cell office:value-type="float" office:value="0.0274720062982164" calcext:value-type="float">
            <text:p>0.0274720062982164</text:p>
          </table:table-cell>
          <table:table-cell office:value-type="float" office:value="0.0738721196848006" calcext:value-type="float">
            <text:p>0.0738721196848006</text:p>
          </table:table-cell>
          <table:table-cell office:value-type="float" office:value="0.0730026411962186" calcext:value-type="float">
            <text:p>0.0730026411962186</text:p>
          </table:table-cell>
          <table:table-cell office:value-type="float" office:value="0.0747415981733825" calcext:value-type="float">
            <text:p>0.0747415981733825</text:p>
          </table:table-cell>
          <table:table-cell office:value-type="float" office:value="0.0991728515996882" calcext:value-type="float">
            <text:p>0.0991728515996882</text:p>
          </table:table-cell>
          <table:table-cell office:value-type="float" office:value="0.0982321602912715" calcext:value-type="float">
            <text:p>0.0982321602912715</text:p>
          </table:table-cell>
          <table:table-cell office:value-type="float" office:value="0.100113542908105" calcext:value-type="float">
            <text:p>0.100113542908105</text:p>
          </table:table-cell>
          <table:table-cell office:value-type="float" office:value="0.0445747761342842" calcext:value-type="float">
            <text:p>0.0445747761342842</text:p>
          </table:table-cell>
          <table:table-cell office:value-type="float" office:value="0.0437879011792859" calcext:value-type="float">
            <text:p>0.0437879011792859</text:p>
          </table:table-cell>
          <table:table-cell office:value-type="float" office:value="0.0453616510892825" calcext:value-type="float">
            <text:p>0.0453616510892825</text:p>
          </table:table-cell>
          <table:table-cell office:value-type="float" office:value="0.0391868788147845" calcext:value-type="float">
            <text:p>0.0391868788147845</text:p>
          </table:table-cell>
          <table:table-cell office:value-type="float" office:value="0.0388642462459452" calcext:value-type="float">
            <text:p>0.0388642462459452</text:p>
          </table:table-cell>
          <table:table-cell office:value-type="float" office:value="0.0395095113836239" calcext:value-type="float">
            <text:p>0.0395095113836239</text:p>
          </table:table-cell>
          <table:table-cell office:value-type="float" office:value="0.0208212081693042" calcext:value-type="float">
            <text:p>0.0208212081693042</text:p>
          </table:table-cell>
          <table:table-cell office:value-type="float" office:value="0.0205740272050536" calcext:value-type="float">
            <text:p>0.0205740272050536</text:p>
          </table:table-cell>
          <table:table-cell office:value-type="float" office:value="0.0210683891335547" calcext:value-type="float">
            <text:p>0.0210683891335547</text:p>
          </table:table-cell>
          <table:table-cell office:value-type="float" office:value="0.0279963160431962" calcext:value-type="float">
            <text:p>0.0279963160431962</text:p>
          </table:table-cell>
          <table:table-cell office:value-type="float" office:value="0.0277152816702693" calcext:value-type="float">
            <text:p>0.0277152816702693</text:p>
          </table:table-cell>
          <table:table-cell office:value-type="float" office:value="0.0282773504161231" calcext:value-type="float">
            <text:p>0.0282773504161231</text:p>
          </table:table-cell>
          <table:table-cell office:value-type="float" office:value="0.0422949258888097" calcext:value-type="float">
            <text:p>0.0422949258888097</text:p>
          </table:table-cell>
          <table:table-cell office:value-type="float" office:value="0.0419509091101223" calcext:value-type="float">
            <text:p>0.0419509091101223</text:p>
          </table:table-cell>
          <table:table-cell office:value-type="float" office:value="0.0426389426674972" calcext:value-type="float">
            <text:p>0.0426389426674972</text:p>
          </table:table-cell>
          <table:table-cell office:value-type="float" office:value="201.737682375" calcext:value-type="float">
            <text:p>201.737682375</text:p>
          </table:table-cell>
        </table:table-row>
        <table:table-row table:style-name="ro1">
          <table:table-cell office:value-type="string" calcext:value-type="string">
            <text:p>bky_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60554424446156" calcext:value-type="float">
            <text:p>0.0260554424446156</text:p>
          </table:table-cell>
          <table:table-cell office:value-type="float" office:value="0.0419445575553844" calcext:value-type="float">
            <text:p>0.041944557555384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9156729104322" calcext:value-type="float">
            <text:p>0.0109156729104322</text:p>
          </table:table-cell>
          <table:table-cell office:value-type="float" office:value="0.0220843270895679" calcext:value-type="float">
            <text:p>0.022084327089567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9156729104322" calcext:value-type="float">
            <text:p>0.0109156729104322</text:p>
          </table:table-cell>
          <table:table-cell office:value-type="float" office:value="0.0220843270895679" calcext:value-type="float">
            <text:p>0.022084327089567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9156729104322" calcext:value-type="float">
            <text:p>0.0109156729104322</text:p>
          </table:table-cell>
          <table:table-cell office:value-type="float" office:value="0.0220843270895679" calcext:value-type="float">
            <text:p>0.0220843270895679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25929219375103" calcext:value-type="float">
            <text:p>0.0125929219375103</text:p>
          </table:table-cell>
          <table:table-cell office:value-type="float" office:value="0.0244070780624897" calcext:value-type="float">
            <text:p>0.024407078062489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8600053878562" calcext:value-type="float">
            <text:p>0.0048600053878562</text:p>
          </table:table-cell>
          <table:table-cell office:value-type="float" office:value="0.0131399946121438" calcext:value-type="float">
            <text:p>0.013139994612143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8600053878562" calcext:value-type="float">
            <text:p>0.0048600053878562</text:p>
          </table:table-cell>
          <table:table-cell office:value-type="float" office:value="0.0131399946121438" calcext:value-type="float">
            <text:p>0.013139994612143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8600053878562" calcext:value-type="float">
            <text:p>0.0048600053878562</text:p>
          </table:table-cell>
          <table:table-cell office:value-type="float" office:value="0.0131399946121438" calcext:value-type="float">
            <text:p>0.0131399946121438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371786015076245" calcext:value-type="float">
            <text:p>0.00371786015076245</text:p>
          </table:table-cell>
          <table:table-cell office:value-type="float" office:value="0.0112821398492375" calcext:value-type="float">
            <text:p>0.011282139849237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371786015076245" calcext:value-type="float">
            <text:p>0.00371786015076245</text:p>
          </table:table-cell>
          <table:table-cell office:value-type="float" office:value="0.0112821398492375" calcext:value-type="float">
            <text:p>0.011282139849237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371786015076245" calcext:value-type="float">
            <text:p>0.00371786015076245</text:p>
          </table:table-cell>
          <table:table-cell office:value-type="float" office:value="0.0112821398492375" calcext:value-type="float">
            <text:p>0.0112821398492375</text:p>
          </table:table-cell>
          <table:table-cell office:value-type="float" office:value="203.748650542" calcext:value-type="float">
            <text:p>203.748650542</text:p>
          </table:table-cell>
        </table:table-row>
        <table:table-row table:style-name="ro1">
          <table:table-cell office:value-type="string" calcext:value-type="string">
            <text:p>bky_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36508189689446" calcext:value-type="float">
            <text:p>0.0536508189689446</text:p>
          </table:table-cell>
          <table:table-cell office:value-type="float" office:value="0.0454259031174016" calcext:value-type="float">
            <text:p>0.0454259031174016</text:p>
          </table:table-cell>
          <table:table-cell office:value-type="float" office:value="0.0618757348204875" calcext:value-type="float">
            <text:p>0.0618757348204875</text:p>
          </table:table-cell>
          <table:table-cell office:value-type="float" office:value="0.0217982554840527" calcext:value-type="float">
            <text:p>0.0217982554840527</text:p>
          </table:table-cell>
          <table:table-cell office:value-type="float" office:value="0.0167784843888541" calcext:value-type="float">
            <text:p>0.0167784843888541</text:p>
          </table:table-cell>
          <table:table-cell office:value-type="float" office:value="0.0268180265792513" calcext:value-type="float">
            <text:p>0.0268180265792513</text:p>
          </table:table-cell>
          <table:table-cell office:value-type="float" office:value="0.0277632558518532" calcext:value-type="float">
            <text:p>0.0277632558518532</text:p>
          </table:table-cell>
          <table:table-cell office:value-type="float" office:value="0.0218631812222261" calcext:value-type="float">
            <text:p>0.0218631812222261</text:p>
          </table:table-cell>
          <table:table-cell office:value-type="float" office:value="0.0336633304814802" calcext:value-type="float">
            <text:p>0.0336633304814802</text:p>
          </table:table-cell>
          <table:table-cell office:value-type="float" office:value="0.0302773925814173" calcext:value-type="float">
            <text:p>0.0302773925814173</text:p>
          </table:table-cell>
          <table:table-cell office:value-type="float" office:value="0.0240084909938726" calcext:value-type="float">
            <text:p>0.0240084909938726</text:p>
          </table:table-cell>
          <table:table-cell office:value-type="float" office:value="0.036546294168962" calcext:value-type="float">
            <text:p>0.036546294168962</text:p>
          </table:table-cell>
          <table:table-cell office:value-type="float" office:value="0.0436502561875539" calcext:value-type="float">
            <text:p>0.0436502561875539</text:p>
          </table:table-cell>
          <table:table-cell office:value-type="float" office:value="0.0365579613108416" calcext:value-type="float">
            <text:p>0.0365579613108416</text:p>
          </table:table-cell>
          <table:table-cell office:value-type="float" office:value="0.0507425510642661" calcext:value-type="float">
            <text:p>0.0507425510642661</text:p>
          </table:table-cell>
          <table:table-cell office:value-type="float" office:value="0.0167995015114038" calcext:value-type="float">
            <text:p>0.0167995015114038</text:p>
          </table:table-cell>
          <table:table-cell office:value-type="float" office:value="0.0128038526577822" calcext:value-type="float">
            <text:p>0.0128038526577822</text:p>
          </table:table-cell>
          <table:table-cell office:value-type="float" office:value="0.0207951503650255" calcext:value-type="float">
            <text:p>0.0207951503650255</text:p>
          </table:table-cell>
          <table:table-cell office:value-type="float" office:value="0.0227842836282641" calcext:value-type="float">
            <text:p>0.0227842836282641</text:p>
          </table:table-cell>
          <table:table-cell office:value-type="float" office:value="0.0177081907952066" calcext:value-type="float">
            <text:p>0.0177081907952066</text:p>
          </table:table-cell>
          <table:table-cell office:value-type="float" office:value="0.0278603764613215" calcext:value-type="float">
            <text:p>0.0278603764613215</text:p>
          </table:table-cell>
          <table:table-cell office:value-type="float" office:value="0.0228079102993274" calcext:value-type="float">
            <text:p>0.0228079102993274</text:p>
          </table:table-cell>
          <table:table-cell office:value-type="float" office:value="0.0177319430025868" calcext:value-type="float">
            <text:p>0.0177319430025868</text:p>
          </table:table-cell>
          <table:table-cell office:value-type="float" office:value="0.027883877596068" calcext:value-type="float">
            <text:p>0.027883877596068</text:p>
          </table:table-cell>
          <table:table-cell office:value-type="float" office:value="0.01" calcext:value-type="float">
            <text:p>0.01</text:p>
          </table:table-cell>
          <table:table-cell office:value-type="float" office:value="0.0056382648488015" calcext:value-type="float">
            <text:p>0.0056382648488015</text:p>
          </table:table-cell>
          <table:table-cell office:value-type="float" office:value="0.0143617351511985" calcext:value-type="float">
            <text:p>0.014361735151198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9080088905388" calcext:value-type="float">
            <text:p>0.0019080088905388</text:p>
          </table:table-cell>
          <table:table-cell office:value-type="float" office:value="0.0080919911094612" calcext:value-type="float">
            <text:p>0.008091991109461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225790726923438" calcext:value-type="float">
            <text:p>0.00225790726923438</text:p>
          </table:table-cell>
          <table:table-cell office:value-type="float" office:value="0.00874209273076562" calcext:value-type="float">
            <text:p>0.00874209273076562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371786015076245" calcext:value-type="float">
            <text:p>0.00371786015076245</text:p>
          </table:table-cell>
          <table:table-cell office:value-type="float" office:value="0.0112821398492376" calcext:value-type="float">
            <text:p>0.0112821398492376</text:p>
          </table:table-cell>
          <table:table-cell office:value-type="float" office:value="198.587631916" calcext:value-type="float">
            <text:p>198.587631916</text:p>
          </table:table-cell>
        </table:table-row>
        <table:table-row table:style-name="ro1">
          <table:table-cell office:value-type="string" calcext:value-type="string">
            <text:p>bky_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611888590284982" calcext:value-type="float">
            <text:p>0.0611888590284982</text:p>
          </table:table-cell>
          <table:table-cell office:value-type="float" office:value="0.0524718829583988" calcext:value-type="float">
            <text:p>0.0524718829583988</text:p>
          </table:table-cell>
          <table:table-cell office:value-type="float" office:value="0.0699058350985975" calcext:value-type="float">
            <text:p>0.0699058350985975</text:p>
          </table:table-cell>
          <table:table-cell office:value-type="float" office:value="0.0270606592442635" calcext:value-type="float">
            <text:p>0.0270606592442635</text:p>
          </table:table-cell>
          <table:table-cell office:value-type="float" office:value="0.0213847045450549" calcext:value-type="float">
            <text:p>0.0213847045450549</text:p>
          </table:table-cell>
          <table:table-cell office:value-type="float" office:value="0.032736613943472" calcext:value-type="float">
            <text:p>0.032736613943472</text:p>
          </table:table-cell>
          <table:table-cell office:value-type="float" office:value="0.0326019613398151" calcext:value-type="float">
            <text:p>0.0326019613398151</text:p>
          </table:table-cell>
          <table:table-cell office:value-type="float" office:value="0.0262213579606226" calcext:value-type="float">
            <text:p>0.0262213579606226</text:p>
          </table:table-cell>
          <table:table-cell office:value-type="float" office:value="0.0389825647190076" calcext:value-type="float">
            <text:p>0.0389825647190076</text:p>
          </table:table-cell>
          <table:table-cell office:value-type="float" office:value="0.0344224740324602" calcext:value-type="float">
            <text:p>0.0344224740324602</text:p>
          </table:table-cell>
          <table:table-cell office:value-type="float" office:value="0.0278351611469824" calcext:value-type="float">
            <text:p>0.0278351611469824</text:p>
          </table:table-cell>
          <table:table-cell office:value-type="float" office:value="0.0410097869179379" calcext:value-type="float">
            <text:p>0.041009786917937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6714942502949" calcext:value-type="float">
            <text:p>0.0096714942502949</text:p>
          </table:table-cell>
          <table:table-cell office:value-type="float" office:value="0.0203285057497051" calcext:value-type="float">
            <text:p>0.020328505749705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8600053878562" calcext:value-type="float">
            <text:p>0.0048600053878562</text:p>
          </table:table-cell>
          <table:table-cell office:value-type="float" office:value="0.0131399946121438" calcext:value-type="float">
            <text:p>0.013139994612143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8600053878562" calcext:value-type="float">
            <text:p>0.0048600053878562</text:p>
          </table:table-cell>
          <table:table-cell office:value-type="float" office:value="0.0131399946121438" calcext:value-type="float">
            <text:p>0.0131399946121438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03168025631343" calcext:value-type="float">
            <text:p>0.00603168025631343</text:p>
          </table:table-cell>
          <table:table-cell office:value-type="float" office:value="0.0149683197436866" calcext:value-type="float">
            <text:p>0.0149683197436866</text:p>
          </table:table-cell>
          <table:table-cell office:value-type="float" office:value="0.0461879833404039" calcext:value-type="float">
            <text:p>0.0461879833404039</text:p>
          </table:table-cell>
          <table:table-cell office:value-type="float" office:value="0.0390990377014492" calcext:value-type="float">
            <text:p>0.0390990377014492</text:p>
          </table:table-cell>
          <table:table-cell office:value-type="float" office:value="0.0532769289793586" calcext:value-type="float">
            <text:p>0.0532769289793586</text:p>
          </table:table-cell>
          <table:table-cell office:value-type="float" office:value="0.018063608225413" calcext:value-type="float">
            <text:p>0.018063608225413</text:p>
          </table:table-cell>
          <table:table-cell office:value-type="float" office:value="0.0140996762440896" calcext:value-type="float">
            <text:p>0.0140996762440896</text:p>
          </table:table-cell>
          <table:table-cell office:value-type="float" office:value="0.0220275402067364" calcext:value-type="float">
            <text:p>0.0220275402067364</text:p>
          </table:table-cell>
          <table:table-cell office:value-type="float" office:value="0.0236384938701831" calcext:value-type="float">
            <text:p>0.0236384938701831</text:p>
          </table:table-cell>
          <table:table-cell office:value-type="float" office:value="0.0186861571839805" calcext:value-type="float">
            <text:p>0.0186861571839805</text:p>
          </table:table-cell>
          <table:table-cell office:value-type="float" office:value="0.0285908305563856" calcext:value-type="float">
            <text:p>0.0285908305563856</text:p>
          </table:table-cell>
          <table:table-cell office:value-type="float" office:value="0.0239510557133996" calcext:value-type="float">
            <text:p>0.0239510557133996</text:p>
          </table:table-cell>
          <table:table-cell office:value-type="float" office:value="0.0190013855562379" calcext:value-type="float">
            <text:p>0.0190013855562379</text:p>
          </table:table-cell>
          <table:table-cell office:value-type="float" office:value="0.0289007258705613" calcext:value-type="float">
            <text:p>0.0289007258705613</text:p>
          </table:table-cell>
          <table:table-cell office:value-type="float" office:value="196.582713667" calcext:value-type="float">
            <text:p>196.582713667</text:p>
          </table:table-cell>
        </table:table-row>
        <table:table-row table:style-name="ro1">
          <table:table-cell office:value-type="string" calcext:value-type="string">
            <text:p>bky_dep_balanc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616271008008336" calcext:value-type="float">
            <text:p>0.0616271008008336</text:p>
          </table:table-cell>
          <table:table-cell office:value-type="float" office:value="0.0545496803824331" calcext:value-type="float">
            <text:p>0.0545496803824331</text:p>
          </table:table-cell>
          <table:table-cell office:value-type="float" office:value="0.068704521219234" calcext:value-type="float">
            <text:p>0.068704521219234</text:p>
          </table:table-cell>
          <table:table-cell office:value-type="float" office:value="0.0246870235123731" calcext:value-type="float">
            <text:p>0.0246870235123731</text:p>
          </table:table-cell>
          <table:table-cell office:value-type="float" office:value="0.0206665620362977" calcext:value-type="float">
            <text:p>0.0206665620362977</text:p>
          </table:table-cell>
          <table:table-cell office:value-type="float" office:value="0.0287074849884484" calcext:value-type="float">
            <text:p>0.0287074849884484</text:p>
          </table:table-cell>
          <table:table-cell office:value-type="float" office:value="0.0314597585469754" calcext:value-type="float">
            <text:p>0.0314597585469754</text:p>
          </table:table-cell>
          <table:table-cell office:value-type="float" office:value="0.0266633827085585" calcext:value-type="float">
            <text:p>0.0266633827085585</text:p>
          </table:table-cell>
          <table:table-cell office:value-type="float" office:value="0.0362561343853923" calcext:value-type="float">
            <text:p>0.0362561343853923</text:p>
          </table:table-cell>
          <table:table-cell office:value-type="float" office:value="0.0518160741931407" calcext:value-type="float">
            <text:p>0.0518160741931407</text:p>
          </table:table-cell>
          <table:table-cell office:value-type="float" office:value="0.0449652787820347" calcext:value-type="float">
            <text:p>0.0449652787820347</text:p>
          </table:table-cell>
          <table:table-cell office:value-type="float" office:value="0.0586668696042467" calcext:value-type="float">
            <text:p>0.0586668696042467</text:p>
          </table:table-cell>
          <table:table-cell office:value-type="float" office:value="0.0296256713714995" calcext:value-type="float">
            <text:p>0.0296256713714995</text:p>
          </table:table-cell>
          <table:table-cell office:value-type="float" office:value="0.0245959855673223" calcext:value-type="float">
            <text:p>0.0245959855673223</text:p>
          </table:table-cell>
          <table:table-cell office:value-type="float" office:value="0.0346553571756766" calcext:value-type="float">
            <text:p>0.0346553571756766</text:p>
          </table:table-cell>
          <table:table-cell office:value-type="float" office:value="0.0118948671605785" calcext:value-type="float">
            <text:p>0.0118948671605785</text:p>
          </table:table-cell>
          <table:table-cell office:value-type="float" office:value="0.00897591857626946" calcext:value-type="float">
            <text:p>0.00897591857626946</text:p>
          </table:table-cell>
          <table:table-cell office:value-type="float" office:value="0.0148138157448876" calcext:value-type="float">
            <text:p>0.0148138157448876</text:p>
          </table:table-cell>
          <table:table-cell office:value-type="float" office:value="0.0154095445611012" calcext:value-type="float">
            <text:p>0.0154095445611012</text:p>
          </table:table-cell>
          <table:table-cell office:value-type="float" office:value="0.0119046120247726" calcext:value-type="float">
            <text:p>0.0119046120247726</text:p>
          </table:table-cell>
          <table:table-cell office:value-type="float" office:value="0.0189144770974297" calcext:value-type="float">
            <text:p>0.0189144770974297</text:p>
          </table:table-cell>
          <table:table-cell office:value-type="float" office:value="0.0246308501135775" calcext:value-type="float">
            <text:p>0.0246308501135775</text:p>
          </table:table-cell>
          <table:table-cell office:value-type="float" office:value="0.0197857339047042" calcext:value-type="float">
            <text:p>0.0197857339047042</text:p>
          </table:table-cell>
          <table:table-cell office:value-type="float" office:value="0.0294759663224509" calcext:value-type="float">
            <text:p>0.0294759663224509</text:p>
          </table:table-cell>
          <table:table-cell office:value-type="float" office:value="0.0325243063230121" calcext:value-type="float">
            <text:p>0.0325243063230121</text:p>
          </table:table-cell>
          <table:table-cell office:value-type="float" office:value="0.0271975137986517" calcext:value-type="float">
            <text:p>0.0271975137986517</text:p>
          </table:table-cell>
          <table:table-cell office:value-type="float" office:value="0.0378510988473724" calcext:value-type="float">
            <text:p>0.0378510988473724</text:p>
          </table:table-cell>
          <table:table-cell office:value-type="float" office:value="0.0140227089302995" calcext:value-type="float">
            <text:p>0.0140227089302995</text:p>
          </table:table-cell>
          <table:table-cell office:value-type="float" office:value="0.0111480955619196" calcext:value-type="float">
            <text:p>0.0111480955619196</text:p>
          </table:table-cell>
          <table:table-cell office:value-type="float" office:value="0.0168973222986795" calcext:value-type="float">
            <text:p>0.0168973222986795</text:p>
          </table:table-cell>
          <table:table-cell office:value-type="float" office:value="0.0177689744884792" calcext:value-type="float">
            <text:p>0.0177689744884792</text:p>
          </table:table-cell>
          <table:table-cell office:value-type="float" office:value="0.0142936238275774" calcext:value-type="float">
            <text:p>0.0142936238275774</text:p>
          </table:table-cell>
          <table:table-cell office:value-type="float" office:value="0.021244325149381" calcext:value-type="float">
            <text:p>0.021244325149381</text:p>
          </table:table-cell>
          <table:table-cell office:value-type="float" office:value="0.0280237352759339" calcext:value-type="float">
            <text:p>0.0280237352759339</text:p>
          </table:table-cell>
          <table:table-cell office:value-type="float" office:value="0.0228944126443882" calcext:value-type="float">
            <text:p>0.0228944126443882</text:p>
          </table:table-cell>
          <table:table-cell office:value-type="float" office:value="0.0331530579074795" calcext:value-type="float">
            <text:p>0.0331530579074795</text:p>
          </table:table-cell>
          <table:table-cell office:value-type="float" office:value="203.345149792" calcext:value-type="float">
            <text:p>203.345149792</text:p>
          </table:table-cell>
        </table:table-row>
        <table:table-row table:style-name="ro1">
          <table:table-cell office:value-type="string" calcext:value-type="string">
            <text:p>bky_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625207867644769" calcext:value-type="float">
            <text:p>0.0625207867644769</text:p>
          </table:table-cell>
          <table:table-cell office:value-type="float" office:value="0.0553051735829967" calcext:value-type="float">
            <text:p>0.0553051735829967</text:p>
          </table:table-cell>
          <table:table-cell office:value-type="float" office:value="0.0697363999459571" calcext:value-type="float">
            <text:p>0.0697363999459571</text:p>
          </table:table-cell>
          <table:table-cell office:value-type="float" office:value="0.0228670619932173" calcext:value-type="float">
            <text:p>0.0228670619932173</text:p>
          </table:table-cell>
          <table:table-cell office:value-type="float" office:value="0.0189462083244331" calcext:value-type="float">
            <text:p>0.0189462083244331</text:p>
          </table:table-cell>
          <table:table-cell office:value-type="float" office:value="0.0267879156620015" calcext:value-type="float">
            <text:p>0.0267879156620015</text:p>
          </table:table-cell>
          <table:table-cell office:value-type="float" office:value="0.0315445152130778" calcext:value-type="float">
            <text:p>0.0315445152130778</text:p>
          </table:table-cell>
          <table:table-cell office:value-type="float" office:value="0.0267385770510059" calcext:value-type="float">
            <text:p>0.0267385770510059</text:p>
          </table:table-cell>
          <table:table-cell office:value-type="float" office:value="0.0363504533751498" calcext:value-type="float">
            <text:p>0.0363504533751498</text:p>
          </table:table-cell>
          <table:table-cell office:value-type="float" office:value="0.0469222265361168" calcext:value-type="float">
            <text:p>0.0469222265361168</text:p>
          </table:table-cell>
          <table:table-cell office:value-type="float" office:value="0.0404062625933631" calcext:value-type="float">
            <text:p>0.0404062625933631</text:p>
          </table:table-cell>
          <table:table-cell office:value-type="float" office:value="0.0534381904788705" calcext:value-type="float">
            <text:p>0.0534381904788705</text:p>
          </table:table-cell>
          <table:table-cell office:value-type="float" office:value="0.019047222175668" calcext:value-type="float">
            <text:p>0.019047222175668</text:p>
          </table:table-cell>
          <table:table-cell office:value-type="float" office:value="0.0144613647490583" calcext:value-type="float">
            <text:p>0.0144613647490583</text:p>
          </table:table-cell>
          <table:table-cell office:value-type="float" office:value="0.0236330796022776" calcext:value-type="float">
            <text:p>0.0236330796022776</text:p>
          </table:table-cell>
          <table:table-cell office:value-type="float" office:value="0.00838366000777428" calcext:value-type="float">
            <text:p>0.00838366000777428</text:p>
          </table:table-cell>
          <table:table-cell office:value-type="float" office:value="0.00559929129111389" calcext:value-type="float">
            <text:p>0.00559929129111389</text:p>
          </table:table-cell>
          <table:table-cell office:value-type="float" office:value="0.0111680287244347" calcext:value-type="float">
            <text:p>0.0111680287244347</text:p>
          </table:table-cell>
          <table:table-cell office:value-type="float" office:value="0.0093677076327921" calcext:value-type="float">
            <text:p>0.0093677076327921</text:p>
          </table:table-cell>
          <table:table-cell office:value-type="float" office:value="0.00635917437696797" calcext:value-type="float">
            <text:p>0.00635917437696797</text:p>
          </table:table-cell>
          <table:table-cell office:value-type="float" office:value="0.0123762408886162" calcext:value-type="float">
            <text:p>0.0123762408886162</text:p>
          </table:table-cell>
          <table:table-cell office:value-type="float" office:value="0.0184040590914512" calcext:value-type="float">
            <text:p>0.0184040590914512</text:p>
          </table:table-cell>
          <table:table-cell office:value-type="float" office:value="0.0137210080401039" calcext:value-type="float">
            <text:p>0.0137210080401039</text:p>
          </table:table-cell>
          <table:table-cell office:value-type="float" office:value="0.0230871101427985" calcext:value-type="float">
            <text:p>0.0230871101427985</text:p>
          </table:table-cell>
          <table:table-cell office:value-type="float" office:value="0.0435777518195929" calcext:value-type="float">
            <text:p>0.0435777518195929</text:p>
          </table:table-cell>
          <table:table-cell office:value-type="float" office:value="0.0377296216887877" calcext:value-type="float">
            <text:p>0.0377296216887877</text:p>
          </table:table-cell>
          <table:table-cell office:value-type="float" office:value="0.049425881950398" calcext:value-type="float">
            <text:p>0.049425881950398</text:p>
          </table:table-cell>
          <table:table-cell office:value-type="float" office:value="0.0149789613685184" calcext:value-type="float">
            <text:p>0.0149789613685184</text:p>
          </table:table-cell>
          <table:table-cell office:value-type="float" office:value="0.0121288860755655" calcext:value-type="float">
            <text:p>0.0121288860755655</text:p>
          </table:table-cell>
          <table:table-cell office:value-type="float" office:value="0.0178290366614713" calcext:value-type="float">
            <text:p>0.0178290366614713</text:p>
          </table:table-cell>
          <table:table-cell office:value-type="float" office:value="0.0242795141963475" calcext:value-type="float">
            <text:p>0.0242795141963475</text:p>
          </table:table-cell>
          <table:table-cell office:value-type="float" office:value="0.0201050671783791" calcext:value-type="float">
            <text:p>0.0201050671783791</text:p>
          </table:table-cell>
          <table:table-cell office:value-type="float" office:value="0.0284539612143159" calcext:value-type="float">
            <text:p>0.0284539612143159</text:p>
          </table:table-cell>
          <table:table-cell office:value-type="float" office:value="0.028834126134155" calcext:value-type="float">
            <text:p>0.028834126134155</text:p>
          </table:table-cell>
          <table:table-cell office:value-type="float" office:value="0.0240573537192346" calcext:value-type="float">
            <text:p>0.0240573537192346</text:p>
          </table:table-cell>
          <table:table-cell office:value-type="float" office:value="0.0336108985490754" calcext:value-type="float">
            <text:p>0.0336108985490754</text:p>
          </table:table-cell>
          <table:table-cell office:value-type="float" office:value="198.8750405" calcext:value-type="float">
            <text:p>198.8750405</text:p>
          </table:table-cell>
        </table:table-row>
      </table:table>
      <table:named-expressions/>
      <table:database-ranges>
        <table:database-range table:name="__Anonymous_Sheet_DB__0" table:target-range-address="formatted.A2:formatted.R3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raw.A1:raw.AX1048576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0T00:43:39.653909630</dc:date>
    <meta:editing-duration>PT16H20M35S</meta:editing-duration>
    <meta:editing-cycles>20</meta:editing-cycles>
    <meta:generator>LibreOffice/7.4.1.2$MacOSX_AARCH64 LibreOffice_project/3c58a8f3a960df8bc8fd77b461821e42c061c5f0</meta:generator>
    <meta:document-statistic meta:table-count="2" meta:cell-count="1431" meta:object-count="0"/>
  </office:meta>
</office:document-meta>
</file>